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cp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-0.65878296" calcext:value-type="float">
            <text:p>-0.65878296</text:p>
          </table:table-cell>
          <table:table-cell office:value-type="float" office:value="0.28303528" calcext:value-type="float">
            <text:p>0.28303528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2589543873" calcext:value-type="float">
            <text:p>78991258954387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288E+018" calcext:value-type="float">
            <text:p>1.478538069288E+018</text:p>
          </table:table-cell>
          <table:table-cell/>
          <table:table-cell office:value-type="string" calcext:value-type="string">
            <text:p>system:1478538071573000000, sensor: 789912589543873</text:p>
          </table:table-cell>
        </table:table-row>
        <table:table-row table:style-name="ro1">
          <table:table-cell office:value-type="float" office:value="-0.5140228" calcext:value-type="float">
            <text:p>-0.5140228</text:p>
          </table:table-cell>
          <table:table-cell office:value-type="float" office:value="0.095199585" calcext:value-type="float">
            <text:p>0.095199585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2609624440" calcext:value-type="float">
            <text:p>78991260962444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288E+018" calcext:value-type="float">
            <text:p>1.478538069288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6220093" calcext:value-type="float">
            <text:p>0.16220093</text:p>
          </table:table-cell>
          <table:table-cell office:value-type="float" office:value="10.169464" calcext:value-type="float">
            <text:p>10.169464</text:p>
          </table:table-cell>
          <table:table-cell office:value-type="float" office:value="789912629613453" calcext:value-type="float">
            <text:p>78991262961345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288E+018" calcext:value-type="float">
            <text:p>1.478538069288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9689941" calcext:value-type="float">
            <text:p>0.19689941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2649571950" calcext:value-type="float">
            <text:p>78991264957195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289E+018" calcext:value-type="float">
            <text:p>1.478538069289E+018</text:p>
          </table:table-cell>
          <table:table-cell table:number-columns-repeated="2"/>
        </table:table-row>
        <table:table-row table:style-name="ro1">
          <table:table-cell office:value-type="float" office:value="-0.56427" calcext:value-type="float">
            <text:p>-0.56427</text:p>
          </table:table-cell>
          <table:table-cell office:value-type="float" office:value="0.20407104" calcext:value-type="float">
            <text:p>0.20407104</text:p>
          </table:table-cell>
          <table:table-cell office:value-type="float" office:value="10.102463" calcext:value-type="float">
            <text:p>10.102463</text:p>
          </table:table-cell>
          <table:table-cell office:value-type="float" office:value="789912669560963" calcext:value-type="float">
            <text:p>78991266956096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305E+018" calcext:value-type="float">
            <text:p>1.47853806930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86218" calcext:value-type="float">
            <text:p>10.186218</text:p>
          </table:table-cell>
          <table:table-cell office:value-type="float" office:value="789912689549977" calcext:value-type="float">
            <text:p>789912689549977</text:p>
          </table:table-cell>
          <table:table-cell office:value-type="float" office:value="3" calcext:value-type="float">
            <text:p>3</text:p>
          </table:table-cell>
          <table:table-cell office:value-type="float" office:value="1.478538069325E+018" calcext:value-type="float">
            <text:p>1.478538069325E+018</text:p>
          </table:table-cell>
          <table:table-cell table:number-columns-repeated="2"/>
        </table:table-row>
        <table:table-row table:style-name="ro1">
          <table:table-cell office:value-type="float" office:value="-0.5523071" calcext:value-type="float">
            <text:p>-0.5523071</text:p>
          </table:table-cell>
          <table:table-cell office:value-type="float" office:value="0.16578674" calcext:value-type="float">
            <text:p>0.16578674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2709538991" calcext:value-type="float">
            <text:p>789912709538991</text:p>
          </table:table-cell>
          <table:table-cell office:value-type="float" office:value="3" calcext:value-type="float">
            <text:p>3</text:p>
          </table:table-cell>
          <table:table-cell office:value-type="float" office:value="1.478538069345E+018" calcext:value-type="float">
            <text:p>1.47853806934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4544678" calcext:value-type="float">
            <text:p>0.14544678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2729528004" calcext:value-type="float">
            <text:p>789912729528004</text:p>
          </table:table-cell>
          <table:table-cell office:value-type="float" office:value="3" calcext:value-type="float">
            <text:p>3</text:p>
          </table:table-cell>
          <table:table-cell office:value-type="float" office:value="1.478538069365E+018" calcext:value-type="float">
            <text:p>1.478538069365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2749517018" calcext:value-type="float">
            <text:p>789912749517018</text:p>
          </table:table-cell>
          <table:table-cell office:value-type="float" office:value="3" calcext:value-type="float">
            <text:p>3</text:p>
          </table:table-cell>
          <table:table-cell office:value-type="float" office:value="1.478538069386E+018" calcext:value-type="float">
            <text:p>1.478538069386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2769506032" calcext:value-type="float">
            <text:p>789912769506032</text:p>
          </table:table-cell>
          <table:table-cell office:value-type="float" office:value="3" calcext:value-type="float">
            <text:p>3</text:p>
          </table:table-cell>
          <table:table-cell office:value-type="float" office:value="1.478538069406E+018" calcext:value-type="float">
            <text:p>1.478538069406E+018</text:p>
          </table:table-cell>
          <table:table-cell table:number-columns-repeated="2"/>
        </table:table-row>
        <table:table-row table:style-name="ro1">
          <table:table-cell office:value-type="float" office:value="-0.5475311" calcext:value-type="float">
            <text:p>-0.5475311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2789495045" calcext:value-type="float">
            <text:p>789912789495045</text:p>
          </table:table-cell>
          <table:table-cell office:value-type="float" office:value="3" calcext:value-type="float">
            <text:p>3</text:p>
          </table:table-cell>
          <table:table-cell office:value-type="float" office:value="1.478538069427E+018" calcext:value-type="float">
            <text:p>1.478538069427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2809484059" calcext:value-type="float">
            <text:p>789912809484059</text:p>
          </table:table-cell>
          <table:table-cell office:value-type="float" office:value="3" calcext:value-type="float">
            <text:p>3</text:p>
          </table:table-cell>
          <table:table-cell office:value-type="float" office:value="1.478538069446E+018" calcext:value-type="float">
            <text:p>1.478538069446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2829473073" calcext:value-type="float">
            <text:p>78991282947307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468E+018" calcext:value-type="float">
            <text:p>1.478538069468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2849462086" calcext:value-type="float">
            <text:p>789912849462086</text:p>
          </table:table-cell>
          <table:table-cell office:value-type="float" office:value="3" calcext:value-type="float">
            <text:p>3</text:p>
          </table:table-cell>
          <table:table-cell office:value-type="float" office:value="1.478538069487E+018" calcext:value-type="float">
            <text:p>1.478538069487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2869451100" calcext:value-type="float">
            <text:p>78991286945110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509E+018" calcext:value-type="float">
            <text:p>1.478538069509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2889440114" calcext:value-type="float">
            <text:p>789912889440114</text:p>
          </table:table-cell>
          <table:table-cell office:value-type="float" office:value="3" calcext:value-type="float">
            <text:p>3</text:p>
          </table:table-cell>
          <table:table-cell office:value-type="float" office:value="1.478538069528E+018" calcext:value-type="float">
            <text:p>1.478538069528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69464" calcext:value-type="float">
            <text:p>10.169464</text:p>
          </table:table-cell>
          <table:table-cell office:value-type="float" office:value="789912909429127" calcext:value-type="float">
            <text:p>789912909429127</text:p>
          </table:table-cell>
          <table:table-cell office:value-type="float" office:value="3" calcext:value-type="float">
            <text:p>3</text:p>
          </table:table-cell>
          <table:table-cell office:value-type="float" office:value="1.478538069549E+018" calcext:value-type="float">
            <text:p>1.478538069549E+018</text:p>
          </table:table-cell>
          <table:table-cell table:number-columns-repeated="2"/>
        </table:table-row>
        <table:table-row table:style-name="ro1">
          <table:table-cell office:value-type="float" office:value="-0.5487213" calcext:value-type="float">
            <text:p>-0.5487213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2929418141" calcext:value-type="float">
            <text:p>789912929418141</text:p>
          </table:table-cell>
          <table:table-cell office:value-type="float" office:value="3" calcext:value-type="float">
            <text:p>3</text:p>
          </table:table-cell>
          <table:table-cell office:value-type="float" office:value="1.478538069577E+018" calcext:value-type="float">
            <text:p>1.478538069577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2949407155" calcext:value-type="float">
            <text:p>789912949407155</text:p>
          </table:table-cell>
          <table:table-cell office:value-type="float" office:value="3" calcext:value-type="float">
            <text:p>3</text:p>
          </table:table-cell>
          <table:table-cell office:value-type="float" office:value="1.478538069587E+018" calcext:value-type="float">
            <text:p>1.478538069587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55106" calcext:value-type="float">
            <text:p>10.155106</text:p>
          </table:table-cell>
          <table:table-cell office:value-type="float" office:value="789912969396168" calcext:value-type="float">
            <text:p>789912969396168</text:p>
          </table:table-cell>
          <table:table-cell office:value-type="float" office:value="3" calcext:value-type="float">
            <text:p>3</text:p>
          </table:table-cell>
          <table:table-cell office:value-type="float" office:value="1.478538069611E+018" calcext:value-type="float">
            <text:p>1.478538069611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2989385182" calcext:value-type="float">
            <text:p>789912989385182</text:p>
          </table:table-cell>
          <table:table-cell office:value-type="float" office:value="3" calcext:value-type="float">
            <text:p>3</text:p>
          </table:table-cell>
          <table:table-cell office:value-type="float" office:value="1.478538069634E+018" calcext:value-type="float">
            <text:p>1.478538069634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4305115" calcext:value-type="float">
            <text:p>0.14305115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3009374196" calcext:value-type="float">
            <text:p>789913009374196</text:p>
          </table:table-cell>
          <table:table-cell office:value-type="float" office:value="3" calcext:value-type="float">
            <text:p>3</text:p>
          </table:table-cell>
          <table:table-cell office:value-type="float" office:value="1.478538069648E+018" calcext:value-type="float">
            <text:p>1.478538069648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69464" calcext:value-type="float">
            <text:p>10.169464</text:p>
          </table:table-cell>
          <table:table-cell office:value-type="float" office:value="789913029363209" calcext:value-type="float">
            <text:p>789913029363209</text:p>
          </table:table-cell>
          <table:table-cell office:value-type="float" office:value="3" calcext:value-type="float">
            <text:p>3</text:p>
          </table:table-cell>
          <table:table-cell office:value-type="float" office:value="1.478538069667E+018" calcext:value-type="float">
            <text:p>1.478538069667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3049352223" calcext:value-type="float">
            <text:p>78991304935222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687E+018" calcext:value-type="float">
            <text:p>1.478538069687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3069341237" calcext:value-type="float">
            <text:p>789913069341237</text:p>
          </table:table-cell>
          <table:table-cell office:value-type="float" office:value="3" calcext:value-type="float">
            <text:p>3</text:p>
          </table:table-cell>
          <table:table-cell office:value-type="float" office:value="1.478538069708E+018" calcext:value-type="float">
            <text:p>1.478538069708E+018</text:p>
          </table:table-cell>
          <table:table-cell table:number-columns-repeated="2"/>
        </table:table-row>
        <table:table-row table:style-name="ro1">
          <table:table-cell office:value-type="float" office:value="-0.5487213" calcext:value-type="float">
            <text:p>-0.5487213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3089330250" calcext:value-type="float">
            <text:p>78991308933025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731E+018" calcext:value-type="float">
            <text:p>1.478538069731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20048523" calcext:value-type="float">
            <text:p>0.20048523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3109319264" calcext:value-type="float">
            <text:p>789913109319264</text:p>
          </table:table-cell>
          <table:table-cell office:value-type="float" office:value="3" calcext:value-type="float">
            <text:p>3</text:p>
          </table:table-cell>
          <table:table-cell office:value-type="float" office:value="1.478538069751E+018" calcext:value-type="float">
            <text:p>1.478538069751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3129308278" calcext:value-type="float">
            <text:p>789913129308278</text:p>
          </table:table-cell>
          <table:table-cell office:value-type="float" office:value="3" calcext:value-type="float">
            <text:p>3</text:p>
          </table:table-cell>
          <table:table-cell office:value-type="float" office:value="1.478538069766E+018" calcext:value-type="float">
            <text:p>1.478538069766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16578674" calcext:value-type="float">
            <text:p>0.16578674</text:p>
          </table:table-cell>
          <table:table-cell office:value-type="float" office:value="10.123993" calcext:value-type="float">
            <text:p>10.123993</text:p>
          </table:table-cell>
          <table:table-cell office:value-type="float" office:value="789913149297291" calcext:value-type="float">
            <text:p>789913149297291</text:p>
          </table:table-cell>
          <table:table-cell office:value-type="float" office:value="3" calcext:value-type="float">
            <text:p>3</text:p>
          </table:table-cell>
          <table:table-cell office:value-type="float" office:value="1.478538069787E+018" calcext:value-type="float">
            <text:p>1.478538069787E+018</text:p>
          </table:table-cell>
          <table:table-cell table:number-columns-repeated="2"/>
        </table:table-row>
        <table:table-row table:style-name="ro1">
          <table:table-cell office:value-type="float" office:value="-0.559494" calcext:value-type="float">
            <text:p>-0.559494</text:p>
          </table:table-cell>
          <table:table-cell office:value-type="float" office:value="0.19689941" calcext:value-type="float">
            <text:p>0.19689941</text:p>
          </table:table-cell>
          <table:table-cell office:value-type="float" office:value="10.135971" calcext:value-type="float">
            <text:p>10.135971</text:p>
          </table:table-cell>
          <table:table-cell office:value-type="float" office:value="789913169286305" calcext:value-type="float">
            <text:p>789913169286305</text:p>
          </table:table-cell>
          <table:table-cell office:value-type="float" office:value="3" calcext:value-type="float">
            <text:p>3</text:p>
          </table:table-cell>
          <table:table-cell office:value-type="float" office:value="1.478538069807E+018" calcext:value-type="float">
            <text:p>1.478538069807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3189275319" calcext:value-type="float">
            <text:p>789913189275319</text:p>
          </table:table-cell>
          <table:table-cell office:value-type="float" office:value="3" calcext:value-type="float">
            <text:p>3</text:p>
          </table:table-cell>
          <table:table-cell office:value-type="float" office:value="1.478538069827E+018" calcext:value-type="float">
            <text:p>1.478538069827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3209264332" calcext:value-type="float">
            <text:p>789913209264332</text:p>
          </table:table-cell>
          <table:table-cell office:value-type="float" office:value="3" calcext:value-type="float">
            <text:p>3</text:p>
          </table:table-cell>
          <table:table-cell office:value-type="float" office:value="1.478538069853E+018" calcext:value-type="float">
            <text:p>1.478538069853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3229253346" calcext:value-type="float">
            <text:p>789913229253346</text:p>
          </table:table-cell>
          <table:table-cell office:value-type="float" office:value="3" calcext:value-type="float">
            <text:p>3</text:p>
          </table:table-cell>
          <table:table-cell office:value-type="float" office:value="1.478538069865E+018" calcext:value-type="float">
            <text:p>1.47853806986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3249242360" calcext:value-type="float">
            <text:p>78991324924236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885E+018" calcext:value-type="float">
            <text:p>1.478538069885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3269200856" calcext:value-type="float">
            <text:p>789913269200856</text:p>
          </table:table-cell>
          <table:table-cell office:value-type="float" office:value="3" calcext:value-type="float">
            <text:p>3</text:p>
          </table:table-cell>
          <table:table-cell office:value-type="float" office:value="1.478538069905E+018" calcext:value-type="float">
            <text:p>1.478538069905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3289189870" calcext:value-type="float">
            <text:p>789913289189870</text:p>
          </table:table-cell>
          <table:table-cell office:value-type="float" office:value="3" calcext:value-type="float">
            <text:p>3</text:p>
          </table:table-cell>
          <table:table-cell office:value-type="float" office:value="1.478538069925E+018" calcext:value-type="float">
            <text:p>1.47853806992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3118" calcext:value-type="float">
            <text:p>10.13118</text:p>
          </table:table-cell>
          <table:table-cell office:value-type="float" office:value="789913309178883" calcext:value-type="float">
            <text:p>78991330917888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945E+018" calcext:value-type="float">
            <text:p>1.478538069945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3329167897" calcext:value-type="float">
            <text:p>789913329167897</text:p>
          </table:table-cell>
          <table:table-cell office:value-type="float" office:value="3" calcext:value-type="float">
            <text:p>3</text:p>
          </table:table-cell>
          <table:table-cell office:value-type="float" office:value="1.478538069966E+018" calcext:value-type="float">
            <text:p>1.478538069966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478424" calcext:value-type="float">
            <text:p>0.1478424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3349126393" calcext:value-type="float">
            <text:p>789913349126393</text:p>
          </table:table-cell>
          <table:table-cell office:value-type="float" office:value="3" calcext:value-type="float">
            <text:p>3</text:p>
          </table:table-cell>
          <table:table-cell office:value-type="float" office:value="1.478538069986E+018" calcext:value-type="float">
            <text:p>1.478538069986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3369115407" calcext:value-type="float">
            <text:p>7899133691154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0006E+018" calcext:value-type="float">
            <text:p>1.478538070006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3389134938" calcext:value-type="float">
            <text:p>78991338913493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026E+018" calcext:value-type="float">
            <text:p>1.478538070026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9210815" calcext:value-type="float">
            <text:p>0.19210815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3409123952" calcext:value-type="float">
            <text:p>78991340912395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046E+018" calcext:value-type="float">
            <text:p>1.478538070046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19329834" calcext:value-type="float">
            <text:p>0.19329834</text:p>
          </table:table-cell>
          <table:table-cell office:value-type="float" office:value="10.169464" calcext:value-type="float">
            <text:p>10.169464</text:p>
          </table:table-cell>
          <table:table-cell office:value-type="float" office:value="789913429082448" calcext:value-type="float">
            <text:p>78991342908244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071E+018" calcext:value-type="float">
            <text:p>1.478538070071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3449071461" calcext:value-type="float">
            <text:p>789913449071461</text:p>
          </table:table-cell>
          <table:table-cell office:value-type="float" office:value="3" calcext:value-type="float">
            <text:p>3</text:p>
          </table:table-cell>
          <table:table-cell office:value-type="float" office:value="1.478538070085E+018" calcext:value-type="float">
            <text:p>1.478538070085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3469029957" calcext:value-type="float">
            <text:p>789913469029957</text:p>
          </table:table-cell>
          <table:table-cell office:value-type="float" office:value="3" calcext:value-type="float">
            <text:p>3</text:p>
          </table:table-cell>
          <table:table-cell office:value-type="float" office:value="1.478538070106E+018" calcext:value-type="float">
            <text:p>1.478538070106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9210815" calcext:value-type="float">
            <text:p>0.19210815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3489018971" calcext:value-type="float">
            <text:p>789913489018971</text:p>
          </table:table-cell>
          <table:table-cell office:value-type="float" office:value="3" calcext:value-type="float">
            <text:p>3</text:p>
          </table:table-cell>
          <table:table-cell office:value-type="float" office:value="1.478538070125E+018" calcext:value-type="float">
            <text:p>1.478538070125E+018</text:p>
          </table:table-cell>
          <table:table-cell table:number-columns-repeated="2"/>
        </table:table-row>
        <table:table-row table:style-name="ro1">
          <table:table-cell office:value-type="float" office:value="-0.5570984" calcext:value-type="float">
            <text:p>-0.5570984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3509007985" calcext:value-type="float">
            <text:p>78991350900798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145E+018" calcext:value-type="float">
            <text:p>1.47853807014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206558" calcext:value-type="float">
            <text:p>10.206558</text:p>
          </table:table-cell>
          <table:table-cell office:value-type="float" office:value="789913528966481" calcext:value-type="float">
            <text:p>7899135289664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0165E+018" calcext:value-type="float">
            <text:p>1.478538070165E+018</text:p>
          </table:table-cell>
          <table:table-cell table:number-columns-repeated="2"/>
        </table:table-row>
        <table:table-row table:style-name="ro1">
          <table:table-cell office:value-type="float" office:value="-0.60494995" calcext:value-type="float">
            <text:p>-0.60494995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206558" calcext:value-type="float">
            <text:p>10.206558</text:p>
          </table:table-cell>
          <table:table-cell office:value-type="float" office:value="789913548955495" calcext:value-type="float">
            <text:p>7899135489554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186E+018" calcext:value-type="float">
            <text:p>1.478538070186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5142822" calcext:value-type="float">
            <text:p>0.15142822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3568944508" calcext:value-type="float">
            <text:p>78991356894450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206E+018" calcext:value-type="float">
            <text:p>1.478538070206E+018</text:p>
          </table:table-cell>
          <table:table-cell table:number-columns-repeated="2"/>
        </table:table-row>
        <table:table-row table:style-name="ro1">
          <table:table-cell office:value-type="float" office:value="-0.5570984" calcext:value-type="float">
            <text:p>-0.5570984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13588903004" calcext:value-type="float">
            <text:p>789913588903004</text:p>
          </table:table-cell>
          <table:table-cell office:value-type="float" office:value="3" calcext:value-type="float">
            <text:p>3</text:p>
          </table:table-cell>
          <table:table-cell office:value-type="float" office:value="1.478538070226E+018" calcext:value-type="float">
            <text:p>1.478538070226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3608892018" calcext:value-type="float">
            <text:p>78991360889201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246E+018" calcext:value-type="float">
            <text:p>1.478538070246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13628850514" calcext:value-type="float">
            <text:p>789913628850514</text:p>
          </table:table-cell>
          <table:table-cell office:value-type="float" office:value="3" calcext:value-type="float">
            <text:p>3</text:p>
          </table:table-cell>
          <table:table-cell office:value-type="float" office:value="1.478538070266E+018" calcext:value-type="float">
            <text:p>1.478538070266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3648839528" calcext:value-type="float">
            <text:p>78991364883952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287E+018" calcext:value-type="float">
            <text:p>1.478538070287E+018</text:p>
          </table:table-cell>
          <table:table-cell table:number-columns-repeated="2"/>
        </table:table-row>
        <table:table-row table:style-name="ro1">
          <table:table-cell office:value-type="float" office:value="-0.6001587" calcext:value-type="float">
            <text:p>-0.6001587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3668828541" calcext:value-type="float">
            <text:p>789913668828541</text:p>
          </table:table-cell>
          <table:table-cell office:value-type="float" office:value="3" calcext:value-type="float">
            <text:p>3</text:p>
          </table:table-cell>
          <table:table-cell office:value-type="float" office:value="1.478538070306E+018" calcext:value-type="float">
            <text:p>1.478538070306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3688787037" calcext:value-type="float">
            <text:p>789913688787037</text:p>
          </table:table-cell>
          <table:table-cell office:value-type="float" office:value="3" calcext:value-type="float">
            <text:p>3</text:p>
          </table:table-cell>
          <table:table-cell office:value-type="float" office:value="1.478538070325E+018" calcext:value-type="float">
            <text:p>1.478538070325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3708776051" calcext:value-type="float">
            <text:p>789913708776051</text:p>
          </table:table-cell>
          <table:table-cell office:value-type="float" office:value="3" calcext:value-type="float">
            <text:p>3</text:p>
          </table:table-cell>
          <table:table-cell office:value-type="float" office:value="1.478538070346E+018" calcext:value-type="float">
            <text:p>1.478538070346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3728765065" calcext:value-type="float">
            <text:p>78991372876506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367E+018" calcext:value-type="float">
            <text:p>1.478538070367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3748754078" calcext:value-type="float">
            <text:p>78991374875407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396E+018" calcext:value-type="float">
            <text:p>1.478538070396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598053" calcext:value-type="float">
            <text:p>0.1598053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3768743092" calcext:value-type="float">
            <text:p>7899137687430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425E+018" calcext:value-type="float">
            <text:p>1.478538070425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3788701588" calcext:value-type="float">
            <text:p>78991378870158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425E+018" calcext:value-type="float">
            <text:p>1.47853807042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3808690602" calcext:value-type="float">
            <text:p>78991380869060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445E+018" calcext:value-type="float">
            <text:p>1.478538070445E+018</text:p>
          </table:table-cell>
          <table:table-cell table:number-columns-repeated="2"/>
        </table:table-row>
        <table:table-row table:style-name="ro1">
          <table:table-cell office:value-type="float" office:value="-0.5989685" calcext:value-type="float">
            <text:p>-0.5989685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3828679616" calcext:value-type="float">
            <text:p>789913828679616</text:p>
          </table:table-cell>
          <table:table-cell office:value-type="float" office:value="3" calcext:value-type="float">
            <text:p>3</text:p>
          </table:table-cell>
          <table:table-cell office:value-type="float" office:value="1.478538070464E+018" calcext:value-type="float">
            <text:p>1.478538070464E+018</text:p>
          </table:table-cell>
          <table:table-cell table:number-columns-repeated="2"/>
        </table:table-row>
        <table:table-row table:style-name="ro1">
          <table:table-cell office:value-type="float" office:value="-0.5965729" calcext:value-type="float">
            <text:p>-0.5965729</text:p>
          </table:table-cell>
          <table:table-cell office:value-type="float" office:value="0.16697693" calcext:value-type="float">
            <text:p>0.16697693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3848668629" calcext:value-type="float">
            <text:p>789913848668629</text:p>
          </table:table-cell>
          <table:table-cell office:value-type="float" office:value="3" calcext:value-type="float">
            <text:p>3</text:p>
          </table:table-cell>
          <table:table-cell office:value-type="float" office:value="1.478538070485E+018" calcext:value-type="float">
            <text:p>1.478538070485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3868627125" calcext:value-type="float">
            <text:p>78991386862712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505E+018" calcext:value-type="float">
            <text:p>1.47853807050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3888616139" calcext:value-type="float">
            <text:p>789913888616139</text:p>
          </table:table-cell>
          <table:table-cell office:value-type="float" office:value="3" calcext:value-type="float">
            <text:p>3</text:p>
          </table:table-cell>
          <table:table-cell office:value-type="float" office:value="1.478538070524E+018" calcext:value-type="float">
            <text:p>1.478538070524E+018</text:p>
          </table:table-cell>
          <table:table-cell table:number-columns-repeated="2"/>
        </table:table-row>
        <table:table-row table:style-name="ro1">
          <table:table-cell office:value-type="float" office:value="-0.55589294" calcext:value-type="float">
            <text:p>-0.55589294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3908574635" calcext:value-type="float">
            <text:p>78991390857463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546E+018" calcext:value-type="float">
            <text:p>1.478538070546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622925" calcext:value-type="float">
            <text:p>10.1622925</text:p>
          </table:table-cell>
          <table:table-cell office:value-type="float" office:value="789913928563649" calcext:value-type="float">
            <text:p>789913928563649</text:p>
          </table:table-cell>
          <table:table-cell office:value-type="float" office:value="3" calcext:value-type="float">
            <text:p>3</text:p>
          </table:table-cell>
          <table:table-cell office:value-type="float" office:value="1.478538070565E+018" calcext:value-type="float">
            <text:p>1.478538070565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3948522145" calcext:value-type="float">
            <text:p>78991394852214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586E+018" calcext:value-type="float">
            <text:p>1.478538070586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28784" calcext:value-type="float">
            <text:p>10.128784</text:p>
          </table:table-cell>
          <table:table-cell office:value-type="float" office:value="789913968511159" calcext:value-type="float">
            <text:p>789913968511159</text:p>
          </table:table-cell>
          <table:table-cell office:value-type="float" office:value="3" calcext:value-type="float">
            <text:p>3</text:p>
          </table:table-cell>
          <table:table-cell office:value-type="float" office:value="1.478538070606E+018" calcext:value-type="float">
            <text:p>1.478538070606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3988500172" calcext:value-type="float">
            <text:p>78991398850017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626E+018" calcext:value-type="float">
            <text:p>1.478538070626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43143" calcext:value-type="float">
            <text:p>10.143143</text:p>
          </table:table-cell>
          <table:table-cell office:value-type="float" office:value="789914008458668" calcext:value-type="float">
            <text:p>7899140084586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645E+018" calcext:value-type="float">
            <text:p>1.478538070645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6099548" calcext:value-type="float">
            <text:p>0.16099548</text:p>
          </table:table-cell>
          <table:table-cell office:value-type="float" office:value="10.17305" calcext:value-type="float">
            <text:p>10.17305</text:p>
          </table:table-cell>
          <table:table-cell office:value-type="float" office:value="789914028447682" calcext:value-type="float">
            <text:p>78991402844768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665E+018" calcext:value-type="float">
            <text:p>1.47853807066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5740967" calcext:value-type="float">
            <text:p>0.15740967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4048406178" calcext:value-type="float">
            <text:p>789914048406178</text:p>
          </table:table-cell>
          <table:table-cell office:value-type="float" office:value="3" calcext:value-type="float">
            <text:p>3</text:p>
          </table:table-cell>
          <table:table-cell office:value-type="float" office:value="1.478538070686E+018" calcext:value-type="float">
            <text:p>1.478538070686E+018</text:p>
          </table:table-cell>
          <table:table-cell table:number-columns-repeated="2"/>
        </table:table-row>
        <table:table-row table:style-name="ro1">
          <table:table-cell office:value-type="float" office:value="-0.6731415" calcext:value-type="float">
            <text:p>-0.6731415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347733" calcext:value-type="float">
            <text:p>10.347733</text:p>
          </table:table-cell>
          <table:table-cell office:value-type="float" office:value="789914068395192" calcext:value-type="float">
            <text:p>7899140683951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0706E+018" calcext:value-type="float">
            <text:p>1.478538070706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20288086" calcext:value-type="float">
            <text:p>0.20288086</text:p>
          </table:table-cell>
          <table:table-cell office:value-type="float" office:value="10.23407" calcext:value-type="float">
            <text:p>10.23407</text:p>
          </table:table-cell>
          <table:table-cell office:value-type="float" office:value="789914088384205" calcext:value-type="float">
            <text:p>789914088384205</text:p>
          </table:table-cell>
          <table:table-cell office:value-type="float" office:value="3" calcext:value-type="float">
            <text:p>3</text:p>
          </table:table-cell>
          <table:table-cell office:value-type="float" office:value="1.478538070725E+018" calcext:value-type="float">
            <text:p>1.478538070725E+018</text:p>
          </table:table-cell>
          <table:table-cell table:number-columns-repeated="2"/>
        </table:table-row>
        <table:table-row table:style-name="ro1">
          <table:table-cell office:value-type="float" office:value="-0.5965729" calcext:value-type="float">
            <text:p>-0.5965729</text:p>
          </table:table-cell>
          <table:table-cell office:value-type="float" office:value="0.1598053" calcext:value-type="float">
            <text:p>0.1598053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4108373219" calcext:value-type="float">
            <text:p>789914108373219</text:p>
          </table:table-cell>
          <table:table-cell office:value-type="float" office:value="3" calcext:value-type="float">
            <text:p>3</text:p>
          </table:table-cell>
          <table:table-cell office:value-type="float" office:value="1.478538070745E+018" calcext:value-type="float">
            <text:p>1.478538070745E+018</text:p>
          </table:table-cell>
          <table:table-cell table:number-columns-repeated="2"/>
        </table:table-row>
        <table:table-row table:style-name="ro1">
          <table:table-cell office:value-type="float" office:value="-0.6109314" calcext:value-type="float">
            <text:p>-0.6109314</text:p>
          </table:table-cell>
          <table:table-cell office:value-type="float" office:value="0.15023804" calcext:value-type="float">
            <text:p>0.15023804</text:p>
          </table:table-cell>
          <table:table-cell office:value-type="float" office:value="10.177841" calcext:value-type="float">
            <text:p>10.177841</text:p>
          </table:table-cell>
          <table:table-cell office:value-type="float" office:value="789914128362233" calcext:value-type="float">
            <text:p>789914128362233</text:p>
          </table:table-cell>
          <table:table-cell office:value-type="float" office:value="3" calcext:value-type="float">
            <text:p>3</text:p>
          </table:table-cell>
          <table:table-cell office:value-type="float" office:value="1.478538070765E+018" calcext:value-type="float">
            <text:p>1.478538070765E+018</text:p>
          </table:table-cell>
          <table:table-cell table:number-columns-repeated="2"/>
        </table:table-row>
        <table:table-row table:style-name="ro1">
          <table:table-cell office:value-type="float" office:value="-0.60494995" calcext:value-type="float">
            <text:p>-0.6049499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63483" calcext:value-type="float">
            <text:p>10.163483</text:p>
          </table:table-cell>
          <table:table-cell office:value-type="float" office:value="789914148351246" calcext:value-type="float">
            <text:p>789914148351246</text:p>
          </table:table-cell>
          <table:table-cell office:value-type="float" office:value="3" calcext:value-type="float">
            <text:p>3</text:p>
          </table:table-cell>
          <table:table-cell office:value-type="float" office:value="1.478538070785E+018" calcext:value-type="float">
            <text:p>1.478538070785E+018</text:p>
          </table:table-cell>
          <table:table-cell table:number-columns-repeated="2"/>
        </table:table-row>
        <table:table-row table:style-name="ro1">
          <table:table-cell office:value-type="float" office:value="-0.613327" calcext:value-type="float">
            <text:p>-0.613327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63483" calcext:value-type="float">
            <text:p>10.163483</text:p>
          </table:table-cell>
          <table:table-cell office:value-type="float" office:value="789914168340260" calcext:value-type="float">
            <text:p>789914168340260</text:p>
          </table:table-cell>
          <table:table-cell office:value-type="float" office:value="3" calcext:value-type="float">
            <text:p>3</text:p>
          </table:table-cell>
          <table:table-cell office:value-type="float" office:value="1.478538070805E+018" calcext:value-type="float">
            <text:p>1.47853807080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21842957" calcext:value-type="float">
            <text:p>0.21842957</text:p>
          </table:table-cell>
          <table:table-cell office:value-type="float" office:value="10.170654" calcext:value-type="float">
            <text:p>10.170654</text:p>
          </table:table-cell>
          <table:table-cell office:value-type="float" office:value="789914188298756" calcext:value-type="float">
            <text:p>789914188298756</text:p>
          </table:table-cell>
          <table:table-cell office:value-type="float" office:value="3" calcext:value-type="float">
            <text:p>3</text:p>
          </table:table-cell>
          <table:table-cell office:value-type="float" office:value="1.478538070825E+018" calcext:value-type="float">
            <text:p>1.478538070825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21244812" calcext:value-type="float">
            <text:p>0.21244812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4208287770" calcext:value-type="float">
            <text:p>789914208287770</text:p>
          </table:table-cell>
          <table:table-cell office:value-type="float" office:value="3" calcext:value-type="float">
            <text:p>3</text:p>
          </table:table-cell>
          <table:table-cell office:value-type="float" office:value="1.478538070845E+018" calcext:value-type="float">
            <text:p>1.47853807084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4228276784" calcext:value-type="float">
            <text:p>7899142282767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0865E+018" calcext:value-type="float">
            <text:p>1.478538070865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3467407" calcext:value-type="float">
            <text:p>0.13467407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4248235280" calcext:value-type="float">
            <text:p>7899142482352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0885E+018" calcext:value-type="float">
            <text:p>1.478538070885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28784" calcext:value-type="float">
            <text:p>10.128784</text:p>
          </table:table-cell>
          <table:table-cell office:value-type="float" office:value="789914268224293" calcext:value-type="float">
            <text:p>7899142682242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0905E+018" calcext:value-type="float">
            <text:p>1.47853807090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4288213307" calcext:value-type="float">
            <text:p>7899142882133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0926E+018" calcext:value-type="float">
            <text:p>1.478538070926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4308171803" calcext:value-type="float">
            <text:p>789914308171803</text:p>
          </table:table-cell>
          <table:table-cell office:value-type="float" office:value="3" calcext:value-type="float">
            <text:p>3</text:p>
          </table:table-cell>
          <table:table-cell office:value-type="float" office:value="1.478538070947E+018" calcext:value-type="float">
            <text:p>1.478538070947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202957" calcext:value-type="float">
            <text:p>10.202957</text:p>
          </table:table-cell>
          <table:table-cell office:value-type="float" office:value="789914328160817" calcext:value-type="float">
            <text:p>7899143281608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0965E+018" calcext:value-type="float">
            <text:p>1.47853807096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1314392" calcext:value-type="float">
            <text:p>0.11314392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4348149830" calcext:value-type="float">
            <text:p>789914348149830</text:p>
          </table:table-cell>
          <table:table-cell office:value-type="float" office:value="3" calcext:value-type="float">
            <text:p>3</text:p>
          </table:table-cell>
          <table:table-cell office:value-type="float" office:value="1.478538070986E+018" calcext:value-type="float">
            <text:p>1.478538070986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490326" calcext:value-type="float">
            <text:p>0.1490326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4368138844" calcext:value-type="float">
            <text:p>789914368138844</text:p>
          </table:table-cell>
          <table:table-cell office:value-type="float" office:value="3" calcext:value-type="float">
            <text:p>3</text:p>
          </table:table-cell>
          <table:table-cell office:value-type="float" office:value="1.478538071006E+018" calcext:value-type="float">
            <text:p>1.478538071006E+018</text:p>
          </table:table-cell>
          <table:table-cell table:number-columns-repeated="2"/>
        </table:table-row>
        <table:table-row table:style-name="ro1">
          <table:table-cell office:value-type="float" office:value="-0.6025543" calcext:value-type="float">
            <text:p>-0.6025543</text:p>
          </table:table-cell>
          <table:table-cell office:value-type="float" office:value="0.22799683" calcext:value-type="float">
            <text:p>0.22799683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14388127858" calcext:value-type="float">
            <text:p>78991438812785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024E+018" calcext:value-type="float">
            <text:p>1.478538071024E+018</text:p>
          </table:table-cell>
          <table:table-cell table:number-columns-repeated="2"/>
        </table:table-row>
        <table:table-row table:style-name="ro1">
          <table:table-cell office:value-type="float" office:value="-0.52479553" calcext:value-type="float">
            <text:p>-0.52479553</text:p>
          </table:table-cell>
          <table:table-cell office:value-type="float" office:value="0.5809479" calcext:value-type="float">
            <text:p>0.5809479</text:p>
          </table:table-cell>
          <table:table-cell office:value-type="float" office:value="10.228088" calcext:value-type="float">
            <text:p>10.228088</text:p>
          </table:table-cell>
          <table:table-cell office:value-type="float" office:value="789914408116871" calcext:value-type="float">
            <text:p>789914408116871</text:p>
          </table:table-cell>
          <table:table-cell office:value-type="float" office:value="3" calcext:value-type="float">
            <text:p>3</text:p>
          </table:table-cell>
          <table:table-cell office:value-type="float" office:value="1.478538071044E+018" calcext:value-type="float">
            <text:p>1.478538071044E+018</text:p>
          </table:table-cell>
          <table:table-cell table:number-columns-repeated="2"/>
        </table:table-row>
        <table:table-row table:style-name="ro1">
          <table:table-cell office:value-type="float" office:value="-0.71980286" calcext:value-type="float">
            <text:p>-0.71980286</text:p>
          </table:table-cell>
          <table:table-cell office:value-type="float" office:value="0.20048523" calcext:value-type="float">
            <text:p>0.20048523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4428075368" calcext:value-type="float">
            <text:p>7899144280753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065E+018" calcext:value-type="float">
            <text:p>1.47853807106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-0.055541992" calcext:value-type="float">
            <text:p>-0.055541992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4448064381" calcext:value-type="float">
            <text:p>7899144480643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1084E+018" calcext:value-type="float">
            <text:p>1.478538071084E+018</text:p>
          </table:table-cell>
          <table:table-cell table:number-columns-repeated="2"/>
        </table:table-row>
        <table:table-row table:style-name="ro1">
          <table:table-cell office:value-type="float" office:value="-0.46377563" calcext:value-type="float">
            <text:p>-0.46377563</text:p>
          </table:table-cell>
          <table:table-cell office:value-type="float" office:value="-0.030426025" calcext:value-type="float">
            <text:p>-0.030426025</text:p>
          </table:table-cell>
          <table:table-cell office:value-type="float" office:value="10.188614" calcext:value-type="float">
            <text:p>10.188614</text:p>
          </table:table-cell>
          <table:table-cell office:value-type="float" office:value="789914468022877" calcext:value-type="float">
            <text:p>789914468022877</text:p>
          </table:table-cell>
          <table:table-cell office:value-type="float" office:value="3" calcext:value-type="float">
            <text:p>3</text:p>
          </table:table-cell>
          <table:table-cell office:value-type="float" office:value="1.478538071105E+018" calcext:value-type="float">
            <text:p>1.478538071105E+018</text:p>
          </table:table-cell>
          <table:table-cell table:number-columns-repeated="2"/>
        </table:table-row>
        <table:table-row table:style-name="ro1">
          <table:table-cell office:value-type="float" office:value="-0.6599884" calcext:value-type="float">
            <text:p>-0.6599884</text:p>
          </table:table-cell>
          <table:table-cell office:value-type="float" office:value="0.13946533" calcext:value-type="float">
            <text:p>0.13946533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4488011891" calcext:value-type="float">
            <text:p>789914488011891</text:p>
          </table:table-cell>
          <table:table-cell office:value-type="float" office:value="3" calcext:value-type="float">
            <text:p>3</text:p>
          </table:table-cell>
          <table:table-cell office:value-type="float" office:value="1.478538071124E+018" calcext:value-type="float">
            <text:p>1.478538071124E+018</text:p>
          </table:table-cell>
          <table:table-cell table:number-columns-repeated="2"/>
        </table:table-row>
        <table:table-row table:style-name="ro1">
          <table:table-cell office:value-type="float" office:value="-0.6683655" calcext:value-type="float">
            <text:p>-0.6683655</text:p>
          </table:table-cell>
          <table:table-cell office:value-type="float" office:value="0.35003662" calcext:value-type="float">
            <text:p>0.35003662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14508000905" calcext:value-type="float">
            <text:p>789914508000905</text:p>
          </table:table-cell>
          <table:table-cell office:value-type="float" office:value="3" calcext:value-type="float">
            <text:p>3</text:p>
          </table:table-cell>
          <table:table-cell office:value-type="float" office:value="1.478538071144E+018" calcext:value-type="float">
            <text:p>1.478538071144E+018</text:p>
          </table:table-cell>
          <table:table-cell table:number-columns-repeated="2"/>
        </table:table-row>
        <table:table-row table:style-name="ro1">
          <table:table-cell office:value-type="float" office:value="-0.4948883" calcext:value-type="float">
            <text:p>-0.4948883</text:p>
          </table:table-cell>
          <table:table-cell office:value-type="float" office:value="0.39549255" calcext:value-type="float">
            <text:p>0.39549255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4527989918" calcext:value-type="float">
            <text:p>78991452798991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164E+018" calcext:value-type="float">
            <text:p>1.478538071164E+018</text:p>
          </table:table-cell>
          <table:table-cell table:number-columns-repeated="2"/>
        </table:table-row>
        <table:table-row table:style-name="ro1">
          <table:table-cell office:value-type="float" office:value="-0.5523071" calcext:value-type="float">
            <text:p>-0.5523071</text:p>
          </table:table-cell>
          <table:table-cell office:value-type="float" office:value="0.18493652" calcext:value-type="float">
            <text:p>0.18493652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4547978932" calcext:value-type="float">
            <text:p>789914547978932</text:p>
          </table:table-cell>
          <table:table-cell office:value-type="float" office:value="3" calcext:value-type="float">
            <text:p>3</text:p>
          </table:table-cell>
          <table:table-cell office:value-type="float" office:value="1.478538071186E+018" calcext:value-type="float">
            <text:p>1.478538071186E+018</text:p>
          </table:table-cell>
          <table:table-cell table:number-columns-repeated="2"/>
        </table:table-row>
        <table:table-row table:style-name="ro1">
          <table:table-cell office:value-type="float" office:value="-0.6516113" calcext:value-type="float">
            <text:p>-0.6516113</text:p>
          </table:table-cell>
          <table:table-cell office:value-type="float" office:value="0.017425537" calcext:value-type="float">
            <text:p>0.017425537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14567967946" calcext:value-type="float">
            <text:p>78991456796794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206E+018" calcext:value-type="float">
            <text:p>1.478538071206E+018</text:p>
          </table:table-cell>
          <table:table-cell table:number-columns-repeated="2"/>
        </table:table-row>
        <table:table-row table:style-name="ro1">
          <table:table-cell office:value-type="float" office:value="-0.54393005" calcext:value-type="float">
            <text:p>-0.54393005</text:p>
          </table:table-cell>
          <table:table-cell office:value-type="float" office:value="0.0712738" calcext:value-type="float">
            <text:p>0.0712738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4587956959" calcext:value-type="float">
            <text:p>789914587956959</text:p>
          </table:table-cell>
          <table:table-cell office:value-type="float" office:value="3" calcext:value-type="float">
            <text:p>3</text:p>
          </table:table-cell>
          <table:table-cell office:value-type="float" office:value="1.478538071224E+018" calcext:value-type="float">
            <text:p>1.478538071224E+018</text:p>
          </table:table-cell>
          <table:table-cell table:number-columns-repeated="2"/>
        </table:table-row>
        <table:table-row table:style-name="ro1">
          <table:table-cell office:value-type="float" office:value="-0.49847412" calcext:value-type="float">
            <text:p>-0.49847412</text:p>
          </table:table-cell>
          <table:table-cell office:value-type="float" office:value="0.21125793" calcext:value-type="float">
            <text:p>0.21125793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4607915455" calcext:value-type="float">
            <text:p>789914607915455</text:p>
          </table:table-cell>
          <table:table-cell office:value-type="float" office:value="3" calcext:value-type="float">
            <text:p>3</text:p>
          </table:table-cell>
          <table:table-cell office:value-type="float" office:value="1.478538071244E+018" calcext:value-type="float">
            <text:p>1.478538071244E+018</text:p>
          </table:table-cell>
          <table:table-cell table:number-columns-repeated="2"/>
        </table:table-row>
        <table:table-row table:style-name="ro1">
          <table:table-cell office:value-type="float" office:value="-0.6683655" calcext:value-type="float">
            <text:p>-0.6683655</text:p>
          </table:table-cell>
          <table:table-cell office:value-type="float" office:value="0.2746582" calcext:value-type="float">
            <text:p>0.2746582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4627904469" calcext:value-type="float">
            <text:p>789914627904469</text:p>
          </table:table-cell>
          <table:table-cell office:value-type="float" office:value="3" calcext:value-type="float">
            <text:p>3</text:p>
          </table:table-cell>
          <table:table-cell office:value-type="float" office:value="1.478538071264E+018" calcext:value-type="float">
            <text:p>1.478538071264E+018</text:p>
          </table:table-cell>
          <table:table-cell table:number-columns-repeated="2"/>
        </table:table-row>
        <table:table-row table:style-name="ro1">
          <table:table-cell office:value-type="float" office:value="-0.6181183" calcext:value-type="float">
            <text:p>-0.6181183</text:p>
          </table:table-cell>
          <table:table-cell office:value-type="float" office:value="0.23876953" calcext:value-type="float">
            <text:p>0.23876953</text:p>
          </table:table-cell>
          <table:table-cell office:value-type="float" office:value="10.116821" calcext:value-type="float">
            <text:p>10.116821</text:p>
          </table:table-cell>
          <table:table-cell office:value-type="float" office:value="789914647893483" calcext:value-type="float">
            <text:p>789914647893483</text:p>
          </table:table-cell>
          <table:table-cell office:value-type="float" office:value="3" calcext:value-type="float">
            <text:p>3</text:p>
          </table:table-cell>
          <table:table-cell office:value-type="float" office:value="1.478538071284E+018" calcext:value-type="float">
            <text:p>1.478538071284E+018</text:p>
          </table:table-cell>
          <table:table-cell table:number-columns-repeated="2"/>
        </table:table-row>
        <table:table-row table:style-name="ro1">
          <table:table-cell office:value-type="float" office:value="-0.5212097" calcext:value-type="float">
            <text:p>-0.5212097</text:p>
          </table:table-cell>
          <table:table-cell office:value-type="float" office:value="0.2088623" calcext:value-type="float">
            <text:p>0.2088623</text:p>
          </table:table-cell>
          <table:table-cell office:value-type="float" office:value="10.180237" calcext:value-type="float">
            <text:p>10.180237</text:p>
          </table:table-cell>
          <table:table-cell office:value-type="float" office:value="789914667882496" calcext:value-type="float">
            <text:p>78991466788249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306E+018" calcext:value-type="float">
            <text:p>1.478538071306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07162476" calcext:value-type="float">
            <text:p>0.107162476</text:p>
          </table:table-cell>
          <table:table-cell office:value-type="float" office:value="10.168274" calcext:value-type="float">
            <text:p>10.168274</text:p>
          </table:table-cell>
          <table:table-cell office:value-type="float" office:value="789914687840993" calcext:value-type="float">
            <text:p>7899146878409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1327E+018" calcext:value-type="float">
            <text:p>1.478538071327E+018</text:p>
          </table:table-cell>
          <table:table-cell table:number-columns-repeated="2"/>
        </table:table-row>
        <table:table-row table:style-name="ro1">
          <table:table-cell office:value-type="float" office:value="-0.6217041" calcext:value-type="float">
            <text:p>-0.6217041</text:p>
          </table:table-cell>
          <table:table-cell office:value-type="float" office:value="0.085632324" calcext:value-type="float">
            <text:p>0.085632324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4707830006" calcext:value-type="float">
            <text:p>7899147078300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345E+018" calcext:value-type="float">
            <text:p>1.478538071345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4727819020" calcext:value-type="float">
            <text:p>789914727819020</text:p>
          </table:table-cell>
          <table:table-cell office:value-type="float" office:value="3" calcext:value-type="float">
            <text:p>3</text:p>
          </table:table-cell>
          <table:table-cell office:value-type="float" office:value="1.478538071365E+018" calcext:value-type="float">
            <text:p>1.478538071365E+018</text:p>
          </table:table-cell>
          <table:table-cell table:number-columns-repeated="2"/>
        </table:table-row>
        <table:table-row table:style-name="ro1">
          <table:table-cell office:value-type="float" office:value="-0.5618744" calcext:value-type="float">
            <text:p>-0.5618744</text:p>
          </table:table-cell>
          <table:table-cell office:value-type="float" office:value="0.2363739" calcext:value-type="float">
            <text:p>0.2363739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4747808034" calcext:value-type="float">
            <text:p>789914747808034</text:p>
          </table:table-cell>
          <table:table-cell office:value-type="float" office:value="3" calcext:value-type="float">
            <text:p>3</text:p>
          </table:table-cell>
          <table:table-cell office:value-type="float" office:value="1.478538071385E+018" calcext:value-type="float">
            <text:p>1.478538071385E+018</text:p>
          </table:table-cell>
          <table:table-cell table:number-columns-repeated="2"/>
        </table:table-row>
        <table:table-row table:style-name="ro1">
          <table:table-cell office:value-type="float" office:value="-0.6097412" calcext:value-type="float">
            <text:p>-0.6097412</text:p>
          </table:table-cell>
          <table:table-cell office:value-type="float" office:value="0.1598053" calcext:value-type="float">
            <text:p>0.1598053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4767797047" calcext:value-type="float">
            <text:p>789914767797047</text:p>
          </table:table-cell>
          <table:table-cell office:value-type="float" office:value="3" calcext:value-type="float">
            <text:p>3</text:p>
          </table:table-cell>
          <table:table-cell office:value-type="float" office:value="1.478538071406E+018" calcext:value-type="float">
            <text:p>1.478538071406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5023804" calcext:value-type="float">
            <text:p>0.15023804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4787786061" calcext:value-type="float">
            <text:p>789914787786061</text:p>
          </table:table-cell>
          <table:table-cell office:value-type="float" office:value="3" calcext:value-type="float">
            <text:p>3</text:p>
          </table:table-cell>
          <table:table-cell office:value-type="float" office:value="1.478538071429E+018" calcext:value-type="float">
            <text:p>1.478538071429E+018</text:p>
          </table:table-cell>
          <table:table-cell table:number-columns-repeated="2"/>
        </table:table-row>
        <table:table-row table:style-name="ro1">
          <table:table-cell office:value-type="float" office:value="-0.52957153" calcext:value-type="float">
            <text:p>-0.52957153</text:p>
          </table:table-cell>
          <table:table-cell office:value-type="float" office:value="0.1370697" calcext:value-type="float">
            <text:p>0.1370697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4807775075" calcext:value-type="float">
            <text:p>789914807775075</text:p>
          </table:table-cell>
          <table:table-cell office:value-type="float" office:value="3" calcext:value-type="float">
            <text:p>3</text:p>
          </table:table-cell>
          <table:table-cell office:value-type="float" office:value="1.478538071452E+018" calcext:value-type="float">
            <text:p>1.478538071452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5501404" calcext:value-type="float">
            <text:p>0.15501404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4827764088" calcext:value-type="float">
            <text:p>78991482776408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476E+018" calcext:value-type="float">
            <text:p>1.478538071476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28784" calcext:value-type="float">
            <text:p>10.128784</text:p>
          </table:table-cell>
          <table:table-cell office:value-type="float" office:value="789914847753102" calcext:value-type="float">
            <text:p>789914847753102</text:p>
          </table:table-cell>
          <table:table-cell office:value-type="float" office:value="3" calcext:value-type="float">
            <text:p>3</text:p>
          </table:table-cell>
          <table:table-cell office:value-type="float" office:value="1.478538071485E+018" calcext:value-type="float">
            <text:p>1.478538071485E+018</text:p>
          </table:table-cell>
          <table:table-cell table:number-columns-repeated="2"/>
        </table:table-row>
        <table:table-row table:style-name="ro1">
          <table:table-cell office:value-type="float" office:value="-0.5451355" calcext:value-type="float">
            <text:p>-0.5451355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4867711598" calcext:value-type="float">
            <text:p>78991486771159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507E+018" calcext:value-type="float">
            <text:p>1.478538071507E+018</text:p>
          </table:table-cell>
          <table:table-cell table:number-columns-repeated="2"/>
        </table:table-row>
        <table:table-row table:style-name="ro1">
          <table:table-cell office:value-type="float" office:value="-0.5523071" calcext:value-type="float">
            <text:p>-0.5523071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622925" calcext:value-type="float">
            <text:p>10.1622925</text:p>
          </table:table-cell>
          <table:table-cell office:value-type="float" office:value="789914887700612" calcext:value-type="float">
            <text:p>789914887700612</text:p>
          </table:table-cell>
          <table:table-cell office:value-type="float" office:value="3" calcext:value-type="float">
            <text:p>3</text:p>
          </table:table-cell>
          <table:table-cell office:value-type="float" office:value="1.478538071533E+018" calcext:value-type="float">
            <text:p>1.478538071533E+018</text:p>
          </table:table-cell>
          <table:table-cell table:number-columns-repeated="2"/>
        </table:table-row>
        <table:table-row table:style-name="ro1">
          <table:table-cell office:value-type="float" office:value="-0.5965729" calcext:value-type="float">
            <text:p>-0.5965729</text:p>
          </table:table-cell>
          <table:table-cell office:value-type="float" office:value="0.13946533" calcext:value-type="float">
            <text:p>0.13946533</text:p>
          </table:table-cell>
          <table:table-cell office:value-type="float" office:value="10.135971" calcext:value-type="float">
            <text:p>10.135971</text:p>
          </table:table-cell>
          <table:table-cell office:value-type="float" office:value="789914907689625" calcext:value-type="float">
            <text:p>789914907689625</text:p>
          </table:table-cell>
          <table:table-cell office:value-type="float" office:value="3" calcext:value-type="float">
            <text:p>3</text:p>
          </table:table-cell>
          <table:table-cell office:value-type="float" office:value="1.478538071545E+018" calcext:value-type="float">
            <text:p>1.47853807154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5621948" calcext:value-type="float">
            <text:p>0.15621948</text:p>
          </table:table-cell>
          <table:table-cell office:value-type="float" office:value="10.168274" calcext:value-type="float">
            <text:p>10.168274</text:p>
          </table:table-cell>
          <table:table-cell office:value-type="float" office:value="789914927678639" calcext:value-type="float">
            <text:p>789914927678639</text:p>
          </table:table-cell>
          <table:table-cell office:value-type="float" office:value="3" calcext:value-type="float">
            <text:p>3</text:p>
          </table:table-cell>
          <table:table-cell office:value-type="float" office:value="1.478538071564E+018" calcext:value-type="float">
            <text:p>1.478538071564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20288086" calcext:value-type="float">
            <text:p>0.20288086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4947667653" calcext:value-type="float">
            <text:p>789914947667653</text:p>
          </table:table-cell>
          <table:table-cell office:value-type="float" office:value="3" calcext:value-type="float">
            <text:p>3</text:p>
          </table:table-cell>
          <table:table-cell office:value-type="float" office:value="1.478538071584E+018" calcext:value-type="float">
            <text:p>1.478538071584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20765686" calcext:value-type="float">
            <text:p>0.20765686</text:p>
          </table:table-cell>
          <table:table-cell office:value-type="float" office:value="10.155106" calcext:value-type="float">
            <text:p>10.155106</text:p>
          </table:table-cell>
          <table:table-cell office:value-type="float" office:value="789914967656666" calcext:value-type="float">
            <text:p>78991496765666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604E+018" calcext:value-type="float">
            <text:p>1.478538071604E+018</text:p>
          </table:table-cell>
          <table:table-cell table:number-columns-repeated="2"/>
        </table:table-row>
        <table:table-row table:style-name="ro1">
          <table:table-cell office:value-type="float" office:value="-0.41352844" calcext:value-type="float">
            <text:p>-0.41352844</text:p>
          </table:table-cell>
          <table:table-cell office:value-type="float" office:value="0.14663696" calcext:value-type="float">
            <text:p>0.14663696</text:p>
          </table:table-cell>
          <table:table-cell office:value-type="float" office:value="11.225891" calcext:value-type="float">
            <text:p>11.225891</text:p>
          </table:table-cell>
          <table:table-cell office:value-type="float" office:value="789914987645680" calcext:value-type="float">
            <text:p>7899149876456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1624E+018" calcext:value-type="float">
            <text:p>1.478538071624E+018</text:p>
          </table:table-cell>
          <table:table-cell table:number-columns-repeated="2"/>
        </table:table-row>
        <table:table-row table:style-name="ro1">
          <table:table-cell office:value-type="float" office:value="-0.6228943" calcext:value-type="float">
            <text:p>-0.6228943</text:p>
          </table:table-cell>
          <table:table-cell office:value-type="float" office:value="0.09161377" calcext:value-type="float">
            <text:p>0.09161377</text:p>
          </table:table-cell>
          <table:table-cell office:value-type="float" office:value="9.897873" calcext:value-type="float">
            <text:p>9.897873</text:p>
          </table:table-cell>
          <table:table-cell office:value-type="float" office:value="789915007634694" calcext:value-type="float">
            <text:p>789915007634694</text:p>
          </table:table-cell>
          <table:table-cell office:value-type="float" office:value="3" calcext:value-type="float">
            <text:p>3</text:p>
          </table:table-cell>
          <table:table-cell office:value-type="float" office:value="1.478538071644E+018" calcext:value-type="float">
            <text:p>1.478538071644E+018</text:p>
          </table:table-cell>
          <table:table-cell table:number-columns-repeated="2"/>
        </table:table-row>
        <table:table-row table:style-name="ro1">
          <table:table-cell office:value-type="float" office:value="-0.54034424" calcext:value-type="float">
            <text:p>-0.54034424</text:p>
          </table:table-cell>
          <table:table-cell office:value-type="float" office:value="0.080841064" calcext:value-type="float">
            <text:p>0.080841064</text:p>
          </table:table-cell>
          <table:table-cell office:value-type="float" office:value="9.6454315" calcext:value-type="float">
            <text:p>9.6454315</text:p>
          </table:table-cell>
          <table:table-cell office:value-type="float" office:value="789915027623707" calcext:value-type="float">
            <text:p>7899150276237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1665E+018" calcext:value-type="float">
            <text:p>1.478538071665E+018</text:p>
          </table:table-cell>
          <table:table-cell table:number-columns-repeated="2"/>
        </table:table-row>
        <table:table-row table:style-name="ro1">
          <table:table-cell office:value-type="float" office:value="-0.6181183" calcext:value-type="float">
            <text:p>-0.6181183</text:p>
          </table:table-cell>
          <table:table-cell office:value-type="float" office:value="0.1980896" calcext:value-type="float">
            <text:p>0.1980896</text:p>
          </table:table-cell>
          <table:table-cell office:value-type="float" office:value="10.351318" calcext:value-type="float">
            <text:p>10.351318</text:p>
          </table:table-cell>
          <table:table-cell office:value-type="float" office:value="789915047612721" calcext:value-type="float">
            <text:p>789915047612721</text:p>
          </table:table-cell>
          <table:table-cell office:value-type="float" office:value="3" calcext:value-type="float">
            <text:p>3</text:p>
          </table:table-cell>
          <table:table-cell office:value-type="float" office:value="1.478538071685E+018" calcext:value-type="float">
            <text:p>1.478538071685E+018</text:p>
          </table:table-cell>
          <table:table-cell table:number-columns-repeated="2"/>
        </table:table-row>
        <table:table-row table:style-name="ro1">
          <table:table-cell office:value-type="float" office:value="-0.63246155" calcext:value-type="float">
            <text:p>-0.63246155</text:p>
          </table:table-cell>
          <table:table-cell office:value-type="float" office:value="0.2471466" calcext:value-type="float">
            <text:p>0.2471466</text:p>
          </table:table-cell>
          <table:table-cell office:value-type="float" office:value="10.29628" calcext:value-type="float">
            <text:p>10.29628</text:p>
          </table:table-cell>
          <table:table-cell office:value-type="float" office:value="789915067601735" calcext:value-type="float">
            <text:p>789915067601735</text:p>
          </table:table-cell>
          <table:table-cell office:value-type="float" office:value="3" calcext:value-type="float">
            <text:p>3</text:p>
          </table:table-cell>
          <table:table-cell office:value-type="float" office:value="1.478538071705E+018" calcext:value-type="float">
            <text:p>1.478538071705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21244812" calcext:value-type="float">
            <text:p>0.21244812</text:p>
          </table:table-cell>
          <table:table-cell office:value-type="float" office:value="10.108444" calcext:value-type="float">
            <text:p>10.108444</text:p>
          </table:table-cell>
          <table:table-cell office:value-type="float" office:value="789915087590748" calcext:value-type="float">
            <text:p>78991508759074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725E+018" calcext:value-type="float">
            <text:p>1.478538071725E+018</text:p>
          </table:table-cell>
          <table:table-cell table:number-columns-repeated="2"/>
        </table:table-row>
        <table:table-row table:style-name="ro1">
          <table:table-cell office:value-type="float" office:value="-0.5367584" calcext:value-type="float">
            <text:p>-0.5367584</text:p>
          </table:table-cell>
          <table:table-cell office:value-type="float" office:value="0.13348389" calcext:value-type="float">
            <text:p>0.13348389</text:p>
          </table:table-cell>
          <table:table-cell office:value-type="float" office:value="10.088104" calcext:value-type="float">
            <text:p>10.088104</text:p>
          </table:table-cell>
          <table:table-cell office:value-type="float" office:value="789915107579762" calcext:value-type="float">
            <text:p>789915107579762</text:p>
          </table:table-cell>
          <table:table-cell office:value-type="float" office:value="3" calcext:value-type="float">
            <text:p>3</text:p>
          </table:table-cell>
          <table:table-cell office:value-type="float" office:value="1.478538071745E+018" calcext:value-type="float">
            <text:p>1.478538071745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0118103" calcext:value-type="float">
            <text:p>0.10118103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5127538258" calcext:value-type="float">
            <text:p>789915127538258</text:p>
          </table:table-cell>
          <table:table-cell office:value-type="float" office:value="3" calcext:value-type="float">
            <text:p>3</text:p>
          </table:table-cell>
          <table:table-cell office:value-type="float" office:value="1.478538071765E+018" calcext:value-type="float">
            <text:p>1.478538071765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5147527272" calcext:value-type="float">
            <text:p>789915147527272</text:p>
          </table:table-cell>
          <table:table-cell office:value-type="float" office:value="3" calcext:value-type="float">
            <text:p>3</text:p>
          </table:table-cell>
          <table:table-cell office:value-type="float" office:value="1.478538071785E+018" calcext:value-type="float">
            <text:p>1.478538071785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77841" calcext:value-type="float">
            <text:p>10.177841</text:p>
          </table:table-cell>
          <table:table-cell office:value-type="float" office:value="789915167516286" calcext:value-type="float">
            <text:p>78991516751628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805E+018" calcext:value-type="float">
            <text:p>1.478538071805E+018</text:p>
          </table:table-cell>
          <table:table-cell table:number-columns-repeated="2"/>
        </table:table-row>
        <table:table-row table:style-name="ro1">
          <table:table-cell office:value-type="float" office:value="-0.6001587" calcext:value-type="float">
            <text:p>-0.6001587</text:p>
          </table:table-cell>
          <table:table-cell office:value-type="float" office:value="0.2256012" calcext:value-type="float">
            <text:p>0.2256012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5187505299" calcext:value-type="float">
            <text:p>789915187505299</text:p>
          </table:table-cell>
          <table:table-cell office:value-type="float" office:value="3" calcext:value-type="float">
            <text:p>3</text:p>
          </table:table-cell>
          <table:table-cell office:value-type="float" office:value="1.478538071825E+018" calcext:value-type="float">
            <text:p>1.478538071825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20167542" calcext:value-type="float">
            <text:p>0.20167542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5207494313" calcext:value-type="float">
            <text:p>789915207494313</text:p>
          </table:table-cell>
          <table:table-cell office:value-type="float" office:value="3" calcext:value-type="float">
            <text:p>3</text:p>
          </table:table-cell>
          <table:table-cell office:value-type="float" office:value="1.478538071845E+018" calcext:value-type="float">
            <text:p>1.478538071845E+018</text:p>
          </table:table-cell>
          <table:table-cell table:number-columns-repeated="2"/>
        </table:table-row>
        <table:table-row table:style-name="ro1">
          <table:table-cell office:value-type="float" office:value="-0.55470276" calcext:value-type="float">
            <text:p>-0.55470276</text:p>
          </table:table-cell>
          <table:table-cell office:value-type="float" office:value="0.12031555" calcext:value-type="float">
            <text:p>0.12031555</text:p>
          </table:table-cell>
          <table:table-cell office:value-type="float" office:value="10.12999" calcext:value-type="float">
            <text:p>10.12999</text:p>
          </table:table-cell>
          <table:table-cell office:value-type="float" office:value="789915227483327" calcext:value-type="float">
            <text:p>789915227483327</text:p>
          </table:table-cell>
          <table:table-cell office:value-type="float" office:value="3" calcext:value-type="float">
            <text:p>3</text:p>
          </table:table-cell>
          <table:table-cell office:value-type="float" office:value="1.478538071865E+018" calcext:value-type="float">
            <text:p>1.478538071865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090408325" calcext:value-type="float">
            <text:p>0.090408325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5247472340" calcext:value-type="float">
            <text:p>789915247472340</text:p>
          </table:table-cell>
          <table:table-cell office:value-type="float" office:value="3" calcext:value-type="float">
            <text:p>3</text:p>
          </table:table-cell>
          <table:table-cell office:value-type="float" office:value="1.478538071885E+018" calcext:value-type="float">
            <text:p>1.478538071885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55106" calcext:value-type="float">
            <text:p>10.155106</text:p>
          </table:table-cell>
          <table:table-cell office:value-type="float" office:value="789915267430836" calcext:value-type="float">
            <text:p>789915267430836</text:p>
          </table:table-cell>
          <table:table-cell office:value-type="float" office:value="3" calcext:value-type="float">
            <text:p>3</text:p>
          </table:table-cell>
          <table:table-cell office:value-type="float" office:value="1.478538071907E+018" calcext:value-type="float">
            <text:p>1.478538071907E+018</text:p>
          </table:table-cell>
          <table:table-cell table:number-columns-repeated="2"/>
        </table:table-row>
        <table:table-row table:style-name="ro1">
          <table:table-cell office:value-type="float" office:value="-0.5881958" calcext:value-type="float">
            <text:p>-0.5881958</text:p>
          </table:table-cell>
          <table:table-cell office:value-type="float" office:value="0.21005249" calcext:value-type="float">
            <text:p>0.21005249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5287419850" calcext:value-type="float">
            <text:p>789915287419850</text:p>
          </table:table-cell>
          <table:table-cell office:value-type="float" office:value="3" calcext:value-type="float">
            <text:p>3</text:p>
          </table:table-cell>
          <table:table-cell office:value-type="float" office:value="1.47853807193E+018" calcext:value-type="float">
            <text:p>1.47853807193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22201538" calcext:value-type="float">
            <text:p>0.22201538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5307408864" calcext:value-type="float">
            <text:p>789915307408864</text:p>
          </table:table-cell>
          <table:table-cell office:value-type="float" office:value="3" calcext:value-type="float">
            <text:p>3</text:p>
          </table:table-cell>
          <table:table-cell office:value-type="float" office:value="1.478538071946E+018" calcext:value-type="float">
            <text:p>1.478538071946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5327397877" calcext:value-type="float">
            <text:p>789915327397877</text:p>
          </table:table-cell>
          <table:table-cell office:value-type="float" office:value="3" calcext:value-type="float">
            <text:p>3</text:p>
          </table:table-cell>
          <table:table-cell office:value-type="float" office:value="1.478538071964E+018" calcext:value-type="float">
            <text:p>1.478538071964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490326" calcext:value-type="float">
            <text:p>0.1490326</text:p>
          </table:table-cell>
          <table:table-cell office:value-type="float" office:value="10.119217" calcext:value-type="float">
            <text:p>10.119217</text:p>
          </table:table-cell>
          <table:table-cell office:value-type="float" office:value="789915347356373" calcext:value-type="float">
            <text:p>789915347356373</text:p>
          </table:table-cell>
          <table:table-cell office:value-type="float" office:value="3" calcext:value-type="float">
            <text:p>3</text:p>
          </table:table-cell>
          <table:table-cell office:value-type="float" office:value="1.478538071984E+018" calcext:value-type="float">
            <text:p>1.478538071984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5621948" calcext:value-type="float">
            <text:p>0.15621948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5367345387" calcext:value-type="float">
            <text:p>78991536734538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006E+018" calcext:value-type="float">
            <text:p>1.478538072006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9091797" calcext:value-type="float">
            <text:p>0.19091797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5387334401" calcext:value-type="float">
            <text:p>789915387334401</text:p>
          </table:table-cell>
          <table:table-cell office:value-type="float" office:value="3" calcext:value-type="float">
            <text:p>3</text:p>
          </table:table-cell>
          <table:table-cell office:value-type="float" office:value="1.478538072025E+018" calcext:value-type="float">
            <text:p>1.47853807202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5407292897" calcext:value-type="float">
            <text:p>78991540729289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045E+018" calcext:value-type="float">
            <text:p>1.47853807204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63483" calcext:value-type="float">
            <text:p>10.163483</text:p>
          </table:table-cell>
          <table:table-cell office:value-type="float" office:value="789915427281911" calcext:value-type="float">
            <text:p>789915427281911</text:p>
          </table:table-cell>
          <table:table-cell office:value-type="float" office:value="3" calcext:value-type="float">
            <text:p>3</text:p>
          </table:table-cell>
          <table:table-cell office:value-type="float" office:value="1.478538072065E+018" calcext:value-type="float">
            <text:p>1.478538072065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5447270924" calcext:value-type="float">
            <text:p>789915447270924</text:p>
          </table:table-cell>
          <table:table-cell office:value-type="float" office:value="3" calcext:value-type="float">
            <text:p>3</text:p>
          </table:table-cell>
          <table:table-cell office:value-type="float" office:value="1.478538072085E+018" calcext:value-type="float">
            <text:p>1.47853807208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4663696" calcext:value-type="float">
            <text:p>0.14663696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5467259938" calcext:value-type="float">
            <text:p>789915467259938</text:p>
          </table:table-cell>
          <table:table-cell office:value-type="float" office:value="3" calcext:value-type="float">
            <text:p>3</text:p>
          </table:table-cell>
          <table:table-cell office:value-type="float" office:value="1.478538072107E+018" calcext:value-type="float">
            <text:p>1.478538072107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5142822" calcext:value-type="float">
            <text:p>0.15142822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15487248952" calcext:value-type="float">
            <text:p>789915487248952</text:p>
          </table:table-cell>
          <table:table-cell office:value-type="float" office:value="3" calcext:value-type="float">
            <text:p>3</text:p>
          </table:table-cell>
          <table:table-cell office:value-type="float" office:value="1.478538072126E+018" calcext:value-type="float">
            <text:p>1.478538072126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5507237965" calcext:value-type="float">
            <text:p>78991550723796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144E+018" calcext:value-type="float">
            <text:p>1.478538072144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5527196461" calcext:value-type="float">
            <text:p>789915527196461</text:p>
          </table:table-cell>
          <table:table-cell office:value-type="float" office:value="3" calcext:value-type="float">
            <text:p>3</text:p>
          </table:table-cell>
          <table:table-cell office:value-type="float" office:value="1.478538072165E+018" calcext:value-type="float">
            <text:p>1.478538072165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5547185475" calcext:value-type="float">
            <text:p>78991554718547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185E+018" calcext:value-type="float">
            <text:p>1.478538072185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5567174489" calcext:value-type="float">
            <text:p>789915567174489</text:p>
          </table:table-cell>
          <table:table-cell office:value-type="float" office:value="3" calcext:value-type="float">
            <text:p>3</text:p>
          </table:table-cell>
          <table:table-cell office:value-type="float" office:value="1.478538072204E+018" calcext:value-type="float">
            <text:p>1.478538072204E+018</text:p>
          </table:table-cell>
          <table:table-cell table:number-columns-repeated="2"/>
        </table:table-row>
        <table:table-row table:style-name="ro1">
          <table:table-cell office:value-type="float" office:value="-0.60375977" calcext:value-type="float">
            <text:p>-0.60375977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15587163502" calcext:value-type="float">
            <text:p>789915587163502</text:p>
          </table:table-cell>
          <table:table-cell office:value-type="float" office:value="3" calcext:value-type="float">
            <text:p>3</text:p>
          </table:table-cell>
          <table:table-cell office:value-type="float" office:value="1.478538072224E+018" calcext:value-type="float">
            <text:p>1.478538072224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5607152516" calcext:value-type="float">
            <text:p>789915607152516</text:p>
          </table:table-cell>
          <table:table-cell office:value-type="float" office:value="3" calcext:value-type="float">
            <text:p>3</text:p>
          </table:table-cell>
          <table:table-cell office:value-type="float" office:value="1.478538072244E+018" calcext:value-type="float">
            <text:p>1.478538072244E+018</text:p>
          </table:table-cell>
          <table:table-cell table:number-columns-repeated="2"/>
        </table:table-row>
        <table:table-row table:style-name="ro1">
          <table:table-cell office:value-type="float" office:value="-0.55589294" calcext:value-type="float">
            <text:p>-0.55589294</text:p>
          </table:table-cell>
          <table:table-cell office:value-type="float" office:value="0.19091797" calcext:value-type="float">
            <text:p>0.19091797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5627141530" calcext:value-type="float">
            <text:p>78991562714153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265E+018" calcext:value-type="float">
            <text:p>1.478538072265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19091797" calcext:value-type="float">
            <text:p>0.19091797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5647130543" calcext:value-type="float">
            <text:p>789915647130543</text:p>
          </table:table-cell>
          <table:table-cell office:value-type="float" office:value="3" calcext:value-type="float">
            <text:p>3</text:p>
          </table:table-cell>
          <table:table-cell office:value-type="float" office:value="1.478538072285E+018" calcext:value-type="float">
            <text:p>1.478538072285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5667119557" calcext:value-type="float">
            <text:p>78991566711955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305E+018" calcext:value-type="float">
            <text:p>1.478538072305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5687078053" calcext:value-type="float">
            <text:p>789915687078053</text:p>
          </table:table-cell>
          <table:table-cell office:value-type="float" office:value="3" calcext:value-type="float">
            <text:p>3</text:p>
          </table:table-cell>
          <table:table-cell office:value-type="float" office:value="1.478538072325E+018" calcext:value-type="float">
            <text:p>1.478538072325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20288086" calcext:value-type="float">
            <text:p>0.20288086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5707067067" calcext:value-type="float">
            <text:p>78991570706706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345E+018" calcext:value-type="float">
            <text:p>1.478538072345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2999" calcext:value-type="float">
            <text:p>10.12999</text:p>
          </table:table-cell>
          <table:table-cell office:value-type="float" office:value="789915727056080" calcext:value-type="float">
            <text:p>7899157270560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365E+018" calcext:value-type="float">
            <text:p>1.478538072365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5747014577" calcext:value-type="float">
            <text:p>78991574701457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385E+018" calcext:value-type="float">
            <text:p>1.478538072385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5767003590" calcext:value-type="float">
            <text:p>78991576700359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406E+018" calcext:value-type="float">
            <text:p>1.478538072406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4305115" calcext:value-type="float">
            <text:p>0.14305115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5786992604" calcext:value-type="float">
            <text:p>789915786992604</text:p>
          </table:table-cell>
          <table:table-cell office:value-type="float" office:value="3" calcext:value-type="float">
            <text:p>3</text:p>
          </table:table-cell>
          <table:table-cell office:value-type="float" office:value="1.478538072427E+018" calcext:value-type="float">
            <text:p>1.478538072427E+018</text:p>
          </table:table-cell>
          <table:table-cell table:number-columns-repeated="2"/>
        </table:table-row>
        <table:table-row table:style-name="ro1">
          <table:table-cell office:value-type="float" office:value="-0.6444397" calcext:value-type="float">
            <text:p>-0.6444397</text:p>
          </table:table-cell>
          <table:table-cell office:value-type="float" office:value="0.076049805" calcext:value-type="float">
            <text:p>0.076049805</text:p>
          </table:table-cell>
          <table:table-cell office:value-type="float" office:value="10.0390625" calcext:value-type="float">
            <text:p>10.0390625</text:p>
          </table:table-cell>
          <table:table-cell office:value-type="float" office:value="789915807012135" calcext:value-type="float">
            <text:p>78991580701213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461E+018" calcext:value-type="float">
            <text:p>1.478538072461E+018</text:p>
          </table:table-cell>
          <table:table-cell table:number-columns-repeated="2"/>
        </table:table-row>
        <table:table-row table:style-name="ro1">
          <table:table-cell office:value-type="float" office:value="-0.53915405" calcext:value-type="float">
            <text:p>-0.53915405</text:p>
          </table:table-cell>
          <table:table-cell office:value-type="float" office:value="0.22441101" calcext:value-type="float">
            <text:p>0.22441101</text:p>
          </table:table-cell>
          <table:table-cell office:value-type="float" office:value="9.755508" calcext:value-type="float">
            <text:p>9.755508</text:p>
          </table:table-cell>
          <table:table-cell office:value-type="float" office:value="789915827153737" calcext:value-type="float">
            <text:p>78991582715373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466E+018" calcext:value-type="float">
            <text:p>1.478538072466E+018</text:p>
          </table:table-cell>
          <table:table-cell table:number-columns-repeated="2"/>
        </table:table-row>
        <table:table-row table:style-name="ro1">
          <table:table-cell office:value-type="float" office:value="-0.6408386" calcext:value-type="float">
            <text:p>-0.6408386</text:p>
          </table:table-cell>
          <table:table-cell office:value-type="float" office:value="0.30577087" calcext:value-type="float">
            <text:p>0.30577087</text:p>
          </table:table-cell>
          <table:table-cell office:value-type="float" office:value="10.29509" calcext:value-type="float">
            <text:p>10.29509</text:p>
          </table:table-cell>
          <table:table-cell office:value-type="float" office:value="789915847081715" calcext:value-type="float">
            <text:p>78991584708171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485E+018" calcext:value-type="float">
            <text:p>1.478538072485E+018</text:p>
          </table:table-cell>
          <table:table-cell table:number-columns-repeated="2"/>
        </table:table-row>
        <table:table-row table:style-name="ro1">
          <table:table-cell office:value-type="float" office:value="-0.60375977" calcext:value-type="float">
            <text:p>-0.60375977</text:p>
          </table:table-cell>
          <table:table-cell office:value-type="float" office:value="0.29141235" calcext:value-type="float">
            <text:p>0.29141235</text:p>
          </table:table-cell>
          <table:table-cell office:value-type="float" office:value="10.424301" calcext:value-type="float">
            <text:p>10.424301</text:p>
          </table:table-cell>
          <table:table-cell office:value-type="float" office:value="789915867070729" calcext:value-type="float">
            <text:p>789915867070729</text:p>
          </table:table-cell>
          <table:table-cell office:value-type="float" office:value="3" calcext:value-type="float">
            <text:p>3</text:p>
          </table:table-cell>
          <table:table-cell office:value-type="float" office:value="1.478538072505E+018" calcext:value-type="float">
            <text:p>1.478538072505E+018</text:p>
          </table:table-cell>
          <table:table-cell table:number-columns-repeated="2"/>
        </table:table-row>
        <table:table-row table:style-name="ro1">
          <table:table-cell office:value-type="float" office:value="-0.51760864" calcext:value-type="float">
            <text:p>-0.51760864</text:p>
          </table:table-cell>
          <table:table-cell office:value-type="float" office:value="0.10118103" calcext:value-type="float">
            <text:p>0.10118103</text:p>
          </table:table-cell>
          <table:table-cell office:value-type="float" office:value="10.022308" calcext:value-type="float">
            <text:p>10.022308</text:p>
          </table:table-cell>
          <table:table-cell office:value-type="float" office:value="789915887029225" calcext:value-type="float">
            <text:p>78991588702922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525E+018" calcext:value-type="float">
            <text:p>1.478538072525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-0.012481689" calcext:value-type="float">
            <text:p>-0.012481689</text:p>
          </table:table-cell>
          <table:table-cell office:value-type="float" office:value="10.113235" calcext:value-type="float">
            <text:p>10.113235</text:p>
          </table:table-cell>
          <table:table-cell office:value-type="float" office:value="789915907018239" calcext:value-type="float">
            <text:p>789915907018239</text:p>
          </table:table-cell>
          <table:table-cell office:value-type="float" office:value="3" calcext:value-type="float">
            <text:p>3</text:p>
          </table:table-cell>
          <table:table-cell office:value-type="float" office:value="1.478538072545E+018" calcext:value-type="float">
            <text:p>1.478538072545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099990845" calcext:value-type="float">
            <text:p>0.099990845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5927007252" calcext:value-type="float">
            <text:p>789915927007252</text:p>
          </table:table-cell>
          <table:table-cell office:value-type="float" office:value="3" calcext:value-type="float">
            <text:p>3</text:p>
          </table:table-cell>
          <table:table-cell office:value-type="float" office:value="1.478538072565E+018" calcext:value-type="float">
            <text:p>1.478538072565E+018</text:p>
          </table:table-cell>
          <table:table-cell table:number-columns-repeated="2"/>
        </table:table-row>
        <table:table-row table:style-name="ro1">
          <table:table-cell office:value-type="float" office:value="-0.6073456" calcext:value-type="float">
            <text:p>-0.6073456</text:p>
          </table:table-cell>
          <table:table-cell office:value-type="float" office:value="0.28303528" calcext:value-type="float">
            <text:p>0.28303528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5946996266" calcext:value-type="float">
            <text:p>789915946996266</text:p>
          </table:table-cell>
          <table:table-cell office:value-type="float" office:value="3" calcext:value-type="float">
            <text:p>3</text:p>
          </table:table-cell>
          <table:table-cell office:value-type="float" office:value="1.478538072585E+018" calcext:value-type="float">
            <text:p>1.478538072585E+018</text:p>
          </table:table-cell>
          <table:table-cell table:number-columns-repeated="2"/>
        </table:table-row>
        <table:table-row table:style-name="ro1">
          <table:table-cell office:value-type="float" office:value="-0.6228943" calcext:value-type="float">
            <text:p>-0.6228943</text:p>
          </table:table-cell>
          <table:table-cell office:value-type="float" office:value="0.30577087" calcext:value-type="float">
            <text:p>0.30577087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5966985280" calcext:value-type="float">
            <text:p>7899159669852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605E+018" calcext:value-type="float">
            <text:p>1.478538072605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28422546" calcext:value-type="float">
            <text:p>0.28422546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5986974293" calcext:value-type="float">
            <text:p>7899159869742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2625E+018" calcext:value-type="float">
            <text:p>1.478538072625E+018</text:p>
          </table:table-cell>
          <table:table-cell table:number-columns-repeated="2"/>
        </table:table-row>
        <table:table-row table:style-name="ro1">
          <table:table-cell office:value-type="float" office:value="-0.55111694" calcext:value-type="float">
            <text:p>-0.55111694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79031" calcext:value-type="float">
            <text:p>10.179031</text:p>
          </table:table-cell>
          <table:table-cell office:value-type="float" office:value="789916006932789" calcext:value-type="float">
            <text:p>789916006932789</text:p>
          </table:table-cell>
          <table:table-cell office:value-type="float" office:value="3" calcext:value-type="float">
            <text:p>3</text:p>
          </table:table-cell>
          <table:table-cell office:value-type="float" office:value="1.478538072645E+018" calcext:value-type="float">
            <text:p>1.47853807264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053329468" calcext:value-type="float">
            <text:p>0.053329468</text:p>
          </table:table-cell>
          <table:table-cell office:value-type="float" office:value="10.170654" calcext:value-type="float">
            <text:p>10.170654</text:p>
          </table:table-cell>
          <table:table-cell office:value-type="float" office:value="789916026921803" calcext:value-type="float">
            <text:p>789916026921803</text:p>
          </table:table-cell>
          <table:table-cell office:value-type="float" office:value="3" calcext:value-type="float">
            <text:p>3</text:p>
          </table:table-cell>
          <table:table-cell office:value-type="float" office:value="1.478538072666E+018" calcext:value-type="float">
            <text:p>1.478538072666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06768799" calcext:value-type="float">
            <text:p>0.06768799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6046910817" calcext:value-type="float">
            <text:p>7899160469108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685E+018" calcext:value-type="float">
            <text:p>1.478538072685E+018</text:p>
          </table:table-cell>
          <table:table-cell table:number-columns-repeated="2"/>
        </table:table-row>
        <table:table-row table:style-name="ro1">
          <table:table-cell office:value-type="float" office:value="-0.6181183" calcext:value-type="float">
            <text:p>-0.6181183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6066899830" calcext:value-type="float">
            <text:p>78991606689983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705E+018" calcext:value-type="float">
            <text:p>1.478538072705E+018</text:p>
          </table:table-cell>
          <table:table-cell table:number-columns-repeated="2"/>
        </table:table-row>
        <table:table-row table:style-name="ro1">
          <table:table-cell office:value-type="float" office:value="-0.5953827" calcext:value-type="float">
            <text:p>-0.5953827</text:p>
          </table:table-cell>
          <table:table-cell office:value-type="float" office:value="0.27586365" calcext:value-type="float">
            <text:p>0.27586365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6086888844" calcext:value-type="float">
            <text:p>789916086888844</text:p>
          </table:table-cell>
          <table:table-cell office:value-type="float" office:value="3" calcext:value-type="float">
            <text:p>3</text:p>
          </table:table-cell>
          <table:table-cell office:value-type="float" office:value="1.478538072725E+018" calcext:value-type="float">
            <text:p>1.478538072725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2591095" calcext:value-type="float">
            <text:p>0.2591095</text:p>
          </table:table-cell>
          <table:table-cell office:value-type="float" office:value="10.174255" calcext:value-type="float">
            <text:p>10.174255</text:p>
          </table:table-cell>
          <table:table-cell office:value-type="float" office:value="789916106877858" calcext:value-type="float">
            <text:p>789916106877858</text:p>
          </table:table-cell>
          <table:table-cell office:value-type="float" office:value="3" calcext:value-type="float">
            <text:p>3</text:p>
          </table:table-cell>
          <table:table-cell office:value-type="float" office:value="1.478538072745E+018" calcext:value-type="float">
            <text:p>1.478538072745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6126866871" calcext:value-type="float">
            <text:p>789916126866871</text:p>
          </table:table-cell>
          <table:table-cell office:value-type="float" office:value="3" calcext:value-type="float">
            <text:p>3</text:p>
          </table:table-cell>
          <table:table-cell office:value-type="float" office:value="1.478538072767E+018" calcext:value-type="float">
            <text:p>1.478538072767E+018</text:p>
          </table:table-cell>
          <table:table-cell table:number-columns-repeated="2"/>
        </table:table-row>
        <table:table-row table:style-name="ro1">
          <table:table-cell office:value-type="float" office:value="-0.6073456" calcext:value-type="float">
            <text:p>-0.6073456</text:p>
          </table:table-cell>
          <table:table-cell office:value-type="float" office:value="0.11433411" calcext:value-type="float">
            <text:p>0.11433411</text:p>
          </table:table-cell>
          <table:table-cell office:value-type="float" office:value="10.185013" calcext:value-type="float">
            <text:p>10.185013</text:p>
          </table:table-cell>
          <table:table-cell office:value-type="float" office:value="789916146794850" calcext:value-type="float">
            <text:p>789916146794850</text:p>
          </table:table-cell>
          <table:table-cell office:value-type="float" office:value="3" calcext:value-type="float">
            <text:p>3</text:p>
          </table:table-cell>
          <table:table-cell office:value-type="float" office:value="1.478538072784E+018" calcext:value-type="float">
            <text:p>1.47853807278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1793518" calcext:value-type="float">
            <text:p>0.11793518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6166783864" calcext:value-type="float">
            <text:p>789916166783864</text:p>
          </table:table-cell>
          <table:table-cell office:value-type="float" office:value="3" calcext:value-type="float">
            <text:p>3</text:p>
          </table:table-cell>
          <table:table-cell office:value-type="float" office:value="1.478538072804E+018" calcext:value-type="float">
            <text:p>1.478538072804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20407" calcext:value-type="float">
            <text:p>10.120407</text:p>
          </table:table-cell>
          <table:table-cell office:value-type="float" office:value="789916186772877" calcext:value-type="float">
            <text:p>78991618677287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826E+018" calcext:value-type="float">
            <text:p>1.478538072826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21125793" calcext:value-type="float">
            <text:p>0.21125793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6206761891" calcext:value-type="float">
            <text:p>789916206761891</text:p>
          </table:table-cell>
          <table:table-cell office:value-type="float" office:value="3" calcext:value-type="float">
            <text:p>3</text:p>
          </table:table-cell>
          <table:table-cell office:value-type="float" office:value="1.478538072845E+018" calcext:value-type="float">
            <text:p>1.47853807284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20765686" calcext:value-type="float">
            <text:p>0.20765686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6226750905" calcext:value-type="float">
            <text:p>789916226750905</text:p>
          </table:table-cell>
          <table:table-cell office:value-type="float" office:value="3" calcext:value-type="float">
            <text:p>3</text:p>
          </table:table-cell>
          <table:table-cell office:value-type="float" office:value="1.478538072865E+018" calcext:value-type="float">
            <text:p>1.47853807286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6246739918" calcext:value-type="float">
            <text:p>789916246739918</text:p>
          </table:table-cell>
          <table:table-cell office:value-type="float" office:value="3" calcext:value-type="float">
            <text:p>3</text:p>
          </table:table-cell>
          <table:table-cell office:value-type="float" office:value="1.478538072885E+018" calcext:value-type="float">
            <text:p>1.47853807288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4663696" calcext:value-type="float">
            <text:p>0.14663696</text:p>
          </table:table-cell>
          <table:table-cell office:value-type="float" office:value="10.119217" calcext:value-type="float">
            <text:p>10.119217</text:p>
          </table:table-cell>
          <table:table-cell office:value-type="float" office:value="789916266728932" calcext:value-type="float">
            <text:p>789916266728932</text:p>
          </table:table-cell>
          <table:table-cell office:value-type="float" office:value="3" calcext:value-type="float">
            <text:p>3</text:p>
          </table:table-cell>
          <table:table-cell office:value-type="float" office:value="1.478538072905E+018" calcext:value-type="float">
            <text:p>1.47853807290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3827515" calcext:value-type="float">
            <text:p>0.13827515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6286717946" calcext:value-type="float">
            <text:p>789916286717946</text:p>
          </table:table-cell>
          <table:table-cell office:value-type="float" office:value="3" calcext:value-type="float">
            <text:p>3</text:p>
          </table:table-cell>
          <table:table-cell office:value-type="float" office:value="1.478538072929E+018" calcext:value-type="float">
            <text:p>1.478538072929E+018</text:p>
          </table:table-cell>
          <table:table-cell table:number-columns-repeated="2"/>
        </table:table-row>
        <table:table-row table:style-name="ro1">
          <table:table-cell office:value-type="float" office:value="-0.5451355" calcext:value-type="float">
            <text:p>-0.5451355</text:p>
          </table:table-cell>
          <table:table-cell office:value-type="float" office:value="0.1980896" calcext:value-type="float">
            <text:p>0.1980896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6306706959" calcext:value-type="float">
            <text:p>789916306706959</text:p>
          </table:table-cell>
          <table:table-cell office:value-type="float" office:value="3" calcext:value-type="float">
            <text:p>3</text:p>
          </table:table-cell>
          <table:table-cell office:value-type="float" office:value="1.478538072947E+018" calcext:value-type="float">
            <text:p>1.478538072947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9329834" calcext:value-type="float">
            <text:p>0.19329834</text:p>
          </table:table-cell>
          <table:table-cell office:value-type="float" office:value="10.163483" calcext:value-type="float">
            <text:p>10.163483</text:p>
          </table:table-cell>
          <table:table-cell office:value-type="float" office:value="789916326695973" calcext:value-type="float">
            <text:p>789916326695973</text:p>
          </table:table-cell>
          <table:table-cell office:value-type="float" office:value="3" calcext:value-type="float">
            <text:p>3</text:p>
          </table:table-cell>
          <table:table-cell office:value-type="float" office:value="1.478538072965E+018" calcext:value-type="float">
            <text:p>1.478538072965E+018</text:p>
          </table:table-cell>
          <table:table-cell table:number-columns-repeated="2"/>
        </table:table-row>
        <table:table-row table:style-name="ro1">
          <table:table-cell office:value-type="float" office:value="-0.56307983" calcext:value-type="float">
            <text:p>-0.56307983</text:p>
          </table:table-cell>
          <table:table-cell office:value-type="float" office:value="0.20526123" calcext:value-type="float">
            <text:p>0.20526123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6346684987" calcext:value-type="float">
            <text:p>789916346684987</text:p>
          </table:table-cell>
          <table:table-cell office:value-type="float" office:value="3" calcext:value-type="float">
            <text:p>3</text:p>
          </table:table-cell>
          <table:table-cell office:value-type="float" office:value="1.478538072985E+018" calcext:value-type="float">
            <text:p>1.478538072985E+018</text:p>
          </table:table-cell>
          <table:table-cell table:number-columns-repeated="2"/>
        </table:table-row>
        <table:table-row table:style-name="ro1">
          <table:table-cell office:value-type="float" office:value="-0.6145172" calcext:value-type="float">
            <text:p>-0.6145172</text:p>
          </table:table-cell>
          <table:table-cell office:value-type="float" office:value="0.16818237" calcext:value-type="float">
            <text:p>0.16818237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6366674000" calcext:value-type="float">
            <text:p>78991636667400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005E+018" calcext:value-type="float">
            <text:p>1.47853807300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5382385" calcext:value-type="float">
            <text:p>0.15382385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16386663014" calcext:value-type="float">
            <text:p>789916386663014</text:p>
          </table:table-cell>
          <table:table-cell office:value-type="float" office:value="3" calcext:value-type="float">
            <text:p>3</text:p>
          </table:table-cell>
          <table:table-cell office:value-type="float" office:value="1.478538073029E+018" calcext:value-type="float">
            <text:p>1.478538073029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5501404" calcext:value-type="float">
            <text:p>0.15501404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6406652028" calcext:value-type="float">
            <text:p>78991640665202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047E+018" calcext:value-type="float">
            <text:p>1.478538073047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6426641041" calcext:value-type="float">
            <text:p>789916426641041</text:p>
          </table:table-cell>
          <table:table-cell office:value-type="float" office:value="3" calcext:value-type="float">
            <text:p>3</text:p>
          </table:table-cell>
          <table:table-cell office:value-type="float" office:value="1.478538073064E+018" calcext:value-type="float">
            <text:p>1.47853807306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6446630055" calcext:value-type="float">
            <text:p>789916446630055</text:p>
          </table:table-cell>
          <table:table-cell office:value-type="float" office:value="3" calcext:value-type="float">
            <text:p>3</text:p>
          </table:table-cell>
          <table:table-cell office:value-type="float" office:value="1.478538073084E+018" calcext:value-type="float">
            <text:p>1.478538073084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16466619069" calcext:value-type="float">
            <text:p>789916466619069</text:p>
          </table:table-cell>
          <table:table-cell office:value-type="float" office:value="3" calcext:value-type="float">
            <text:p>3</text:p>
          </table:table-cell>
          <table:table-cell office:value-type="float" office:value="1.478538073104E+018" calcext:value-type="float">
            <text:p>1.478538073104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1084" calcext:value-type="float">
            <text:p>10.11084</text:p>
          </table:table-cell>
          <table:table-cell office:value-type="float" office:value="789916486608082" calcext:value-type="float">
            <text:p>78991648660808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124E+018" calcext:value-type="float">
            <text:p>1.478538073124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9091797" calcext:value-type="float">
            <text:p>0.19091797</text:p>
          </table:table-cell>
          <table:table-cell office:value-type="float" office:value="10.179031" calcext:value-type="float">
            <text:p>10.179031</text:p>
          </table:table-cell>
          <table:table-cell office:value-type="float" office:value="789916506597096" calcext:value-type="float">
            <text:p>78991650659709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144E+018" calcext:value-type="float">
            <text:p>1.47853807314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6526555592" calcext:value-type="float">
            <text:p>7899165265555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164E+018" calcext:value-type="float">
            <text:p>1.478538073164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55106" calcext:value-type="float">
            <text:p>10.155106</text:p>
          </table:table-cell>
          <table:table-cell office:value-type="float" office:value="789916546544606" calcext:value-type="float">
            <text:p>7899165465446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06E+018" calcext:value-type="float">
            <text:p>1.478538073206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6220093" calcext:value-type="float">
            <text:p>0.16220093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6566594655" calcext:value-type="float">
            <text:p>789916566594655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16E+018" calcext:value-type="float">
            <text:p>1.478538073216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23993" calcext:value-type="float">
            <text:p>10.123993</text:p>
          </table:table-cell>
          <table:table-cell office:value-type="float" office:value="789916586553151" calcext:value-type="float">
            <text:p>789916586553151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24E+018" calcext:value-type="float">
            <text:p>1.478538073224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6606542164" calcext:value-type="float">
            <text:p>789916606542164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43E+018" calcext:value-type="float">
            <text:p>1.478538073243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68274" calcext:value-type="float">
            <text:p>10.168274</text:p>
          </table:table-cell>
          <table:table-cell office:value-type="float" office:value="789916626531178" calcext:value-type="float">
            <text:p>78991662653117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73E+018" calcext:value-type="float">
            <text:p>1.478538073273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6646520192" calcext:value-type="float">
            <text:p>7899166465201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291E+018" calcext:value-type="float">
            <text:p>1.478538073291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6666509205" calcext:value-type="float">
            <text:p>789916666509205</text:p>
          </table:table-cell>
          <table:table-cell office:value-type="float" office:value="3" calcext:value-type="float">
            <text:p>3</text:p>
          </table:table-cell>
          <table:table-cell office:value-type="float" office:value="1.478538073303E+018" calcext:value-type="float">
            <text:p>1.478538073303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6686467702" calcext:value-type="float">
            <text:p>78991668646770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326E+018" calcext:value-type="float">
            <text:p>1.478538073326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6459656" calcext:value-type="float">
            <text:p>0.16459656</text:p>
          </table:table-cell>
          <table:table-cell office:value-type="float" office:value="10.17186" calcext:value-type="float">
            <text:p>10.17186</text:p>
          </table:table-cell>
          <table:table-cell office:value-type="float" office:value="789916706456715" calcext:value-type="float">
            <text:p>789916706456715</text:p>
          </table:table-cell>
          <table:table-cell office:value-type="float" office:value="3" calcext:value-type="float">
            <text:p>3</text:p>
          </table:table-cell>
          <table:table-cell office:value-type="float" office:value="1.47853807335E+018" calcext:value-type="float">
            <text:p>1.47853807335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23993" calcext:value-type="float">
            <text:p>10.123993</text:p>
          </table:table-cell>
          <table:table-cell office:value-type="float" office:value="789916726445729" calcext:value-type="float">
            <text:p>789916726445729</text:p>
          </table:table-cell>
          <table:table-cell office:value-type="float" office:value="3" calcext:value-type="float">
            <text:p>3</text:p>
          </table:table-cell>
          <table:table-cell office:value-type="float" office:value="1.478538073365E+018" calcext:value-type="float">
            <text:p>1.478538073365E+018</text:p>
          </table:table-cell>
          <table:table-cell table:number-columns-repeated="2"/>
        </table:table-row>
        <table:table-row table:style-name="ro1">
          <table:table-cell office:value-type="float" office:value="-0.6073456" calcext:value-type="float">
            <text:p>-0.6073456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6746434743" calcext:value-type="float">
            <text:p>789916746434743</text:p>
          </table:table-cell>
          <table:table-cell office:value-type="float" office:value="3" calcext:value-type="float">
            <text:p>3</text:p>
          </table:table-cell>
          <table:table-cell office:value-type="float" office:value="1.478538073383E+018" calcext:value-type="float">
            <text:p>1.478538073383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6766423756" calcext:value-type="float">
            <text:p>78991676642375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404E+018" calcext:value-type="float">
            <text:p>1.478538073404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26389" calcext:value-type="float">
            <text:p>10.126389</text:p>
          </table:table-cell>
          <table:table-cell office:value-type="float" office:value="789916786412770" calcext:value-type="float">
            <text:p>78991678641277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424E+018" calcext:value-type="float">
            <text:p>1.47853807342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5263367" calcext:value-type="float">
            <text:p>0.15263367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6806401784" calcext:value-type="float">
            <text:p>7899168064017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3444E+018" calcext:value-type="float">
            <text:p>1.478538073444E+018</text:p>
          </table:table-cell>
          <table:table-cell table:number-columns-repeated="2"/>
        </table:table-row>
        <table:table-row table:style-name="ro1">
          <table:table-cell office:value-type="float" office:value="-0.6264801" calcext:value-type="float">
            <text:p>-0.6264801</text:p>
          </table:table-cell>
          <table:table-cell office:value-type="float" office:value="0.1598053" calcext:value-type="float">
            <text:p>0.1598053</text:p>
          </table:table-cell>
          <table:table-cell office:value-type="float" office:value="9.861984" calcext:value-type="float">
            <text:p>9.861984</text:p>
          </table:table-cell>
          <table:table-cell office:value-type="float" office:value="789916826390797" calcext:value-type="float">
            <text:p>789916826390797</text:p>
          </table:table-cell>
          <table:table-cell office:value-type="float" office:value="3" calcext:value-type="float">
            <text:p>3</text:p>
          </table:table-cell>
          <table:table-cell office:value-type="float" office:value="1.478538073465E+018" calcext:value-type="float">
            <text:p>1.478538073465E+018</text:p>
          </table:table-cell>
          <table:table-cell table:number-columns-repeated="2"/>
        </table:table-row>
        <table:table-row table:style-name="ro1">
          <table:table-cell office:value-type="float" office:value="-0.6755371" calcext:value-type="float">
            <text:p>-0.6755371</text:p>
          </table:table-cell>
          <table:table-cell office:value-type="float" office:value="0.24475098" calcext:value-type="float">
            <text:p>0.24475098</text:p>
          </table:table-cell>
          <table:table-cell office:value-type="float" office:value="7.637863" calcext:value-type="float">
            <text:p>7.637863</text:p>
          </table:table-cell>
          <table:table-cell office:value-type="float" office:value="789916846868092" calcext:value-type="float">
            <text:p>7899168468680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486E+018" calcext:value-type="float">
            <text:p>1.478538073486E+018</text:p>
          </table:table-cell>
          <table:table-cell table:number-columns-repeated="2"/>
        </table:table-row>
        <table:table-row table:style-name="ro1">
          <table:table-cell office:value-type="float" office:value="-0.5499115" calcext:value-type="float">
            <text:p>-0.5499115</text:p>
          </table:table-cell>
          <table:table-cell office:value-type="float" office:value="0.12750244" calcext:value-type="float">
            <text:p>0.12750244</text:p>
          </table:table-cell>
          <table:table-cell office:value-type="float" office:value="10.955505" calcext:value-type="float">
            <text:p>10.955505</text:p>
          </table:table-cell>
          <table:table-cell office:value-type="float" office:value="789916866857106" calcext:value-type="float">
            <text:p>7899168668571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506E+018" calcext:value-type="float">
            <text:p>1.478538073506E+018</text:p>
          </table:table-cell>
          <table:table-cell table:number-columns-repeated="2"/>
        </table:table-row>
        <table:table-row table:style-name="ro1">
          <table:table-cell office:value-type="float" office:value="-0.7377472" calcext:value-type="float">
            <text:p>-0.7377472</text:p>
          </table:table-cell>
          <table:table-cell office:value-type="float" office:value="0.24356079" calcext:value-type="float">
            <text:p>0.24356079</text:p>
          </table:table-cell>
          <table:table-cell office:value-type="float" office:value="10.539154" calcext:value-type="float">
            <text:p>10.539154</text:p>
          </table:table-cell>
          <table:table-cell office:value-type="float" office:value="789916886846120" calcext:value-type="float">
            <text:p>78991688684612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526E+018" calcext:value-type="float">
            <text:p>1.478538073526E+018</text:p>
          </table:table-cell>
          <table:table-cell table:number-columns-repeated="2"/>
        </table:table-row>
        <table:table-row table:style-name="ro1">
          <table:table-cell office:value-type="float" office:value="-0.6073456" calcext:value-type="float">
            <text:p>-0.6073456</text:p>
          </table:table-cell>
          <table:table-cell office:value-type="float" office:value="0.29260254" calcext:value-type="float">
            <text:p>0.29260254</text:p>
          </table:table-cell>
          <table:table-cell office:value-type="float" office:value="9.979233" calcext:value-type="float">
            <text:p>9.979233</text:p>
          </table:table-cell>
          <table:table-cell office:value-type="float" office:value="789916906804616" calcext:value-type="float">
            <text:p>78991690680461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545E+018" calcext:value-type="float">
            <text:p>1.478538073545E+018</text:p>
          </table:table-cell>
          <table:table-cell table:number-columns-repeated="2"/>
        </table:table-row>
        <table:table-row table:style-name="ro1">
          <table:table-cell office:value-type="float" office:value="-0.52838135" calcext:value-type="float">
            <text:p>-0.52838135</text:p>
          </table:table-cell>
          <table:table-cell office:value-type="float" office:value="0.14065552" calcext:value-type="float">
            <text:p>0.14065552</text:p>
          </table:table-cell>
          <table:table-cell office:value-type="float" office:value="9.841644" calcext:value-type="float">
            <text:p>9.841644</text:p>
          </table:table-cell>
          <table:table-cell office:value-type="float" office:value="789916926793629" calcext:value-type="float">
            <text:p>789916926793629</text:p>
          </table:table-cell>
          <table:table-cell office:value-type="float" office:value="3" calcext:value-type="float">
            <text:p>3</text:p>
          </table:table-cell>
          <table:table-cell office:value-type="float" office:value="1.478538073565E+018" calcext:value-type="float">
            <text:p>1.478538073565E+018</text:p>
          </table:table-cell>
          <table:table-cell table:number-columns-repeated="2"/>
        </table:table-row>
        <table:table-row table:style-name="ro1">
          <table:table-cell office:value-type="float" office:value="-0.54273987" calcext:value-type="float">
            <text:p>-0.54273987</text:p>
          </table:table-cell>
          <table:table-cell office:value-type="float" office:value="0.0712738" calcext:value-type="float">
            <text:p>0.0712738</text:p>
          </table:table-cell>
          <table:table-cell office:value-type="float" office:value="10.308243" calcext:value-type="float">
            <text:p>10.308243</text:p>
          </table:table-cell>
          <table:table-cell office:value-type="float" office:value="789916946782643" calcext:value-type="float">
            <text:p>789916946782643</text:p>
          </table:table-cell>
          <table:table-cell office:value-type="float" office:value="3" calcext:value-type="float">
            <text:p>3</text:p>
          </table:table-cell>
          <table:table-cell office:value-type="float" office:value="1.478538073585E+018" calcext:value-type="float">
            <text:p>1.47853807358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15382385" calcext:value-type="float">
            <text:p>0.15382385</text:p>
          </table:table-cell>
          <table:table-cell office:value-type="float" office:value="10.210144" calcext:value-type="float">
            <text:p>10.210144</text:p>
          </table:table-cell>
          <table:table-cell office:value-type="float" office:value="789916966771657" calcext:value-type="float">
            <text:p>789916966771657</text:p>
          </table:table-cell>
          <table:table-cell office:value-type="float" office:value="3" calcext:value-type="float">
            <text:p>3</text:p>
          </table:table-cell>
          <table:table-cell office:value-type="float" office:value="1.478538073605E+018" calcext:value-type="float">
            <text:p>1.478538073605E+018</text:p>
          </table:table-cell>
          <table:table-cell table:number-columns-repeated="2"/>
        </table:table-row>
        <table:table-row table:style-name="ro1">
          <table:table-cell office:value-type="float" office:value="-0.633667" calcext:value-type="float">
            <text:p>-0.633667</text:p>
          </table:table-cell>
          <table:table-cell office:value-type="float" office:value="0.22322083" calcext:value-type="float">
            <text:p>0.22322083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16986760670" calcext:value-type="float">
            <text:p>78991698676067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626E+018" calcext:value-type="float">
            <text:p>1.478538073626E+018</text:p>
          </table:table-cell>
          <table:table-cell table:number-columns-repeated="2"/>
        </table:table-row>
        <table:table-row table:style-name="ro1">
          <table:table-cell office:value-type="float" office:value="-0.6217041" calcext:value-type="float">
            <text:p>-0.6217041</text:p>
          </table:table-cell>
          <table:table-cell office:value-type="float" office:value="0.24954224" calcext:value-type="float">
            <text:p>0.24954224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17006749684" calcext:value-type="float">
            <text:p>7899170067496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3645E+018" calcext:value-type="float">
            <text:p>1.478538073645E+018</text:p>
          </table:table-cell>
          <table:table-cell table:number-columns-repeated="2"/>
        </table:table-row>
        <table:table-row table:style-name="ro1">
          <table:table-cell office:value-type="float" office:value="-0.5499115" calcext:value-type="float">
            <text:p>-0.5499115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7026738698" calcext:value-type="float">
            <text:p>78991702673869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669E+018" calcext:value-type="float">
            <text:p>1.478538073669E+018</text:p>
          </table:table-cell>
          <table:table-cell table:number-columns-repeated="2"/>
        </table:table-row>
        <table:table-row table:style-name="ro1">
          <table:table-cell office:value-type="float" office:value="-0.54393005" calcext:value-type="float">
            <text:p>-0.54393005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7046727711" calcext:value-type="float">
            <text:p>789917046727711</text:p>
          </table:table-cell>
          <table:table-cell office:value-type="float" office:value="3" calcext:value-type="float">
            <text:p>3</text:p>
          </table:table-cell>
          <table:table-cell office:value-type="float" office:value="1.478538073686E+018" calcext:value-type="float">
            <text:p>1.478538073686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6220093" calcext:value-type="float">
            <text:p>0.16220093</text:p>
          </table:table-cell>
          <table:table-cell office:value-type="float" office:value="10.1622925" calcext:value-type="float">
            <text:p>10.1622925</text:p>
          </table:table-cell>
          <table:table-cell office:value-type="float" office:value="789917066716725" calcext:value-type="float">
            <text:p>789917066716725</text:p>
          </table:table-cell>
          <table:table-cell office:value-type="float" office:value="3" calcext:value-type="float">
            <text:p>3</text:p>
          </table:table-cell>
          <table:table-cell office:value-type="float" office:value="1.478538073706E+018" calcext:value-type="float">
            <text:p>1.478538073706E+018</text:p>
          </table:table-cell>
          <table:table-cell table:number-columns-repeated="2"/>
        </table:table-row>
        <table:table-row table:style-name="ro1">
          <table:table-cell office:value-type="float" office:value="-0.6193085" calcext:value-type="float">
            <text:p>-0.6193085</text:p>
          </table:table-cell>
          <table:table-cell office:value-type="float" office:value="0.15263367" calcext:value-type="float">
            <text:p>0.15263367</text:p>
          </table:table-cell>
          <table:table-cell office:value-type="float" office:value="10.143143" calcext:value-type="float">
            <text:p>10.143143</text:p>
          </table:table-cell>
          <table:table-cell office:value-type="float" office:value="789917086705739" calcext:value-type="float">
            <text:p>789917086705739</text:p>
          </table:table-cell>
          <table:table-cell office:value-type="float" office:value="3" calcext:value-type="float">
            <text:p>3</text:p>
          </table:table-cell>
          <table:table-cell office:value-type="float" office:value="1.478538073725E+018" calcext:value-type="float">
            <text:p>1.478538073725E+018</text:p>
          </table:table-cell>
          <table:table-cell table:number-columns-repeated="2"/>
        </table:table-row>
        <table:table-row table:style-name="ro1">
          <table:table-cell office:value-type="float" office:value="-0.6001587" calcext:value-type="float">
            <text:p>-0.6001587</text:p>
          </table:table-cell>
          <table:table-cell office:value-type="float" office:value="0.21244812" calcext:value-type="float">
            <text:p>0.21244812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7106694752" calcext:value-type="float">
            <text:p>78991710669475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748E+018" calcext:value-type="float">
            <text:p>1.478538073748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7126653248" calcext:value-type="float">
            <text:p>78991712665324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766E+018" calcext:value-type="float">
            <text:p>1.478538073766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7146642262" calcext:value-type="float">
            <text:p>789917146642262</text:p>
          </table:table-cell>
          <table:table-cell office:value-type="float" office:value="3" calcext:value-type="float">
            <text:p>3</text:p>
          </table:table-cell>
          <table:table-cell office:value-type="float" office:value="1.478538073786E+018" calcext:value-type="float">
            <text:p>1.478538073786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7166631276" calcext:value-type="float">
            <text:p>789917166631276</text:p>
          </table:table-cell>
          <table:table-cell office:value-type="float" office:value="3" calcext:value-type="float">
            <text:p>3</text:p>
          </table:table-cell>
          <table:table-cell office:value-type="float" office:value="1.478538073806E+018" calcext:value-type="float">
            <text:p>1.478538073806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7186620289" calcext:value-type="float">
            <text:p>789917186620289</text:p>
          </table:table-cell>
          <table:table-cell office:value-type="float" office:value="3" calcext:value-type="float">
            <text:p>3</text:p>
          </table:table-cell>
          <table:table-cell office:value-type="float" office:value="1.478538073825E+018" calcext:value-type="float">
            <text:p>1.478538073825E+018</text:p>
          </table:table-cell>
          <table:table-cell table:number-columns-repeated="2"/>
        </table:table-row>
        <table:table-row table:style-name="ro1">
          <table:table-cell office:value-type="float" office:value="-0.5989685" calcext:value-type="float">
            <text:p>-0.5989685</text:p>
          </table:table-cell>
          <table:table-cell office:value-type="float" office:value="0.20048523" calcext:value-type="float">
            <text:p>0.20048523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7206670338" calcext:value-type="float">
            <text:p>78991720667033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85E+018" calcext:value-type="float">
            <text:p>1.47853807385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7226598317" calcext:value-type="float">
            <text:p>7899172265983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3875E+018" calcext:value-type="float">
            <text:p>1.478538073875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26389" calcext:value-type="float">
            <text:p>10.126389</text:p>
          </table:table-cell>
          <table:table-cell office:value-type="float" office:value="789917246587330" calcext:value-type="float">
            <text:p>78991724658733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887E+018" calcext:value-type="float">
            <text:p>1.478538073887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5142822" calcext:value-type="float">
            <text:p>0.15142822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7266545827" calcext:value-type="float">
            <text:p>789917266545827</text:p>
          </table:table-cell>
          <table:table-cell office:value-type="float" office:value="3" calcext:value-type="float">
            <text:p>3</text:p>
          </table:table-cell>
          <table:table-cell office:value-type="float" office:value="1.478538073904E+018" calcext:value-type="float">
            <text:p>1.478538073904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7286534840" calcext:value-type="float">
            <text:p>789917286534840</text:p>
          </table:table-cell>
          <table:table-cell office:value-type="float" office:value="3" calcext:value-type="float">
            <text:p>3</text:p>
          </table:table-cell>
          <table:table-cell office:value-type="float" office:value="1.478538073928E+018" calcext:value-type="float">
            <text:p>1.478538073928E+018</text:p>
          </table:table-cell>
          <table:table-cell table:number-columns-repeated="2"/>
        </table:table-row>
        <table:table-row table:style-name="ro1">
          <table:table-cell office:value-type="float" office:value="-0.6001587" calcext:value-type="float">
            <text:p>-0.6001587</text:p>
          </table:table-cell>
          <table:table-cell office:value-type="float" office:value="0.19689941" calcext:value-type="float">
            <text:p>0.19689941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7306523854" calcext:value-type="float">
            <text:p>789917306523854</text:p>
          </table:table-cell>
          <table:table-cell office:value-type="float" office:value="3" calcext:value-type="float">
            <text:p>3</text:p>
          </table:table-cell>
          <table:table-cell office:value-type="float" office:value="1.478538073945E+018" calcext:value-type="float">
            <text:p>1.478538073945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9329834" calcext:value-type="float">
            <text:p>0.19329834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7326512868" calcext:value-type="float">
            <text:p>7899173265128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3964E+018" calcext:value-type="float">
            <text:p>1.478538073964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7346501881" calcext:value-type="float">
            <text:p>7899173465018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3984E+018" calcext:value-type="float">
            <text:p>1.478538073984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7366490895" calcext:value-type="float">
            <text:p>7899173664908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005E+018" calcext:value-type="float">
            <text:p>1.47853807400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7386479909" calcext:value-type="float">
            <text:p>789917386479909</text:p>
          </table:table-cell>
          <table:table-cell office:value-type="float" office:value="3" calcext:value-type="float">
            <text:p>3</text:p>
          </table:table-cell>
          <table:table-cell office:value-type="float" office:value="1.478538074025E+018" calcext:value-type="float">
            <text:p>1.47853807402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7406495403" calcext:value-type="float">
            <text:p>789917406495403</text:p>
          </table:table-cell>
          <table:table-cell office:value-type="float" office:value="3" calcext:value-type="float">
            <text:p>3</text:p>
          </table:table-cell>
          <table:table-cell office:value-type="float" office:value="1.478538074045E+018" calcext:value-type="float">
            <text:p>1.478538074045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6697693" calcext:value-type="float">
            <text:p>0.16697693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17426484417" calcext:value-type="float">
            <text:p>7899174264844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065E+018" calcext:value-type="float">
            <text:p>1.478538074065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7446442913" calcext:value-type="float">
            <text:p>789917446442913</text:p>
          </table:table-cell>
          <table:table-cell office:value-type="float" office:value="3" calcext:value-type="float">
            <text:p>3</text:p>
          </table:table-cell>
          <table:table-cell office:value-type="float" office:value="1.478538074085E+018" calcext:value-type="float">
            <text:p>1.478538074085E+018</text:p>
          </table:table-cell>
          <table:table-cell table:number-columns-repeated="2"/>
        </table:table-row>
        <table:table-row table:style-name="ro1">
          <table:table-cell office:value-type="float" office:value="-0.54273987" calcext:value-type="float">
            <text:p>-0.54273987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7466431927" calcext:value-type="float">
            <text:p>78991746643192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106E+018" calcext:value-type="float">
            <text:p>1.478538074106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467285" calcext:value-type="float">
            <text:p>10.1467285</text:p>
          </table:table-cell>
          <table:table-cell office:value-type="float" office:value="789917486420940" calcext:value-type="float">
            <text:p>789917486420940</text:p>
          </table:table-cell>
          <table:table-cell office:value-type="float" office:value="3" calcext:value-type="float">
            <text:p>3</text:p>
          </table:table-cell>
          <table:table-cell office:value-type="float" office:value="1.478538074125E+018" calcext:value-type="float">
            <text:p>1.478538074125E+018</text:p>
          </table:table-cell>
          <table:table-cell table:number-columns-repeated="2"/>
        </table:table-row>
        <table:table-row table:style-name="ro1">
          <table:table-cell office:value-type="float" office:value="-0.5977783" calcext:value-type="float">
            <text:p>-0.5977783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7506409954" calcext:value-type="float">
            <text:p>789917506409954</text:p>
          </table:table-cell>
          <table:table-cell office:value-type="float" office:value="3" calcext:value-type="float">
            <text:p>3</text:p>
          </table:table-cell>
          <table:table-cell office:value-type="float" office:value="1.478538074145E+018" calcext:value-type="float">
            <text:p>1.47853807414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70654" calcext:value-type="float">
            <text:p>10.170654</text:p>
          </table:table-cell>
          <table:table-cell office:value-type="float" office:value="789917526398968" calcext:value-type="float">
            <text:p>7899175263989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4165E+018" calcext:value-type="float">
            <text:p>1.478538074165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63483" calcext:value-type="float">
            <text:p>10.163483</text:p>
          </table:table-cell>
          <table:table-cell office:value-type="float" office:value="789917546387981" calcext:value-type="float">
            <text:p>7899175463879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185E+018" calcext:value-type="float">
            <text:p>1.478538074185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7566376995" calcext:value-type="float">
            <text:p>7899175663769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205E+018" calcext:value-type="float">
            <text:p>1.47853807420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7586366009" calcext:value-type="float">
            <text:p>789917586366009</text:p>
          </table:table-cell>
          <table:table-cell office:value-type="float" office:value="3" calcext:value-type="float">
            <text:p>3</text:p>
          </table:table-cell>
          <table:table-cell office:value-type="float" office:value="1.478538074225E+018" calcext:value-type="float">
            <text:p>1.478538074225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7606324505" calcext:value-type="float">
            <text:p>78991760632450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246E+018" calcext:value-type="float">
            <text:p>1.478538074246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43143" calcext:value-type="float">
            <text:p>10.143143</text:p>
          </table:table-cell>
          <table:table-cell office:value-type="float" office:value="789917626283001" calcext:value-type="float">
            <text:p>78991762628300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265E+018" calcext:value-type="float">
            <text:p>1.478538074265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9927979" calcext:value-type="float">
            <text:p>0.19927979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7646272015" calcext:value-type="float">
            <text:p>78991764627201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286E+018" calcext:value-type="float">
            <text:p>1.478538074286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64673" calcext:value-type="float">
            <text:p>10.164673</text:p>
          </table:table-cell>
          <table:table-cell office:value-type="float" office:value="789917666230511" calcext:value-type="float">
            <text:p>78991766623051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305E+018" calcext:value-type="float">
            <text:p>1.478538074305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598053" calcext:value-type="float">
            <text:p>0.1598053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7686219524" calcext:value-type="float">
            <text:p>789917686219524</text:p>
          </table:table-cell>
          <table:table-cell office:value-type="float" office:value="3" calcext:value-type="float">
            <text:p>3</text:p>
          </table:table-cell>
          <table:table-cell office:value-type="float" office:value="1.478538074326E+018" calcext:value-type="float">
            <text:p>1.478538074326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5740967" calcext:value-type="float">
            <text:p>0.15740967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7706208538" calcext:value-type="float">
            <text:p>789917706208538</text:p>
          </table:table-cell>
          <table:table-cell office:value-type="float" office:value="3" calcext:value-type="float">
            <text:p>3</text:p>
          </table:table-cell>
          <table:table-cell office:value-type="float" office:value="1.478538074345E+018" calcext:value-type="float">
            <text:p>1.478538074345E+018</text:p>
          </table:table-cell>
          <table:table-cell table:number-columns-repeated="2"/>
        </table:table-row>
        <table:table-row table:style-name="ro1">
          <table:table-cell office:value-type="float" office:value="-0.5606842" calcext:value-type="float">
            <text:p>-0.5606842</text:p>
          </table:table-cell>
          <table:table-cell office:value-type="float" office:value="0.17295837" calcext:value-type="float">
            <text:p>0.17295837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7726197552" calcext:value-type="float">
            <text:p>789917726197552</text:p>
          </table:table-cell>
          <table:table-cell office:value-type="float" office:value="3" calcext:value-type="float">
            <text:p>3</text:p>
          </table:table-cell>
          <table:table-cell office:value-type="float" office:value="1.478538074373E+018" calcext:value-type="float">
            <text:p>1.478538074373E+018</text:p>
          </table:table-cell>
          <table:table-cell table:number-columns-repeated="2"/>
        </table:table-row>
        <table:table-row table:style-name="ro1">
          <table:table-cell office:value-type="float" office:value="-0.60494995" calcext:value-type="float">
            <text:p>-0.60494995</text:p>
          </table:table-cell>
          <table:table-cell office:value-type="float" office:value="0.20646667" calcext:value-type="float">
            <text:p>0.20646667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7746186565" calcext:value-type="float">
            <text:p>78991774618656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386E+018" calcext:value-type="float">
            <text:p>1.478538074386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7766145061" calcext:value-type="float">
            <text:p>78991776614506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408E+018" calcext:value-type="float">
            <text:p>1.478538074408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7786134075" calcext:value-type="float">
            <text:p>78991778613407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426E+018" calcext:value-type="float">
            <text:p>1.478538074426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6697693" calcext:value-type="float">
            <text:p>0.16697693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7806123089" calcext:value-type="float">
            <text:p>789917806123089</text:p>
          </table:table-cell>
          <table:table-cell office:value-type="float" office:value="3" calcext:value-type="float">
            <text:p>3</text:p>
          </table:table-cell>
          <table:table-cell office:value-type="float" office:value="1.478538074446E+018" calcext:value-type="float">
            <text:p>1.478538074446E+018</text:p>
          </table:table-cell>
          <table:table-cell table:number-columns-repeated="2"/>
        </table:table-row>
        <table:table-row table:style-name="ro1">
          <table:table-cell office:value-type="float" office:value="-0.5475311" calcext:value-type="float">
            <text:p>-0.5475311</text:p>
          </table:table-cell>
          <table:table-cell office:value-type="float" office:value="0.04374695" calcext:value-type="float">
            <text:p>0.04374695</text:p>
          </table:table-cell>
          <table:table-cell office:value-type="float" office:value="11.534576" calcext:value-type="float">
            <text:p>11.534576</text:p>
          </table:table-cell>
          <table:table-cell office:value-type="float" office:value="789917826112102" calcext:value-type="float">
            <text:p>789917826112102</text:p>
          </table:table-cell>
          <table:table-cell office:value-type="float" office:value="3" calcext:value-type="float">
            <text:p>3</text:p>
          </table:table-cell>
          <table:table-cell office:value-type="float" office:value="1.478538074464E+018" calcext:value-type="float">
            <text:p>1.478538074464E+018</text:p>
          </table:table-cell>
          <table:table-cell table:number-columns-repeated="2"/>
        </table:table-row>
        <table:table-row table:style-name="ro1">
          <table:table-cell office:value-type="float" office:value="-0.4853058" calcext:value-type="float">
            <text:p>-0.4853058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9.564087" calcext:value-type="float">
            <text:p>9.564087</text:p>
          </table:table-cell>
          <table:table-cell office:value-type="float" office:value="789917846101116" calcext:value-type="float">
            <text:p>789917846101116</text:p>
          </table:table-cell>
          <table:table-cell office:value-type="float" office:value="3" calcext:value-type="float">
            <text:p>3</text:p>
          </table:table-cell>
          <table:table-cell office:value-type="float" office:value="1.478538074486E+018" calcext:value-type="float">
            <text:p>1.478538074486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34883118" calcext:value-type="float">
            <text:p>0.34883118</text:p>
          </table:table-cell>
          <table:table-cell office:value-type="float" office:value="9.928986" calcext:value-type="float">
            <text:p>9.928986</text:p>
          </table:table-cell>
          <table:table-cell office:value-type="float" office:value="789917866090130" calcext:value-type="float">
            <text:p>789917866090130</text:p>
          </table:table-cell>
          <table:table-cell office:value-type="float" office:value="3" calcext:value-type="float">
            <text:p>3</text:p>
          </table:table-cell>
          <table:table-cell office:value-type="float" office:value="1.478538074504E+018" calcext:value-type="float">
            <text:p>1.478538074504E+018</text:p>
          </table:table-cell>
          <table:table-cell table:number-columns-repeated="2"/>
        </table:table-row>
        <table:table-row table:style-name="ro1">
          <table:table-cell office:value-type="float" office:value="-0.6791229" calcext:value-type="float">
            <text:p>-0.6791229</text:p>
          </table:table-cell>
          <table:table-cell office:value-type="float" office:value="0.23756409" calcext:value-type="float">
            <text:p>0.23756409</text:p>
          </table:table-cell>
          <table:table-cell office:value-type="float" office:value="10.339355" calcext:value-type="float">
            <text:p>10.339355</text:p>
          </table:table-cell>
          <table:table-cell office:value-type="float" office:value="789917886536907" calcext:value-type="float">
            <text:p>7899178865369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524E+018" calcext:value-type="float">
            <text:p>1.478538074524E+018</text:p>
          </table:table-cell>
          <table:table-cell table:number-columns-repeated="2"/>
        </table:table-row>
        <table:table-row table:style-name="ro1">
          <table:table-cell office:value-type="float" office:value="-0.5487213" calcext:value-type="float">
            <text:p>-0.5487213</text:p>
          </table:table-cell>
          <table:table-cell office:value-type="float" office:value="0.119125366" calcext:value-type="float">
            <text:p>0.119125366</text:p>
          </table:table-cell>
          <table:table-cell office:value-type="float" office:value="10.257996" calcext:value-type="float">
            <text:p>10.257996</text:p>
          </table:table-cell>
          <table:table-cell office:value-type="float" office:value="789917906525921" calcext:value-type="float">
            <text:p>78991790652592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544E+018" calcext:value-type="float">
            <text:p>1.478538074544E+018</text:p>
          </table:table-cell>
          <table:table-cell table:number-columns-repeated="2"/>
        </table:table-row>
        <table:table-row table:style-name="ro1">
          <table:table-cell office:value-type="float" office:value="-0.5331726" calcext:value-type="float">
            <text:p>-0.5331726</text:p>
          </table:table-cell>
          <table:table-cell office:value-type="float" office:value="0.047348022" calcext:value-type="float">
            <text:p>0.047348022</text:p>
          </table:table-cell>
          <table:table-cell office:value-type="float" office:value="10.098877" calcext:value-type="float">
            <text:p>10.098877</text:p>
          </table:table-cell>
          <table:table-cell office:value-type="float" office:value="789917926514934" calcext:value-type="float">
            <text:p>789917926514934</text:p>
          </table:table-cell>
          <table:table-cell office:value-type="float" office:value="3" calcext:value-type="float">
            <text:p>3</text:p>
          </table:table-cell>
          <table:table-cell office:value-type="float" office:value="1.478538074566E+018" calcext:value-type="float">
            <text:p>1.478538074566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099990845" calcext:value-type="float">
            <text:p>0.099990845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7946503948" calcext:value-type="float">
            <text:p>789917946503948</text:p>
          </table:table-cell>
          <table:table-cell office:value-type="float" office:value="3" calcext:value-type="float">
            <text:p>3</text:p>
          </table:table-cell>
          <table:table-cell office:value-type="float" office:value="1.478538074585E+018" calcext:value-type="float">
            <text:p>1.478538074585E+018</text:p>
          </table:table-cell>
          <table:table-cell table:number-columns-repeated="2"/>
        </table:table-row>
        <table:table-row table:style-name="ro1">
          <table:table-cell office:value-type="float" office:value="-0.53196716" calcext:value-type="float">
            <text:p>-0.53196716</text:p>
          </table:table-cell>
          <table:table-cell office:value-type="float" office:value="0.26509094" calcext:value-type="float">
            <text:p>0.26509094</text:p>
          </table:table-cell>
          <table:table-cell office:value-type="float" office:value="10.135971" calcext:value-type="float">
            <text:p>10.135971</text:p>
          </table:table-cell>
          <table:table-cell office:value-type="float" office:value="789917966004681" calcext:value-type="float">
            <text:p>7899179660046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605E+018" calcext:value-type="float">
            <text:p>1.478538074605E+018</text:p>
          </table:table-cell>
          <table:table-cell table:number-columns-repeated="2"/>
        </table:table-row>
        <table:table-row table:style-name="ro1">
          <table:table-cell office:value-type="float" office:value="-0.5475311" calcext:value-type="float">
            <text:p>-0.5475311</text:p>
          </table:table-cell>
          <table:table-cell office:value-type="float" office:value="0.31652832" calcext:value-type="float">
            <text:p>0.31652832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7985993694" calcext:value-type="float">
            <text:p>789917985993694</text:p>
          </table:table-cell>
          <table:table-cell office:value-type="float" office:value="3" calcext:value-type="float">
            <text:p>3</text:p>
          </table:table-cell>
          <table:table-cell office:value-type="float" office:value="1.478538074625E+018" calcext:value-type="float">
            <text:p>1.478538074625E+018</text:p>
          </table:table-cell>
          <table:table-cell table:number-columns-repeated="2"/>
        </table:table-row>
        <table:table-row table:style-name="ro1">
          <table:table-cell office:value-type="float" office:value="-0.62049866" calcext:value-type="float">
            <text:p>-0.62049866</text:p>
          </table:table-cell>
          <table:table-cell office:value-type="float" office:value="0.19927979" calcext:value-type="float">
            <text:p>0.19927979</text:p>
          </table:table-cell>
          <table:table-cell office:value-type="float" office:value="10.168274" calcext:value-type="float">
            <text:p>10.168274</text:p>
          </table:table-cell>
          <table:table-cell office:value-type="float" office:value="789918005982708" calcext:value-type="float">
            <text:p>789918005982708</text:p>
          </table:table-cell>
          <table:table-cell office:value-type="float" office:value="3" calcext:value-type="float">
            <text:p>3</text:p>
          </table:table-cell>
          <table:table-cell office:value-type="float" office:value="1.478538074644E+018" calcext:value-type="float">
            <text:p>1.478538074644E+018</text:p>
          </table:table-cell>
          <table:table-cell table:number-columns-repeated="2"/>
        </table:table-row>
        <table:table-row table:style-name="ro1">
          <table:table-cell office:value-type="float" office:value="-0.6025543" calcext:value-type="float">
            <text:p>-0.6025543</text:p>
          </table:table-cell>
          <table:table-cell office:value-type="float" office:value="0.11433411" calcext:value-type="float">
            <text:p>0.11433411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8025971722" calcext:value-type="float">
            <text:p>789918025971722</text:p>
          </table:table-cell>
          <table:table-cell office:value-type="float" office:value="3" calcext:value-type="float">
            <text:p>3</text:p>
          </table:table-cell>
          <table:table-cell office:value-type="float" office:value="1.478538074668E+018" calcext:value-type="float">
            <text:p>1.478538074668E+018</text:p>
          </table:table-cell>
          <table:table-cell table:number-columns-repeated="2"/>
        </table:table-row>
        <table:table-row table:style-name="ro1">
          <table:table-cell office:value-type="float" office:value="-0.54034424" calcext:value-type="float">
            <text:p>-0.54034424</text:p>
          </table:table-cell>
          <table:table-cell office:value-type="float" office:value="0.11314392" calcext:value-type="float">
            <text:p>0.11314392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045991253" calcext:value-type="float">
            <text:p>789918045991253</text:p>
          </table:table-cell>
          <table:table-cell office:value-type="float" office:value="3" calcext:value-type="float">
            <text:p>3</text:p>
          </table:table-cell>
          <table:table-cell office:value-type="float" office:value="1.478538074686E+018" calcext:value-type="float">
            <text:p>1.478538074686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16459656" calcext:value-type="float">
            <text:p>0.16459656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065980267" calcext:value-type="float">
            <text:p>78991806598026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705E+018" calcext:value-type="float">
            <text:p>1.478538074705E+018</text:p>
          </table:table-cell>
          <table:table-cell table:number-columns-repeated="2"/>
        </table:table-row>
        <table:table-row table:style-name="ro1">
          <table:table-cell office:value-type="float" office:value="-0.6061554" calcext:value-type="float">
            <text:p>-0.6061554</text:p>
          </table:table-cell>
          <table:table-cell office:value-type="float" office:value="0.2363739" calcext:value-type="float">
            <text:p>0.2363739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8085969280" calcext:value-type="float">
            <text:p>7899180859692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4725E+018" calcext:value-type="float">
            <text:p>1.478538074725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26748657" calcext:value-type="float">
            <text:p>0.26748657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18105958294" calcext:value-type="float">
            <text:p>789918105958294</text:p>
          </table:table-cell>
          <table:table-cell office:value-type="float" office:value="3" calcext:value-type="float">
            <text:p>3</text:p>
          </table:table-cell>
          <table:table-cell office:value-type="float" office:value="1.478538074745E+018" calcext:value-type="float">
            <text:p>1.478538074745E+018</text:p>
          </table:table-cell>
          <table:table-cell table:number-columns-repeated="2"/>
        </table:table-row>
        <table:table-row table:style-name="ro1">
          <table:table-cell office:value-type="float" office:value="-0.5881958" calcext:value-type="float">
            <text:p>-0.5881958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8125947308" calcext:value-type="float">
            <text:p>789918125947308</text:p>
          </table:table-cell>
          <table:table-cell office:value-type="float" office:value="3" calcext:value-type="float">
            <text:p>3</text:p>
          </table:table-cell>
          <table:table-cell office:value-type="float" office:value="1.478538074765E+018" calcext:value-type="float">
            <text:p>1.478538074765E+018</text:p>
          </table:table-cell>
          <table:table-cell table:number-columns-repeated="2"/>
        </table:table-row>
        <table:table-row table:style-name="ro1">
          <table:table-cell office:value-type="float" office:value="-0.5989685" calcext:value-type="float">
            <text:p>-0.5989685</text:p>
          </table:table-cell>
          <table:table-cell office:value-type="float" office:value="0.10835266" calcext:value-type="float">
            <text:p>0.10835266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8145936321" calcext:value-type="float">
            <text:p>789918145936321</text:p>
          </table:table-cell>
          <table:table-cell office:value-type="float" office:value="3" calcext:value-type="float">
            <text:p>3</text:p>
          </table:table-cell>
          <table:table-cell office:value-type="float" office:value="1.478538074786E+018" calcext:value-type="float">
            <text:p>1.478538074786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1433411" calcext:value-type="float">
            <text:p>0.11433411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8165925335" calcext:value-type="float">
            <text:p>789918165925335</text:p>
          </table:table-cell>
          <table:table-cell office:value-type="float" office:value="3" calcext:value-type="float">
            <text:p>3</text:p>
          </table:table-cell>
          <table:table-cell office:value-type="float" office:value="1.478538074805E+018" calcext:value-type="float">
            <text:p>1.47853807480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8185914349" calcext:value-type="float">
            <text:p>789918185914349</text:p>
          </table:table-cell>
          <table:table-cell office:value-type="float" office:value="3" calcext:value-type="float">
            <text:p>3</text:p>
          </table:table-cell>
          <table:table-cell office:value-type="float" office:value="1.478538074825E+018" calcext:value-type="float">
            <text:p>1.478538074825E+018</text:p>
          </table:table-cell>
          <table:table-cell table:number-columns-repeated="2"/>
        </table:table-row>
        <table:table-row table:style-name="ro1">
          <table:table-cell office:value-type="float" office:value="-0.6025543" calcext:value-type="float">
            <text:p>-0.6025543</text:p>
          </table:table-cell>
          <table:table-cell office:value-type="float" office:value="0.22799683" calcext:value-type="float">
            <text:p>0.22799683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205903362" calcext:value-type="float">
            <text:p>789918205903362</text:p>
          </table:table-cell>
          <table:table-cell office:value-type="float" office:value="3" calcext:value-type="float">
            <text:p>3</text:p>
          </table:table-cell>
          <table:table-cell office:value-type="float" office:value="1.478538074845E+018" calcext:value-type="float">
            <text:p>1.478538074845E+018</text:p>
          </table:table-cell>
          <table:table-cell table:number-columns-repeated="2"/>
        </table:table-row>
        <table:table-row table:style-name="ro1">
          <table:table-cell office:value-type="float" office:value="-0.60136414" calcext:value-type="float">
            <text:p>-0.60136414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81427" calcext:value-type="float">
            <text:p>10.181427</text:p>
          </table:table-cell>
          <table:table-cell office:value-type="float" office:value="789918225892376" calcext:value-type="float">
            <text:p>789918225892376</text:p>
          </table:table-cell>
          <table:table-cell office:value-type="float" office:value="3" calcext:value-type="float">
            <text:p>3</text:p>
          </table:table-cell>
          <table:table-cell office:value-type="float" office:value="1.478538074865E+018" calcext:value-type="float">
            <text:p>1.47853807486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3827515" calcext:value-type="float">
            <text:p>0.13827515</text:p>
          </table:table-cell>
          <table:table-cell office:value-type="float" office:value="10.180237" calcext:value-type="float">
            <text:p>10.180237</text:p>
          </table:table-cell>
          <table:table-cell office:value-type="float" office:value="789918245881390" calcext:value-type="float">
            <text:p>789918245881390</text:p>
          </table:table-cell>
          <table:table-cell office:value-type="float" office:value="3" calcext:value-type="float">
            <text:p>3</text:p>
          </table:table-cell>
          <table:table-cell office:value-type="float" office:value="1.478538074886E+018" calcext:value-type="float">
            <text:p>1.478538074886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490326" calcext:value-type="float">
            <text:p>0.1490326</text:p>
          </table:table-cell>
          <table:table-cell office:value-type="float" office:value="10.17186" calcext:value-type="float">
            <text:p>10.17186</text:p>
          </table:table-cell>
          <table:table-cell office:value-type="float" office:value="789918265870403" calcext:value-type="float">
            <text:p>789918265870403</text:p>
          </table:table-cell>
          <table:table-cell office:value-type="float" office:value="3" calcext:value-type="float">
            <text:p>3</text:p>
          </table:table-cell>
          <table:table-cell office:value-type="float" office:value="1.478538074905E+018" calcext:value-type="float">
            <text:p>1.478538074905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8285859417" calcext:value-type="float">
            <text:p>7899182858594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933E+018" calcext:value-type="float">
            <text:p>1.478538074933E+018</text:p>
          </table:table-cell>
          <table:table-cell table:number-columns-repeated="2"/>
        </table:table-row>
        <table:table-row table:style-name="ro1">
          <table:table-cell office:value-type="float" office:value="-0.56427" calcext:value-type="float">
            <text:p>-0.56427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23993" calcext:value-type="float">
            <text:p>10.123993</text:p>
          </table:table-cell>
          <table:table-cell office:value-type="float" office:value="789918305817913" calcext:value-type="float">
            <text:p>789918305817913</text:p>
          </table:table-cell>
          <table:table-cell office:value-type="float" office:value="3" calcext:value-type="float">
            <text:p>3</text:p>
          </table:table-cell>
          <table:table-cell office:value-type="float" office:value="1.478538074948E+018" calcext:value-type="float">
            <text:p>1.478538074948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20288086" calcext:value-type="float">
            <text:p>0.20288086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8325806927" calcext:value-type="float">
            <text:p>789918325806927</text:p>
          </table:table-cell>
          <table:table-cell office:value-type="float" office:value="3" calcext:value-type="float">
            <text:p>3</text:p>
          </table:table-cell>
          <table:table-cell office:value-type="float" office:value="1.478538074965E+018" calcext:value-type="float">
            <text:p>1.478538074965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6099548" calcext:value-type="float">
            <text:p>0.16099548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18345795940" calcext:value-type="float">
            <text:p>789918345795940</text:p>
          </table:table-cell>
          <table:table-cell office:value-type="float" office:value="3" calcext:value-type="float">
            <text:p>3</text:p>
          </table:table-cell>
          <table:table-cell office:value-type="float" office:value="1.478538074985E+018" calcext:value-type="float">
            <text:p>1.478538074985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5142822" calcext:value-type="float">
            <text:p>0.15142822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8365784954" calcext:value-type="float">
            <text:p>78991836578495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005E+018" calcext:value-type="float">
            <text:p>1.478538075005E+018</text:p>
          </table:table-cell>
          <table:table-cell table:number-columns-repeated="2"/>
        </table:table-row>
        <table:table-row table:style-name="ro1">
          <table:table-cell office:value-type="float" office:value="-0.60494995" calcext:value-type="float">
            <text:p>-0.60494995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8385773968" calcext:value-type="float">
            <text:p>7899183857739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5034E+018" calcext:value-type="float">
            <text:p>1.478538075034E+018</text:p>
          </table:table-cell>
          <table:table-cell table:number-columns-repeated="2"/>
        </table:table-row>
        <table:table-row table:style-name="ro1">
          <table:table-cell office:value-type="float" office:value="-0.5977783" calcext:value-type="float">
            <text:p>-0.5977783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18405762981" calcext:value-type="float">
            <text:p>7899184057629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05E+018" calcext:value-type="float">
            <text:p>1.47853807505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6697693" calcext:value-type="float">
            <text:p>0.16697693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8425751995" calcext:value-type="float">
            <text:p>7899184257519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5064E+018" calcext:value-type="float">
            <text:p>1.478538075064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18445741009" calcext:value-type="float">
            <text:p>789918445741009</text:p>
          </table:table-cell>
          <table:table-cell office:value-type="float" office:value="3" calcext:value-type="float">
            <text:p>3</text:p>
          </table:table-cell>
          <table:table-cell office:value-type="float" office:value="1.478538075084E+018" calcext:value-type="float">
            <text:p>1.478538075084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16099548" calcext:value-type="float">
            <text:p>0.16099548</text:p>
          </table:table-cell>
          <table:table-cell office:value-type="float" office:value="10.135971" calcext:value-type="float">
            <text:p>10.135971</text:p>
          </table:table-cell>
          <table:table-cell office:value-type="float" office:value="789918465730022" calcext:value-type="float">
            <text:p>789918465730022</text:p>
          </table:table-cell>
          <table:table-cell office:value-type="float" office:value="3" calcext:value-type="float">
            <text:p>3</text:p>
          </table:table-cell>
          <table:table-cell office:value-type="float" office:value="1.478538075105E+018" calcext:value-type="float">
            <text:p>1.478538075105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8485719036" calcext:value-type="float">
            <text:p>78991848571903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123E+018" calcext:value-type="float">
            <text:p>1.478538075123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18505708050" calcext:value-type="float">
            <text:p>78991850570805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144E+018" calcext:value-type="float">
            <text:p>1.478538075144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6818237" calcext:value-type="float">
            <text:p>0.16818237</text:p>
          </table:table-cell>
          <table:table-cell office:value-type="float" office:value="10.12999" calcext:value-type="float">
            <text:p>10.12999</text:p>
          </table:table-cell>
          <table:table-cell office:value-type="float" office:value="789918525666546" calcext:value-type="float">
            <text:p>78991852566654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164E+018" calcext:value-type="float">
            <text:p>1.478538075164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545655559" calcext:value-type="float">
            <text:p>789918545655559</text:p>
          </table:table-cell>
          <table:table-cell office:value-type="float" office:value="3" calcext:value-type="float">
            <text:p>3</text:p>
          </table:table-cell>
          <table:table-cell office:value-type="float" office:value="1.478538075184E+018" calcext:value-type="float">
            <text:p>1.478538075184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58691" calcext:value-type="float">
            <text:p>10.158691</text:p>
          </table:table-cell>
          <table:table-cell office:value-type="float" office:value="789918565644573" calcext:value-type="float">
            <text:p>789918565644573</text:p>
          </table:table-cell>
          <table:table-cell office:value-type="float" office:value="3" calcext:value-type="float">
            <text:p>3</text:p>
          </table:table-cell>
          <table:table-cell office:value-type="float" office:value="1.478538075204E+018" calcext:value-type="float">
            <text:p>1.478538075204E+018</text:p>
          </table:table-cell>
          <table:table-cell table:number-columns-repeated="2"/>
        </table:table-row>
        <table:table-row table:style-name="ro1">
          <table:table-cell office:value-type="float" office:value="-0.5570984" calcext:value-type="float">
            <text:p>-0.5570984</text:p>
          </table:table-cell>
          <table:table-cell office:value-type="float" office:value="0.15382385" calcext:value-type="float">
            <text:p>0.15382385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8585633587" calcext:value-type="float">
            <text:p>789918585633587</text:p>
          </table:table-cell>
          <table:table-cell office:value-type="float" office:value="3" calcext:value-type="float">
            <text:p>3</text:p>
          </table:table-cell>
          <table:table-cell office:value-type="float" office:value="1.478538075224E+018" calcext:value-type="float">
            <text:p>1.478538075224E+018</text:p>
          </table:table-cell>
          <table:table-cell table:number-columns-repeated="2"/>
        </table:table-row>
        <table:table-row table:style-name="ro1">
          <table:table-cell office:value-type="float" office:value="-0.5977783" calcext:value-type="float">
            <text:p>-0.5977783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18605622601" calcext:value-type="float">
            <text:p>78991860562260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244E+018" calcext:value-type="float">
            <text:p>1.478538075244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18625611614" calcext:value-type="float">
            <text:p>78991862561161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264E+018" calcext:value-type="float">
            <text:p>1.478538075264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9329834" calcext:value-type="float">
            <text:p>0.19329834</text:p>
          </table:table-cell>
          <table:table-cell office:value-type="float" office:value="10.137161" calcext:value-type="float">
            <text:p>10.137161</text:p>
          </table:table-cell>
          <table:table-cell office:value-type="float" office:value="789918645600628" calcext:value-type="float">
            <text:p>789918645600628</text:p>
          </table:table-cell>
          <table:table-cell office:value-type="float" office:value="3" calcext:value-type="float">
            <text:p>3</text:p>
          </table:table-cell>
          <table:table-cell office:value-type="float" office:value="1.478538075284E+018" calcext:value-type="float">
            <text:p>1.478538075284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8493652" calcext:value-type="float">
            <text:p>0.18493652</text:p>
          </table:table-cell>
          <table:table-cell office:value-type="float" office:value="10.128784" calcext:value-type="float">
            <text:p>10.128784</text:p>
          </table:table-cell>
          <table:table-cell office:value-type="float" office:value="789918665589642" calcext:value-type="float">
            <text:p>789918665589642</text:p>
          </table:table-cell>
          <table:table-cell office:value-type="float" office:value="3" calcext:value-type="float">
            <text:p>3</text:p>
          </table:table-cell>
          <table:table-cell office:value-type="float" office:value="1.478538075304E+018" calcext:value-type="float">
            <text:p>1.47853807530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8685578655" calcext:value-type="float">
            <text:p>789918685578655</text:p>
          </table:table-cell>
          <table:table-cell office:value-type="float" office:value="3" calcext:value-type="float">
            <text:p>3</text:p>
          </table:table-cell>
          <table:table-cell office:value-type="float" office:value="1.478538075324E+018" calcext:value-type="float">
            <text:p>1.478538075324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705567669" calcext:value-type="float">
            <text:p>789918705567669</text:p>
          </table:table-cell>
          <table:table-cell office:value-type="float" office:value="3" calcext:value-type="float">
            <text:p>3</text:p>
          </table:table-cell>
          <table:table-cell office:value-type="float" office:value="1.478538075344E+018" calcext:value-type="float">
            <text:p>1.478538075344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61087" calcext:value-type="float">
            <text:p>10.161087</text:p>
          </table:table-cell>
          <table:table-cell office:value-type="float" office:value="789918725556683" calcext:value-type="float">
            <text:p>789918725556683</text:p>
          </table:table-cell>
          <table:table-cell office:value-type="float" office:value="3" calcext:value-type="float">
            <text:p>3</text:p>
          </table:table-cell>
          <table:table-cell office:value-type="float" office:value="1.478538075364E+018" calcext:value-type="float">
            <text:p>1.478538075364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8745545696" calcext:value-type="float">
            <text:p>78991874554569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386E+018" calcext:value-type="float">
            <text:p>1.478538075386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43143" calcext:value-type="float">
            <text:p>10.143143</text:p>
          </table:table-cell>
          <table:table-cell office:value-type="float" office:value="789918765534710" calcext:value-type="float">
            <text:p>78991876553471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404E+018" calcext:value-type="float">
            <text:p>1.478538075404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8785554241" calcext:value-type="float">
            <text:p>78991878555424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425E+018" calcext:value-type="float">
            <text:p>1.478538075425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18805512737" calcext:value-type="float">
            <text:p>789918805512737</text:p>
          </table:table-cell>
          <table:table-cell office:value-type="float" office:value="3" calcext:value-type="float">
            <text:p>3</text:p>
          </table:table-cell>
          <table:table-cell office:value-type="float" office:value="1.478538075444E+018" calcext:value-type="float">
            <text:p>1.478538075444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18825501751" calcext:value-type="float">
            <text:p>78991882550175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464E+018" calcext:value-type="float">
            <text:p>1.478538075464E+018</text:p>
          </table:table-cell>
          <table:table-cell table:number-columns-repeated="2"/>
        </table:table-row>
        <table:table-row table:style-name="ro1">
          <table:table-cell office:value-type="float" office:value="-0.6599884" calcext:value-type="float">
            <text:p>-0.6599884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1.801376" calcext:value-type="float">
            <text:p>11.801376</text:p>
          </table:table-cell>
          <table:table-cell office:value-type="float" office:value="789918845490765" calcext:value-type="float">
            <text:p>789918845490765</text:p>
          </table:table-cell>
          <table:table-cell office:value-type="float" office:value="3" calcext:value-type="float">
            <text:p>3</text:p>
          </table:table-cell>
          <table:table-cell office:value-type="float" office:value="1.478538075484E+018" calcext:value-type="float">
            <text:p>1.478538075484E+018</text:p>
          </table:table-cell>
          <table:table-cell table:number-columns-repeated="2"/>
        </table:table-row>
        <table:table-row table:style-name="ro1">
          <table:table-cell office:value-type="float" office:value="-0.45181274" calcext:value-type="float">
            <text:p>-0.45181274</text:p>
          </table:table-cell>
          <table:table-cell office:value-type="float" office:value="0.0940094" calcext:value-type="float">
            <text:p>0.0940094</text:p>
          </table:table-cell>
          <table:table-cell office:value-type="float" office:value="9.342743" calcext:value-type="float">
            <text:p>9.342743</text:p>
          </table:table-cell>
          <table:table-cell office:value-type="float" office:value="789918865479778" calcext:value-type="float">
            <text:p>789918865479778</text:p>
          </table:table-cell>
          <table:table-cell office:value-type="float" office:value="3" calcext:value-type="float">
            <text:p>3</text:p>
          </table:table-cell>
          <table:table-cell office:value-type="float" office:value="1.478538075504E+018" calcext:value-type="float">
            <text:p>1.478538075504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07162476" calcext:value-type="float">
            <text:p>0.107162476</text:p>
          </table:table-cell>
          <table:table-cell office:value-type="float" office:value="10.051025" calcext:value-type="float">
            <text:p>10.051025</text:p>
          </table:table-cell>
          <table:table-cell office:value-type="float" office:value="789918885468792" calcext:value-type="float">
            <text:p>7899188854687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5524E+018" calcext:value-type="float">
            <text:p>1.478538075524E+018</text:p>
          </table:table-cell>
          <table:table-cell table:number-columns-repeated="2"/>
        </table:table-row>
        <table:table-row table:style-name="ro1">
          <table:table-cell office:value-type="float" office:value="-0.6970825" calcext:value-type="float">
            <text:p>-0.6970825</text:p>
          </table:table-cell>
          <table:table-cell office:value-type="float" office:value="0.23756409" calcext:value-type="float">
            <text:p>0.23756409</text:p>
          </table:table-cell>
          <table:table-cell office:value-type="float" office:value="10.39798" calcext:value-type="float">
            <text:p>10.39798</text:p>
          </table:table-cell>
          <table:table-cell office:value-type="float" office:value="789918905457806" calcext:value-type="float">
            <text:p>7899189054578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544E+018" calcext:value-type="float">
            <text:p>1.478538075544E+018</text:p>
          </table:table-cell>
          <table:table-cell table:number-columns-repeated="2"/>
        </table:table-row>
        <table:table-row table:style-name="ro1">
          <table:table-cell office:value-type="float" office:value="-0.5499115" calcext:value-type="float">
            <text:p>-0.5499115</text:p>
          </table:table-cell>
          <table:table-cell office:value-type="float" office:value="0.3249054" calcext:value-type="float">
            <text:p>0.3249054</text:p>
          </table:table-cell>
          <table:table-cell office:value-type="float" office:value="10.207748" calcext:value-type="float">
            <text:p>10.207748</text:p>
          </table:table-cell>
          <table:table-cell office:value-type="float" office:value="789918925446819" calcext:value-type="float">
            <text:p>789918925446819</text:p>
          </table:table-cell>
          <table:table-cell office:value-type="float" office:value="3" calcext:value-type="float">
            <text:p>3</text:p>
          </table:table-cell>
          <table:table-cell office:value-type="float" office:value="1.478538075564E+018" calcext:value-type="float">
            <text:p>1.478538075564E+018</text:p>
          </table:table-cell>
          <table:table-cell table:number-columns-repeated="2"/>
        </table:table-row>
        <table:table-row table:style-name="ro1">
          <table:table-cell office:value-type="float" office:value="-0.54393005" calcext:value-type="float">
            <text:p>-0.54393005</text:p>
          </table:table-cell>
          <table:table-cell office:value-type="float" office:value="0.20526123" calcext:value-type="float">
            <text:p>0.20526123</text:p>
          </table:table-cell>
          <table:table-cell office:value-type="float" office:value="10.10965" calcext:value-type="float">
            <text:p>10.10965</text:p>
          </table:table-cell>
          <table:table-cell office:value-type="float" office:value="789918945435833" calcext:value-type="float">
            <text:p>789918945435833</text:p>
          </table:table-cell>
          <table:table-cell office:value-type="float" office:value="3" calcext:value-type="float">
            <text:p>3</text:p>
          </table:table-cell>
          <table:table-cell office:value-type="float" office:value="1.478538075584E+018" calcext:value-type="float">
            <text:p>1.478538075584E+018</text:p>
          </table:table-cell>
          <table:table-cell table:number-columns-repeated="2"/>
        </table:table-row>
        <table:table-row table:style-name="ro1">
          <table:table-cell office:value-type="float" office:value="-0.5726471" calcext:value-type="float">
            <text:p>-0.5726471</text:p>
          </table:table-cell>
          <table:table-cell office:value-type="float" office:value="0.07366943" calcext:value-type="float">
            <text:p>0.07366943</text:p>
          </table:table-cell>
          <table:table-cell office:value-type="float" office:value="10.094086" calcext:value-type="float">
            <text:p>10.094086</text:p>
          </table:table-cell>
          <table:table-cell office:value-type="float" office:value="789918965424847" calcext:value-type="float">
            <text:p>789918965424847</text:p>
          </table:table-cell>
          <table:table-cell office:value-type="float" office:value="3" calcext:value-type="float">
            <text:p>3</text:p>
          </table:table-cell>
          <table:table-cell office:value-type="float" office:value="1.478538075605E+018" calcext:value-type="float">
            <text:p>1.478538075605E+018</text:p>
          </table:table-cell>
          <table:table-cell table:number-columns-repeated="2"/>
        </table:table-row>
        <table:table-row table:style-name="ro1">
          <table:table-cell office:value-type="float" office:value="-0.5235901" calcext:value-type="float">
            <text:p>-0.5235901</text:p>
          </table:table-cell>
          <table:table-cell office:value-type="float" office:value="0.14425659" calcext:value-type="float">
            <text:p>0.14425659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8985413860" calcext:value-type="float">
            <text:p>78991898541386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624E+018" calcext:value-type="float">
            <text:p>1.478538075624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21603394" calcext:value-type="float">
            <text:p>0.21603394</text:p>
          </table:table-cell>
          <table:table-cell office:value-type="float" office:value="10.170654" calcext:value-type="float">
            <text:p>10.170654</text:p>
          </table:table-cell>
          <table:table-cell office:value-type="float" office:value="789919005372356" calcext:value-type="float">
            <text:p>78991900537235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647E+018" calcext:value-type="float">
            <text:p>1.478538075647E+018</text:p>
          </table:table-cell>
          <table:table-cell table:number-columns-repeated="2"/>
        </table:table-row>
        <table:table-row table:style-name="ro1">
          <table:table-cell office:value-type="float" office:value="-0.6575928" calcext:value-type="float">
            <text:p>-0.6575928</text:p>
          </table:table-cell>
          <table:table-cell office:value-type="float" office:value="0.21842957" calcext:value-type="float">
            <text:p>0.21842957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9025361370" calcext:value-type="float">
            <text:p>78991902536137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672E+018" calcext:value-type="float">
            <text:p>1.478538075672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20407104" calcext:value-type="float">
            <text:p>0.20407104</text:p>
          </table:table-cell>
          <table:table-cell office:value-type="float" office:value="10.108444" calcext:value-type="float">
            <text:p>10.108444</text:p>
          </table:table-cell>
          <table:table-cell office:value-type="float" office:value="789919045350384" calcext:value-type="float">
            <text:p>7899190453503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686E+018" calcext:value-type="float">
            <text:p>1.478538075686E+018</text:p>
          </table:table-cell>
          <table:table-cell table:number-columns-repeated="2"/>
        </table:table-row>
        <table:table-row table:style-name="ro1">
          <table:table-cell office:value-type="float" office:value="-0.48651123" calcext:value-type="float">
            <text:p>-0.48651123</text:p>
          </table:table-cell>
          <table:table-cell office:value-type="float" office:value="0.16578674" calcext:value-type="float">
            <text:p>0.16578674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9065308880" calcext:value-type="float">
            <text:p>7899190653088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704E+018" calcext:value-type="float">
            <text:p>1.478538075704E+018</text:p>
          </table:table-cell>
          <table:table-cell table:number-columns-repeated="2"/>
        </table:table-row>
        <table:table-row table:style-name="ro1">
          <table:table-cell office:value-type="float" office:value="-0.60853577" calcext:value-type="float">
            <text:p>-0.60853577</text:p>
          </table:table-cell>
          <table:table-cell office:value-type="float" office:value="0.10118103" calcext:value-type="float">
            <text:p>0.10118103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9085297893" calcext:value-type="float">
            <text:p>7899190852978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5724E+018" calcext:value-type="float">
            <text:p>1.478538075724E+018</text:p>
          </table:table-cell>
          <table:table-cell table:number-columns-repeated="2"/>
        </table:table-row>
        <table:table-row table:style-name="ro1">
          <table:table-cell office:value-type="float" office:value="-0.63845825" calcext:value-type="float">
            <text:p>-0.63845825</text:p>
          </table:table-cell>
          <table:table-cell office:value-type="float" office:value="0.13587952" calcext:value-type="float">
            <text:p>0.13587952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19105286907" calcext:value-type="float">
            <text:p>7899191052869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5744E+018" calcext:value-type="float">
            <text:p>1.478538075744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23756409" calcext:value-type="float">
            <text:p>0.23756409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9125275921" calcext:value-type="float">
            <text:p>78991912527592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765E+018" calcext:value-type="float">
            <text:p>1.47853807576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24475098" calcext:value-type="float">
            <text:p>0.24475098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19145264934" calcext:value-type="float">
            <text:p>78991914526493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785E+018" calcext:value-type="float">
            <text:p>1.478538075785E+018</text:p>
          </table:table-cell>
          <table:table-cell table:number-columns-repeated="2"/>
        </table:table-row>
        <table:table-row table:style-name="ro1">
          <table:table-cell office:value-type="float" office:value="-0.6109314" calcext:value-type="float">
            <text:p>-0.6109314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76636" calcext:value-type="float">
            <text:p>10.176636</text:p>
          </table:table-cell>
          <table:table-cell office:value-type="float" office:value="789919165223431" calcext:value-type="float">
            <text:p>789919165223431</text:p>
          </table:table-cell>
          <table:table-cell office:value-type="float" office:value="3" calcext:value-type="float">
            <text:p>3</text:p>
          </table:table-cell>
          <table:table-cell office:value-type="float" office:value="1.478538075805E+018" calcext:value-type="float">
            <text:p>1.478538075805E+018</text:p>
          </table:table-cell>
          <table:table-cell table:number-columns-repeated="2"/>
        </table:table-row>
        <table:table-row table:style-name="ro1">
          <table:table-cell office:value-type="float" office:value="-0.5475311" calcext:value-type="float">
            <text:p>-0.5475311</text:p>
          </table:table-cell>
          <table:table-cell office:value-type="float" office:value="0.1322937" calcext:value-type="float">
            <text:p>0.1322937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9185212444" calcext:value-type="float">
            <text:p>78991918521244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825E+018" calcext:value-type="float">
            <text:p>1.478538075825E+018</text:p>
          </table:table-cell>
          <table:table-cell table:number-columns-repeated="2"/>
        </table:table-row>
        <table:table-row table:style-name="ro1">
          <table:table-cell office:value-type="float" office:value="-0.5235901" calcext:value-type="float">
            <text:p>-0.5235901</text:p>
          </table:table-cell>
          <table:table-cell office:value-type="float" office:value="0.15861511" calcext:value-type="float">
            <text:p>0.15861511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9205201458" calcext:value-type="float">
            <text:p>789919205201458</text:p>
          </table:table-cell>
          <table:table-cell office:value-type="float" office:value="3" calcext:value-type="float">
            <text:p>3</text:p>
          </table:table-cell>
          <table:table-cell office:value-type="float" office:value="1.478538075845E+018" calcext:value-type="float">
            <text:p>1.478538075845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9225190472" calcext:value-type="float">
            <text:p>789919225190472</text:p>
          </table:table-cell>
          <table:table-cell office:value-type="float" office:value="3" calcext:value-type="float">
            <text:p>3</text:p>
          </table:table-cell>
          <table:table-cell office:value-type="float" office:value="1.478538075865E+018" calcext:value-type="float">
            <text:p>1.478538075865E+018</text:p>
          </table:table-cell>
          <table:table-cell table:number-columns-repeated="2"/>
        </table:table-row>
        <table:table-row table:style-name="ro1">
          <table:table-cell office:value-type="float" office:value="-0.60136414" calcext:value-type="float">
            <text:p>-0.60136414</text:p>
          </table:table-cell>
          <table:table-cell office:value-type="float" office:value="0.19927979" calcext:value-type="float">
            <text:p>0.19927979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9245179485" calcext:value-type="float">
            <text:p>789919245179485</text:p>
          </table:table-cell>
          <table:table-cell office:value-type="float" office:value="3" calcext:value-type="float">
            <text:p>3</text:p>
          </table:table-cell>
          <table:table-cell office:value-type="float" office:value="1.478538075885E+018" calcext:value-type="float">
            <text:p>1.478538075885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20646667" calcext:value-type="float">
            <text:p>0.20646667</text:p>
          </table:table-cell>
          <table:table-cell office:value-type="float" office:value="10.13118" calcext:value-type="float">
            <text:p>10.13118</text:p>
          </table:table-cell>
          <table:table-cell office:value-type="float" office:value="789919265168499" calcext:value-type="float">
            <text:p>789919265168499</text:p>
          </table:table-cell>
          <table:table-cell office:value-type="float" office:value="3" calcext:value-type="float">
            <text:p>3</text:p>
          </table:table-cell>
          <table:table-cell office:value-type="float" office:value="1.478538075905E+018" calcext:value-type="float">
            <text:p>1.478538075905E+018</text:p>
          </table:table-cell>
          <table:table-cell table:number-columns-repeated="2"/>
        </table:table-row>
        <table:table-row table:style-name="ro1">
          <table:table-cell office:value-type="float" office:value="-0.56666565" calcext:value-type="float">
            <text:p>-0.56666565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3237" calcext:value-type="float">
            <text:p>10.13237</text:p>
          </table:table-cell>
          <table:table-cell office:value-type="float" office:value="789919285157513" calcext:value-type="float">
            <text:p>789919285157513</text:p>
          </table:table-cell>
          <table:table-cell office:value-type="float" office:value="3" calcext:value-type="float">
            <text:p>3</text:p>
          </table:table-cell>
          <table:table-cell office:value-type="float" office:value="1.478538075925E+018" calcext:value-type="float">
            <text:p>1.478538075925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5023804" calcext:value-type="float">
            <text:p>0.15023804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9305146526" calcext:value-type="float">
            <text:p>789919305146526</text:p>
          </table:table-cell>
          <table:table-cell office:value-type="float" office:value="3" calcext:value-type="float">
            <text:p>3</text:p>
          </table:table-cell>
          <table:table-cell office:value-type="float" office:value="1.478538075946E+018" calcext:value-type="float">
            <text:p>1.478538075946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873169" calcext:value-type="float">
            <text:p>0.1873169</text:p>
          </table:table-cell>
          <table:table-cell office:value-type="float" office:value="10.12999" calcext:value-type="float">
            <text:p>10.12999</text:p>
          </table:table-cell>
          <table:table-cell office:value-type="float" office:value="789919325135540" calcext:value-type="float">
            <text:p>789919325135540</text:p>
          </table:table-cell>
          <table:table-cell office:value-type="float" office:value="3" calcext:value-type="float">
            <text:p>3</text:p>
          </table:table-cell>
          <table:table-cell office:value-type="float" office:value="1.478538075965E+018" calcext:value-type="float">
            <text:p>1.478538075965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20167542" calcext:value-type="float">
            <text:p>0.20167542</text:p>
          </table:table-cell>
          <table:table-cell office:value-type="float" office:value="10.17305" calcext:value-type="float">
            <text:p>10.17305</text:p>
          </table:table-cell>
          <table:table-cell office:value-type="float" office:value="789919345124554" calcext:value-type="float">
            <text:p>789919345124554</text:p>
          </table:table-cell>
          <table:table-cell office:value-type="float" office:value="3" calcext:value-type="float">
            <text:p>3</text:p>
          </table:table-cell>
          <table:table-cell office:value-type="float" office:value="1.478538075986E+018" calcext:value-type="float">
            <text:p>1.478538075986E+018</text:p>
          </table:table-cell>
          <table:table-cell table:number-columns-repeated="2"/>
        </table:table-row>
        <table:table-row table:style-name="ro1">
          <table:table-cell office:value-type="float" office:value="-0.5738373" calcext:value-type="float">
            <text:p>-0.5738373</text:p>
          </table:table-cell>
          <table:table-cell office:value-type="float" office:value="0.21125793" calcext:value-type="float">
            <text:p>0.21125793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19365113567" calcext:value-type="float">
            <text:p>789919365113567</text:p>
          </table:table-cell>
          <table:table-cell office:value-type="float" office:value="3" calcext:value-type="float">
            <text:p>3</text:p>
          </table:table-cell>
          <table:table-cell office:value-type="float" office:value="1.478538076005E+018" calcext:value-type="float">
            <text:p>1.478538076005E+018</text:p>
          </table:table-cell>
          <table:table-cell table:number-columns-repeated="2"/>
        </table:table-row>
        <table:table-row table:style-name="ro1">
          <table:table-cell office:value-type="float" office:value="-0.5618744" calcext:value-type="float">
            <text:p>-0.5618744</text:p>
          </table:table-cell>
          <table:table-cell office:value-type="float" office:value="0.19210815" calcext:value-type="float">
            <text:p>0.19210815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19385102581" calcext:value-type="float">
            <text:p>789919385102581</text:p>
          </table:table-cell>
          <table:table-cell office:value-type="float" office:value="3" calcext:value-type="float">
            <text:p>3</text:p>
          </table:table-cell>
          <table:table-cell office:value-type="float" office:value="1.478538076025E+018" calcext:value-type="float">
            <text:p>1.478538076025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19405091595" calcext:value-type="float">
            <text:p>7899194050915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045E+018" calcext:value-type="float">
            <text:p>1.47853807604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4305115" calcext:value-type="float">
            <text:p>0.14305115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19425080608" calcext:value-type="float">
            <text:p>789919425080608</text:p>
          </table:table-cell>
          <table:table-cell office:value-type="float" office:value="3" calcext:value-type="float">
            <text:p>3</text:p>
          </table:table-cell>
          <table:table-cell office:value-type="float" office:value="1.478538076065E+018" calcext:value-type="float">
            <text:p>1.478538076065E+018</text:p>
          </table:table-cell>
          <table:table-cell table:number-columns-repeated="2"/>
        </table:table-row>
        <table:table-row table:style-name="ro1">
          <table:table-cell office:value-type="float" office:value="-0.5881958" calcext:value-type="float">
            <text:p>-0.5881958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622925" calcext:value-type="float">
            <text:p>10.1622925</text:p>
          </table:table-cell>
          <table:table-cell office:value-type="float" office:value="789919445069622" calcext:value-type="float">
            <text:p>789919445069622</text:p>
          </table:table-cell>
          <table:table-cell office:value-type="float" office:value="3" calcext:value-type="float">
            <text:p>3</text:p>
          </table:table-cell>
          <table:table-cell office:value-type="float" office:value="1.478538076086E+018" calcext:value-type="float">
            <text:p>1.478538076086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9465058636" calcext:value-type="float">
            <text:p>789919465058636</text:p>
          </table:table-cell>
          <table:table-cell office:value-type="float" office:value="3" calcext:value-type="float">
            <text:p>3</text:p>
          </table:table-cell>
          <table:table-cell office:value-type="float" office:value="1.478538076105E+018" calcext:value-type="float">
            <text:p>1.478538076105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20167542" calcext:value-type="float">
            <text:p>0.20167542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9485047649" calcext:value-type="float">
            <text:p>78991948504764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125E+018" calcext:value-type="float">
            <text:p>1.478538076125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19689941" calcext:value-type="float">
            <text:p>0.19689941</text:p>
          </table:table-cell>
          <table:table-cell office:value-type="float" office:value="10.138351" calcext:value-type="float">
            <text:p>10.138351</text:p>
          </table:table-cell>
          <table:table-cell office:value-type="float" office:value="789919505036663" calcext:value-type="float">
            <text:p>78991950503666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145E+018" calcext:value-type="float">
            <text:p>1.478538076145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9525025677" calcext:value-type="float">
            <text:p>789919525025677</text:p>
          </table:table-cell>
          <table:table-cell office:value-type="float" office:value="3" calcext:value-type="float">
            <text:p>3</text:p>
          </table:table-cell>
          <table:table-cell office:value-type="float" office:value="1.478538076166E+018" calcext:value-type="float">
            <text:p>1.478538076166E+018</text:p>
          </table:table-cell>
          <table:table-cell table:number-columns-repeated="2"/>
        </table:table-row>
        <table:table-row table:style-name="ro1">
          <table:table-cell office:value-type="float" office:value="-0.5618744" calcext:value-type="float">
            <text:p>-0.5618744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9544984173" calcext:value-type="float">
            <text:p>78991954498417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185E+018" calcext:value-type="float">
            <text:p>1.478538076185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6459656" calcext:value-type="float">
            <text:p>0.16459656</text:p>
          </table:table-cell>
          <table:table-cell office:value-type="float" office:value="10.1419525" calcext:value-type="float">
            <text:p>10.1419525</text:p>
          </table:table-cell>
          <table:table-cell office:value-type="float" office:value="789919565156292" calcext:value-type="float">
            <text:p>7899195651562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6207E+018" calcext:value-type="float">
            <text:p>1.478538076207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6099548" calcext:value-type="float">
            <text:p>0.16099548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9584992718" calcext:value-type="float">
            <text:p>789919584992718</text:p>
          </table:table-cell>
          <table:table-cell office:value-type="float" office:value="3" calcext:value-type="float">
            <text:p>3</text:p>
          </table:table-cell>
          <table:table-cell office:value-type="float" office:value="1.478538076225E+018" calcext:value-type="float">
            <text:p>1.478538076225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20646667" calcext:value-type="float">
            <text:p>0.20646667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9604951214" calcext:value-type="float">
            <text:p>789919604951214</text:p>
          </table:table-cell>
          <table:table-cell office:value-type="float" office:value="3" calcext:value-type="float">
            <text:p>3</text:p>
          </table:table-cell>
          <table:table-cell office:value-type="float" office:value="1.478538076244E+018" calcext:value-type="float">
            <text:p>1.478538076244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19624970745" calcext:value-type="float">
            <text:p>78991962497074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266E+018" calcext:value-type="float">
            <text:p>1.478538076266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43143" calcext:value-type="float">
            <text:p>10.143143</text:p>
          </table:table-cell>
          <table:table-cell office:value-type="float" office:value="789919644929241" calcext:value-type="float">
            <text:p>789919644929241</text:p>
          </table:table-cell>
          <table:table-cell office:value-type="float" office:value="3" calcext:value-type="float">
            <text:p>3</text:p>
          </table:table-cell>
          <table:table-cell office:value-type="float" office:value="1.478538076284E+018" calcext:value-type="float">
            <text:p>1.478538076284E+018</text:p>
          </table:table-cell>
          <table:table-cell table:number-columns-repeated="2"/>
        </table:table-row>
        <table:table-row table:style-name="ro1">
          <table:table-cell office:value-type="float" office:value="-0.56547546" calcext:value-type="float">
            <text:p>-0.56547546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9664918255" calcext:value-type="float">
            <text:p>78991966491825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304E+018" calcext:value-type="float">
            <text:p>1.478538076304E+018</text:p>
          </table:table-cell>
          <table:table-cell table:number-columns-repeated="2"/>
        </table:table-row>
        <table:table-row table:style-name="ro1">
          <table:table-cell office:value-type="float" office:value="-0.57743835" calcext:value-type="float">
            <text:p>-0.57743835</text:p>
          </table:table-cell>
          <table:table-cell office:value-type="float" office:value="0.17416382" calcext:value-type="float">
            <text:p>0.17416382</text:p>
          </table:table-cell>
          <table:table-cell office:value-type="float" office:value="10.127594" calcext:value-type="float">
            <text:p>10.127594</text:p>
          </table:table-cell>
          <table:table-cell office:value-type="float" office:value="789919684907268" calcext:value-type="float">
            <text:p>789919684907268</text:p>
          </table:table-cell>
          <table:table-cell office:value-type="float" office:value="3" calcext:value-type="float">
            <text:p>3</text:p>
          </table:table-cell>
          <table:table-cell office:value-type="float" office:value="1.478538076324E+018" calcext:value-type="float">
            <text:p>1.478538076324E+018</text:p>
          </table:table-cell>
          <table:table-cell table:number-columns-repeated="2"/>
        </table:table-row>
        <table:table-row table:style-name="ro1">
          <table:table-cell office:value-type="float" office:value="-0.5977783" calcext:value-type="float">
            <text:p>-0.5977783</text:p>
          </table:table-cell>
          <table:table-cell office:value-type="float" office:value="0.20526123" calcext:value-type="float">
            <text:p>0.20526123</text:p>
          </table:table-cell>
          <table:table-cell office:value-type="float" office:value="10.175446" calcext:value-type="float">
            <text:p>10.175446</text:p>
          </table:table-cell>
          <table:table-cell office:value-type="float" office:value="789919704865765" calcext:value-type="float">
            <text:p>78991970486576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343E+018" calcext:value-type="float">
            <text:p>1.478538076343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20167542" calcext:value-type="float">
            <text:p>0.20167542</text:p>
          </table:table-cell>
          <table:table-cell office:value-type="float" office:value="10.1622925" calcext:value-type="float">
            <text:p>10.1622925</text:p>
          </table:table-cell>
          <table:table-cell office:value-type="float" office:value="789919725037884" calcext:value-type="float">
            <text:p>7899197250378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6365E+018" calcext:value-type="float">
            <text:p>1.478538076365E+018</text:p>
          </table:table-cell>
          <table:table-cell table:number-columns-repeated="2"/>
        </table:table-row>
        <table:table-row table:style-name="ro1">
          <table:table-cell office:value-type="float" office:value="-0.579834" calcext:value-type="float">
            <text:p>-0.579834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9744843792" calcext:value-type="float">
            <text:p>789919744843792</text:p>
          </table:table-cell>
          <table:table-cell office:value-type="float" office:value="3" calcext:value-type="float">
            <text:p>3</text:p>
          </table:table-cell>
          <table:table-cell office:value-type="float" office:value="1.478538076384E+018" calcext:value-type="float">
            <text:p>1.478538076384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19764832806" calcext:value-type="float">
            <text:p>7899197648328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6404E+018" calcext:value-type="float">
            <text:p>1.478538076404E+018</text:p>
          </table:table-cell>
          <table:table-cell table:number-columns-repeated="2"/>
        </table:table-row>
        <table:table-row table:style-name="ro1">
          <table:table-cell office:value-type="float" office:value="-0.5917969" calcext:value-type="float">
            <text:p>-0.5917969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81427" calcext:value-type="float">
            <text:p>10.181427</text:p>
          </table:table-cell>
          <table:table-cell office:value-type="float" office:value="789919784821819" calcext:value-type="float">
            <text:p>78991978482181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425E+018" calcext:value-type="float">
            <text:p>1.478538076425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6339111" calcext:value-type="float">
            <text:p>0.16339111</text:p>
          </table:table-cell>
          <table:table-cell office:value-type="float" office:value="10.101273" calcext:value-type="float">
            <text:p>10.101273</text:p>
          </table:table-cell>
          <table:table-cell office:value-type="float" office:value="789919804780315" calcext:value-type="float">
            <text:p>78991980478031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446E+018" calcext:value-type="float">
            <text:p>1.478538076446E+018</text:p>
          </table:table-cell>
          <table:table-cell table:number-columns-repeated="2"/>
        </table:table-row>
        <table:table-row table:style-name="ro1">
          <table:table-cell office:value-type="float" office:value="-0.58940125" calcext:value-type="float">
            <text:p>-0.58940125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19824769329" calcext:value-type="float">
            <text:p>78991982476932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464E+018" calcext:value-type="float">
            <text:p>1.478538076464E+018</text:p>
          </table:table-cell>
          <table:table-cell table:number-columns-repeated="2"/>
        </table:table-row>
        <table:table-row table:style-name="ro1">
          <table:table-cell office:value-type="float" office:value="-0.5977783" calcext:value-type="float">
            <text:p>-0.5977783</text:p>
          </table:table-cell>
          <table:table-cell office:value-type="float" office:value="0.16578674" calcext:value-type="float">
            <text:p>0.16578674</text:p>
          </table:table-cell>
          <table:table-cell office:value-type="float" office:value="10.17186" calcext:value-type="float">
            <text:p>10.17186</text:p>
          </table:table-cell>
          <table:table-cell office:value-type="float" office:value="789919844758343" calcext:value-type="float">
            <text:p>78991984475834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484E+018" calcext:value-type="float">
            <text:p>1.478538076484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20526123" calcext:value-type="float">
            <text:p>0.20526123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9864747356" calcext:value-type="float">
            <text:p>789919864747356</text:p>
          </table:table-cell>
          <table:table-cell office:value-type="float" office:value="3" calcext:value-type="float">
            <text:p>3</text:p>
          </table:table-cell>
          <table:table-cell office:value-type="float" office:value="1.478538076504E+018" calcext:value-type="float">
            <text:p>1.478538076504E+018</text:p>
          </table:table-cell>
          <table:table-cell table:number-columns-repeated="2"/>
        </table:table-row>
        <table:table-row table:style-name="ro1">
          <table:table-cell office:value-type="float" office:value="-0.5750427" calcext:value-type="float">
            <text:p>-0.5750427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81427" calcext:value-type="float">
            <text:p>10.181427</text:p>
          </table:table-cell>
          <table:table-cell office:value-type="float" office:value="789919884736370" calcext:value-type="float">
            <text:p>789919884736370</text:p>
          </table:table-cell>
          <table:table-cell office:value-type="float" office:value="3" calcext:value-type="float">
            <text:p>3</text:p>
          </table:table-cell>
          <table:table-cell office:value-type="float" office:value="1.478538076524E+018" calcext:value-type="float">
            <text:p>1.478538076524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8612671" calcext:value-type="float">
            <text:p>0.18612671</text:p>
          </table:table-cell>
          <table:table-cell office:value-type="float" office:value="10.1670685" calcext:value-type="float">
            <text:p>10.1670685</text:p>
          </table:table-cell>
          <table:table-cell office:value-type="float" office:value="789919904725384" calcext:value-type="float">
            <text:p>7899199047253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6551E+018" calcext:value-type="float">
            <text:p>1.478538076551E+018</text:p>
          </table:table-cell>
          <table:table-cell table:number-columns-repeated="2"/>
        </table:table-row>
        <table:table-row table:style-name="ro1">
          <table:table-cell office:value-type="float" office:value="-0.59298706" calcext:value-type="float">
            <text:p>-0.59298706</text:p>
          </table:table-cell>
          <table:table-cell office:value-type="float" office:value="0.16818237" calcext:value-type="float">
            <text:p>0.16818237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19924683880" calcext:value-type="float">
            <text:p>7899199246838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6565E+018" calcext:value-type="float">
            <text:p>1.478538076565E+018</text:p>
          </table:table-cell>
          <table:table-cell table:number-columns-repeated="2"/>
        </table:table-row>
        <table:table-row table:style-name="ro1">
          <table:table-cell office:value-type="float" office:value="-0.6061554" calcext:value-type="float">
            <text:p>-0.6061554</text:p>
          </table:table-cell>
          <table:table-cell office:value-type="float" office:value="0.16937256" calcext:value-type="float">
            <text:p>0.16937256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19944672893" calcext:value-type="float">
            <text:p>7899199446728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584E+018" calcext:value-type="float">
            <text:p>1.478538076584E+018</text:p>
          </table:table-cell>
          <table:table-cell table:number-columns-repeated="2"/>
        </table:table-row>
        <table:table-row table:style-name="ro1">
          <table:table-cell office:value-type="float" office:value="-0.59059143" calcext:value-type="float">
            <text:p>-0.59059143</text:p>
          </table:table-cell>
          <table:table-cell office:value-type="float" office:value="0.1825409" calcext:value-type="float">
            <text:p>0.1825409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19964661907" calcext:value-type="float">
            <text:p>789919964661907</text:p>
          </table:table-cell>
          <table:table-cell office:value-type="float" office:value="3" calcext:value-type="float">
            <text:p>3</text:p>
          </table:table-cell>
          <table:table-cell office:value-type="float" office:value="1.478538076604E+018" calcext:value-type="float">
            <text:p>1.478538076604E+018</text:p>
          </table:table-cell>
          <table:table-cell table:number-columns-repeated="2"/>
        </table:table-row>
        <table:table-row table:style-name="ro1">
          <table:table-cell office:value-type="float" office:value="-0.5714569" calcext:value-type="float">
            <text:p>-0.5714569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47934" calcext:value-type="float">
            <text:p>10.147934</text:p>
          </table:table-cell>
          <table:table-cell office:value-type="float" office:value="789919984650921" calcext:value-type="float">
            <text:p>789919984650921</text:p>
          </table:table-cell>
          <table:table-cell office:value-type="float" office:value="3" calcext:value-type="float">
            <text:p>3</text:p>
          </table:table-cell>
          <table:table-cell office:value-type="float" office:value="1.478538076624E+018" calcext:value-type="float">
            <text:p>1.478538076624E+018</text:p>
          </table:table-cell>
          <table:table-cell table:number-columns-repeated="2"/>
        </table:table-row>
        <table:table-row table:style-name="ro1">
          <table:table-cell office:value-type="float" office:value="-0.58102417" calcext:value-type="float">
            <text:p>-0.58102417</text:p>
          </table:table-cell>
          <table:table-cell office:value-type="float" office:value="0.18971252" calcext:value-type="float">
            <text:p>0.18971252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20004609417" calcext:value-type="float">
            <text:p>7899200046094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6645E+018" calcext:value-type="float">
            <text:p>1.478538076645E+018</text:p>
          </table:table-cell>
          <table:table-cell table:number-columns-repeated="2"/>
        </table:table-row>
        <table:table-row table:style-name="ro1">
          <table:table-cell office:value-type="float" office:value="-0.55111694" calcext:value-type="float">
            <text:p>-0.55111694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20024598431" calcext:value-type="float">
            <text:p>789920024598431</text:p>
          </table:table-cell>
          <table:table-cell office:value-type="float" office:value="3" calcext:value-type="float">
            <text:p>3</text:p>
          </table:table-cell>
          <table:table-cell office:value-type="float" office:value="1.478538076664E+018" calcext:value-type="float">
            <text:p>1.478538076664E+018</text:p>
          </table:table-cell>
          <table:table-cell table:number-columns-repeated="2"/>
        </table:table-row>
        <table:table-row table:style-name="ro1">
          <table:table-cell office:value-type="float" office:value="-0.58221436" calcext:value-type="float">
            <text:p>-0.58221436</text:p>
          </table:table-cell>
          <table:table-cell office:value-type="float" office:value="0.17893982" calcext:value-type="float">
            <text:p>0.17893982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20044587444" calcext:value-type="float">
            <text:p>789920044587444</text:p>
          </table:table-cell>
          <table:table-cell office:value-type="float" office:value="3" calcext:value-type="float">
            <text:p>3</text:p>
          </table:table-cell>
          <table:table-cell office:value-type="float" office:value="1.478538076685E+018" calcext:value-type="float">
            <text:p>1.478538076685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16697693" calcext:value-type="float">
            <text:p>0.16697693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20064576458" calcext:value-type="float">
            <text:p>789920064576458</text:p>
          </table:table-cell>
          <table:table-cell office:value-type="float" office:value="3" calcext:value-type="float">
            <text:p>3</text:p>
          </table:table-cell>
          <table:table-cell office:value-type="float" office:value="1.478538076704E+018" calcext:value-type="float">
            <text:p>1.478538076704E+018</text:p>
          </table:table-cell>
          <table:table-cell table:number-columns-repeated="2"/>
        </table:table-row>
        <table:table-row table:style-name="ro1">
          <table:table-cell office:value-type="float" office:value="-0.61213684" calcext:value-type="float">
            <text:p>-0.61213684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5271" calcext:value-type="float">
            <text:p>10.15271</text:p>
          </table:table-cell>
          <table:table-cell office:value-type="float" office:value="789920084565472" calcext:value-type="float">
            <text:p>789920084565472</text:p>
          </table:table-cell>
          <table:table-cell office:value-type="float" office:value="3" calcext:value-type="float">
            <text:p>3</text:p>
          </table:table-cell>
          <table:table-cell office:value-type="float" office:value="1.478538076724E+018" calcext:value-type="float">
            <text:p>1.478538076724E+018</text:p>
          </table:table-cell>
          <table:table-cell table:number-columns-repeated="2"/>
        </table:table-row>
        <table:table-row table:style-name="ro1">
          <table:table-cell office:value-type="float" office:value="-0.59417725" calcext:value-type="float">
            <text:p>-0.59417725</text:p>
          </table:table-cell>
          <table:table-cell office:value-type="float" office:value="0.18014526" calcext:value-type="float">
            <text:p>0.18014526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20104554485" calcext:value-type="float">
            <text:p>78992010455448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746E+018" calcext:value-type="float">
            <text:p>1.478538076746E+018</text:p>
          </table:table-cell>
          <table:table-cell table:number-columns-repeated="2"/>
        </table:table-row>
        <table:table-row table:style-name="ro1">
          <table:table-cell office:value-type="float" office:value="-0.5116272" calcext:value-type="float">
            <text:p>-0.5116272</text:p>
          </table:table-cell>
          <table:table-cell office:value-type="float" office:value="0.17774963" calcext:value-type="float">
            <text:p>0.17774963</text:p>
          </table:table-cell>
          <table:table-cell office:value-type="float" office:value="9.9158325" calcext:value-type="float">
            <text:p>9.9158325</text:p>
          </table:table-cell>
          <table:table-cell office:value-type="float" office:value="789920124574017" calcext:value-type="float">
            <text:p>7899201245740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6768E+018" calcext:value-type="float">
            <text:p>1.478538076768E+018</text:p>
          </table:table-cell>
          <table:table-cell table:number-columns-repeated="2"/>
        </table:table-row>
        <table:table-row table:style-name="ro1">
          <table:table-cell office:value-type="float" office:value="-0.52479553" calcext:value-type="float">
            <text:p>-0.52479553</text:p>
          </table:table-cell>
          <table:table-cell office:value-type="float" office:value="0.1478424" calcext:value-type="float">
            <text:p>0.1478424</text:p>
          </table:table-cell>
          <table:table-cell office:value-type="float" office:value="10.190994" calcext:value-type="float">
            <text:p>10.190994</text:p>
          </table:table-cell>
          <table:table-cell office:value-type="float" office:value="789920144501995" calcext:value-type="float">
            <text:p>789920144501995</text:p>
          </table:table-cell>
          <table:table-cell office:value-type="float" office:value="3" calcext:value-type="float">
            <text:p>3</text:p>
          </table:table-cell>
          <table:table-cell office:value-type="float" office:value="1.478538076786E+018" calcext:value-type="float">
            <text:p>1.478538076786E+018</text:p>
          </table:table-cell>
          <table:table-cell table:number-columns-repeated="2"/>
        </table:table-row>
        <table:table-row table:style-name="ro1">
          <table:table-cell office:value-type="float" office:value="-0.64682007" calcext:value-type="float">
            <text:p>-0.64682007</text:p>
          </table:table-cell>
          <table:table-cell office:value-type="float" office:value="0.15740967" calcext:value-type="float">
            <text:p>0.15740967</text:p>
          </table:table-cell>
          <table:table-cell office:value-type="float" office:value="10.177841" calcext:value-type="float">
            <text:p>10.177841</text:p>
          </table:table-cell>
          <table:table-cell office:value-type="float" office:value="789920164491009" calcext:value-type="float">
            <text:p>78992016449100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805E+018" calcext:value-type="float">
            <text:p>1.478538076805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22322083" calcext:value-type="float">
            <text:p>0.22322083</text:p>
          </table:table-cell>
          <table:table-cell office:value-type="float" office:value="10.204163" calcext:value-type="float">
            <text:p>10.204163</text:p>
          </table:table-cell>
          <table:table-cell office:value-type="float" office:value="789920184480022" calcext:value-type="float">
            <text:p>789920184480022</text:p>
          </table:table-cell>
          <table:table-cell office:value-type="float" office:value="3" calcext:value-type="float">
            <text:p>3</text:p>
          </table:table-cell>
          <table:table-cell office:value-type="float" office:value="1.478538076825E+018" calcext:value-type="float">
            <text:p>1.478538076825E+018</text:p>
          </table:table-cell>
          <table:table-cell table:number-columns-repeated="2"/>
        </table:table-row>
        <table:table-row table:style-name="ro1">
          <table:table-cell office:value-type="float" office:value="-0.559494" calcext:value-type="float">
            <text:p>-0.559494</text:p>
          </table:table-cell>
          <table:table-cell office:value-type="float" office:value="0.23995972" calcext:value-type="float">
            <text:p>0.23995972</text:p>
          </table:table-cell>
          <table:table-cell office:value-type="float" office:value="10.106049" calcext:value-type="float">
            <text:p>10.106049</text:p>
          </table:table-cell>
          <table:table-cell office:value-type="float" office:value="789920204469036" calcext:value-type="float">
            <text:p>789920204469036</text:p>
          </table:table-cell>
          <table:table-cell office:value-type="float" office:value="3" calcext:value-type="float">
            <text:p>3</text:p>
          </table:table-cell>
          <table:table-cell office:value-type="float" office:value="1.478538076844E+018" calcext:value-type="float">
            <text:p>1.478538076844E+018</text:p>
          </table:table-cell>
          <table:table-cell table:number-columns-repeated="2"/>
        </table:table-row>
        <table:table-row table:style-name="ro1">
          <table:table-cell office:value-type="float" office:value="-0.6061554" calcext:value-type="float">
            <text:p>-0.6061554</text:p>
          </table:table-cell>
          <table:table-cell office:value-type="float" office:value="0.170578" calcext:value-type="float">
            <text:p>0.170578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20224458050" calcext:value-type="float">
            <text:p>789920224458050</text:p>
          </table:table-cell>
          <table:table-cell office:value-type="float" office:value="3" calcext:value-type="float">
            <text:p>3</text:p>
          </table:table-cell>
          <table:table-cell office:value-type="float" office:value="1.478538076866E+018" calcext:value-type="float">
            <text:p>1.478538076866E+018</text:p>
          </table:table-cell>
          <table:table-cell table:number-columns-repeated="2"/>
        </table:table-row>
        <table:table-row table:style-name="ro1">
          <table:table-cell office:value-type="float" office:value="-0.56785583" calcext:value-type="float">
            <text:p>-0.56785583</text:p>
          </table:table-cell>
          <table:table-cell office:value-type="float" office:value="0.15740967" calcext:value-type="float">
            <text:p>0.15740967</text:p>
          </table:table-cell>
          <table:table-cell office:value-type="float" office:value="10.168274" calcext:value-type="float">
            <text:p>10.168274</text:p>
          </table:table-cell>
          <table:table-cell office:value-type="float" office:value="789920244416546" calcext:value-type="float">
            <text:p>789920244416546</text:p>
          </table:table-cell>
          <table:table-cell office:value-type="float" office:value="3" calcext:value-type="float">
            <text:p>3</text:p>
          </table:table-cell>
          <table:table-cell office:value-type="float" office:value="1.478538076886E+018" calcext:value-type="float">
            <text:p>1.478538076886E+018</text:p>
          </table:table-cell>
          <table:table-cell table:number-columns-repeated="2"/>
        </table:table-row>
        <table:table-row table:style-name="ro1">
          <table:table-cell office:value-type="float" office:value="-0.5535126" calcext:value-type="float">
            <text:p>-0.5535126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65878" calcext:value-type="float">
            <text:p>10.165878</text:p>
          </table:table-cell>
          <table:table-cell office:value-type="float" office:value="789920264405559" calcext:value-type="float">
            <text:p>78992026440555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903E+018" calcext:value-type="float">
            <text:p>1.478538076903E+018</text:p>
          </table:table-cell>
          <table:table-cell table:number-columns-repeated="2"/>
        </table:table-row>
        <table:table-row table:style-name="ro1">
          <table:table-cell office:value-type="float" office:value="-0.60853577" calcext:value-type="float">
            <text:p>-0.60853577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20284394573" calcext:value-type="float">
            <text:p>78992028439457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924E+018" calcext:value-type="float">
            <text:p>1.478538076924E+018</text:p>
          </table:table-cell>
          <table:table-cell table:number-columns-repeated="2"/>
        </table:table-row>
        <table:table-row table:style-name="ro1">
          <table:table-cell office:value-type="float" office:value="-0.62049866" calcext:value-type="float">
            <text:p>-0.62049866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20304353069" calcext:value-type="float">
            <text:p>78992030435306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944E+018" calcext:value-type="float">
            <text:p>1.478538076944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21005249" calcext:value-type="float">
            <text:p>0.21005249</text:p>
          </table:table-cell>
          <table:table-cell office:value-type="float" office:value="10.125198" calcext:value-type="float">
            <text:p>10.125198</text:p>
          </table:table-cell>
          <table:table-cell office:value-type="float" office:value="789920324342083" calcext:value-type="float">
            <text:p>789920324342083</text:p>
          </table:table-cell>
          <table:table-cell office:value-type="float" office:value="3" calcext:value-type="float">
            <text:p>3</text:p>
          </table:table-cell>
          <table:table-cell office:value-type="float" office:value="1.478538076964E+018" calcext:value-type="float">
            <text:p>1.478538076964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8373108" calcext:value-type="float">
            <text:p>0.18373108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20344300579" calcext:value-type="float">
            <text:p>789920344300579</text:p>
          </table:table-cell>
          <table:table-cell office:value-type="float" office:value="3" calcext:value-type="float">
            <text:p>3</text:p>
          </table:table-cell>
          <table:table-cell office:value-type="float" office:value="1.478538076984E+018" calcext:value-type="float">
            <text:p>1.478538076984E+018</text:p>
          </table:table-cell>
          <table:table-cell table:number-columns-repeated="2"/>
        </table:table-row>
        <table:table-row table:style-name="ro1">
          <table:table-cell office:value-type="float" office:value="-0.5881958" calcext:value-type="float">
            <text:p>-0.5881958</text:p>
          </table:table-cell>
          <table:table-cell office:value-type="float" office:value="0.15501404" calcext:value-type="float">
            <text:p>0.15501404</text:p>
          </table:table-cell>
          <table:table-cell office:value-type="float" office:value="10.135971" calcext:value-type="float">
            <text:p>10.135971</text:p>
          </table:table-cell>
          <table:table-cell office:value-type="float" office:value="789920364289593" calcext:value-type="float">
            <text:p>789920364289593</text:p>
          </table:table-cell>
          <table:table-cell office:value-type="float" office:value="3" calcext:value-type="float">
            <text:p>3</text:p>
          </table:table-cell>
          <table:table-cell office:value-type="float" office:value="1.478538077004E+018" calcext:value-type="float">
            <text:p>1.478538077004E+018</text:p>
          </table:table-cell>
          <table:table-cell table:number-columns-repeated="2"/>
        </table:table-row>
        <table:table-row table:style-name="ro1">
          <table:table-cell office:value-type="float" office:value="-0.5762329" calcext:value-type="float">
            <text:p>-0.5762329</text:p>
          </table:table-cell>
          <table:table-cell office:value-type="float" office:value="0.1478424" calcext:value-type="float">
            <text:p>0.1478424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20384278606" calcext:value-type="float">
            <text:p>789920384278606</text:p>
          </table:table-cell>
          <table:table-cell office:value-type="float" office:value="3" calcext:value-type="float">
            <text:p>3</text:p>
          </table:table-cell>
          <table:table-cell office:value-type="float" office:value="1.478538077027E+018" calcext:value-type="float">
            <text:p>1.478538077027E+018</text:p>
          </table:table-cell>
          <table:table-cell table:number-columns-repeated="2"/>
        </table:table-row>
        <table:table-row table:style-name="ro1">
          <table:table-cell office:value-type="float" office:value="-0.5570984" calcext:value-type="float">
            <text:p>-0.5570984</text:p>
          </table:table-cell>
          <table:table-cell office:value-type="float" office:value="0.20048523" calcext:value-type="float">
            <text:p>0.20048523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20404267620" calcext:value-type="float">
            <text:p>789920404267620</text:p>
          </table:table-cell>
          <table:table-cell office:value-type="float" office:value="3" calcext:value-type="float">
            <text:p>3</text:p>
          </table:table-cell>
          <table:table-cell office:value-type="float" office:value="1.478538077045E+018" calcext:value-type="float">
            <text:p>1.478538077045E+018</text:p>
          </table:table-cell>
          <table:table-cell table:number-columns-repeated="2"/>
        </table:table-row>
        <table:table-row table:style-name="ro1">
          <table:table-cell office:value-type="float" office:value="-0.57025146" calcext:value-type="float">
            <text:p>-0.57025146</text:p>
          </table:table-cell>
          <table:table-cell office:value-type="float" office:value="0.20526123" calcext:value-type="float">
            <text:p>0.20526123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20424256634" calcext:value-type="float">
            <text:p>789920424256634</text:p>
          </table:table-cell>
          <table:table-cell office:value-type="float" office:value="3" calcext:value-type="float">
            <text:p>3</text:p>
          </table:table-cell>
          <table:table-cell office:value-type="float" office:value="1.478538077066E+018" calcext:value-type="float">
            <text:p>1.478538077066E+018</text:p>
          </table:table-cell>
          <table:table-cell table:number-columns-repeated="2"/>
        </table:table-row>
        <table:table-row table:style-name="ro1">
          <table:table-cell office:value-type="float" office:value="-0.4769287" calcext:value-type="float">
            <text:p>-0.4769287</text:p>
          </table:table-cell>
          <table:table-cell office:value-type="float" office:value="0.2136383" calcext:value-type="float">
            <text:p>0.2136383</text:p>
          </table:table-cell>
          <table:table-cell office:value-type="float" office:value="10.12999" calcext:value-type="float">
            <text:p>10.12999</text:p>
          </table:table-cell>
          <table:table-cell office:value-type="float" office:value="789920444245647" calcext:value-type="float">
            <text:p>789920444245647</text:p>
          </table:table-cell>
          <table:table-cell office:value-type="float" office:value="3" calcext:value-type="float">
            <text:p>3</text:p>
          </table:table-cell>
          <table:table-cell office:value-type="float" office:value="1.478538077084E+018" calcext:value-type="float">
            <text:p>1.478538077084E+018</text:p>
          </table:table-cell>
          <table:table-cell table:number-columns-repeated="2"/>
        </table:table-row>
        <table:table-row table:style-name="ro1">
          <table:table-cell office:value-type="float" office:value="-0.6839142" calcext:value-type="float">
            <text:p>-0.6839142</text:p>
          </table:table-cell>
          <table:table-cell office:value-type="float" office:value="0.09638977" calcext:value-type="float">
            <text:p>0.09638977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789920464234661" calcext:value-type="float">
            <text:p>789920464234661</text:p>
          </table:table-cell>
          <table:table-cell office:value-type="float" office:value="3" calcext:value-type="float">
            <text:p>3</text:p>
          </table:table-cell>
          <table:table-cell office:value-type="float" office:value="1.478538077105E+018" calcext:value-type="float">
            <text:p>1.478538077105E+018</text:p>
          </table:table-cell>
          <table:table-cell table:number-columns-repeated="2"/>
        </table:table-row>
        <table:table-row table:style-name="ro1">
          <table:table-cell office:value-type="float" office:value="-0.70066833" calcext:value-type="float">
            <text:p>-0.70066833</text:p>
          </table:table-cell>
          <table:table-cell office:value-type="float" office:value="0.1490326" calcext:value-type="float">
            <text:p>0.1490326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20484223675" calcext:value-type="float">
            <text:p>789920484223675</text:p>
          </table:table-cell>
          <table:table-cell office:value-type="float" office:value="3" calcext:value-type="float">
            <text:p>3</text:p>
          </table:table-cell>
          <table:table-cell office:value-type="float" office:value="1.478538077124E+018" calcext:value-type="float">
            <text:p>1.478538077124E+018</text:p>
          </table:table-cell>
          <table:table-cell table:number-columns-repeated="2"/>
        </table:table-row>
        <table:table-row table:style-name="ro1">
          <table:table-cell office:value-type="float" office:value="-0.5858154" calcext:value-type="float">
            <text:p>-0.5858154</text:p>
          </table:table-cell>
          <table:table-cell office:value-type="float" office:value="0.24116516" calcext:value-type="float">
            <text:p>0.24116516</text:p>
          </table:table-cell>
          <table:table-cell office:value-type="float" office:value="10.140747" calcext:value-type="float">
            <text:p>10.140747</text:p>
          </table:table-cell>
          <table:table-cell office:value-type="float" office:value="789920504182171" calcext:value-type="float">
            <text:p>789920504182171</text:p>
          </table:table-cell>
          <table:table-cell office:value-type="float" office:value="3" calcext:value-type="float">
            <text:p>3</text:p>
          </table:table-cell>
          <table:table-cell office:value-type="float" office:value="1.478538077144E+018" calcext:value-type="float">
            <text:p>1.478538077144E+018</text:p>
          </table:table-cell>
          <table:table-cell table:number-columns-repeated="2"/>
        </table:table-row>
        <table:table-row table:style-name="ro1">
          <table:table-cell office:value-type="float" office:value="-0.55111694" calcext:value-type="float">
            <text:p>-0.55111694</text:p>
          </table:table-cell>
          <table:table-cell office:value-type="float" office:value="0.19450378" calcext:value-type="float">
            <text:p>0.19450378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20524171184" calcext:value-type="float">
            <text:p>789920524171184</text:p>
          </table:table-cell>
          <table:table-cell office:value-type="float" office:value="3" calcext:value-type="float">
            <text:p>3</text:p>
          </table:table-cell>
          <table:table-cell office:value-type="float" office:value="1.478538077164E+018" calcext:value-type="float">
            <text:p>1.478538077164E+018</text:p>
          </table:table-cell>
          <table:table-cell table:number-columns-repeated="2"/>
        </table:table-row>
        <table:table-row table:style-name="ro1">
          <table:table-cell office:value-type="float" office:value="-0.5116272" calcext:value-type="float">
            <text:p>-0.5116272</text:p>
          </table:table-cell>
          <table:table-cell office:value-type="float" office:value="0.17176819" calcext:value-type="float">
            <text:p>0.17176819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20544160198" calcext:value-type="float">
            <text:p>789920544160198</text:p>
          </table:table-cell>
          <table:table-cell office:value-type="float" office:value="3" calcext:value-type="float">
            <text:p>3</text:p>
          </table:table-cell>
          <table:table-cell office:value-type="float" office:value="1.478538077186E+018" calcext:value-type="float">
            <text:p>1.478538077186E+018</text:p>
          </table:table-cell>
          <table:table-cell table:number-columns-repeated="2"/>
        </table:table-row>
        <table:table-row table:style-name="ro1">
          <table:table-cell office:value-type="float" office:value="-0.49128723" calcext:value-type="float">
            <text:p>-0.49128723</text:p>
          </table:table-cell>
          <table:table-cell office:value-type="float" office:value="0.18133545" calcext:value-type="float">
            <text:p>0.18133545</text:p>
          </table:table-cell>
          <table:table-cell office:value-type="float" office:value="10.159897" calcext:value-type="float">
            <text:p>10.159897</text:p>
          </table:table-cell>
          <table:table-cell office:value-type="float" office:value="789920564149212" calcext:value-type="float">
            <text:p>789920564149212</text:p>
          </table:table-cell>
          <table:table-cell office:value-type="float" office:value="3" calcext:value-type="float">
            <text:p>3</text:p>
          </table:table-cell>
          <table:table-cell office:value-type="float" office:value="1.478538077204E+018" calcext:value-type="float">
            <text:p>1.478538077204E+018</text:p>
          </table:table-cell>
          <table:table-cell table:number-columns-repeated="2"/>
        </table:table-row>
        <table:table-row table:style-name="ro1">
          <table:table-cell office:value-type="float" office:value="-0.6456299" calcext:value-type="float">
            <text:p>-0.6456299</text:p>
          </table:table-cell>
          <table:table-cell office:value-type="float" office:value="0.14305115" calcext:value-type="float">
            <text:p>0.14305115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20584107708" calcext:value-type="float">
            <text:p>789920584107708</text:p>
          </table:table-cell>
          <table:table-cell office:value-type="float" office:value="3" calcext:value-type="float">
            <text:p>3</text:p>
          </table:table-cell>
          <table:table-cell office:value-type="float" office:value="1.478538077231E+018" calcext:value-type="float">
            <text:p>1.478538077231E+018</text:p>
          </table:table-cell>
          <table:table-cell table:number-columns-repeated="2"/>
        </table:table-row>
        <table:table-row table:style-name="ro1">
          <table:table-cell office:value-type="float" office:value="-0.7066498" calcext:value-type="float">
            <text:p>-0.7066498</text:p>
          </table:table-cell>
          <table:table-cell office:value-type="float" office:value="0.16818237" calcext:value-type="float">
            <text:p>0.16818237</text:p>
          </table:table-cell>
          <table:table-cell office:value-type="float" office:value="10.15152" calcext:value-type="float">
            <text:p>10.15152</text:p>
          </table:table-cell>
          <table:table-cell office:value-type="float" office:value="789920604127239" calcext:value-type="float">
            <text:p>789920604127239</text:p>
          </table:table-cell>
          <table:table-cell office:value-type="float" office:value="3" calcext:value-type="float">
            <text:p>3</text:p>
          </table:table-cell>
          <table:table-cell office:value-type="float" office:value="1.478538077248E+018" calcext:value-type="float">
            <text:p>1.478538077248E+018</text:p>
          </table:table-cell>
          <table:table-cell table:number-columns-repeated="2"/>
        </table:table-row>
        <table:table-row table:style-name="ro1">
          <table:table-cell office:value-type="float" office:value="-0.5535126" calcext:value-type="float">
            <text:p>-0.5535126</text:p>
          </table:table-cell>
          <table:table-cell office:value-type="float" office:value="0.23158264" calcext:value-type="float">
            <text:p>0.23158264</text:p>
          </table:table-cell>
          <table:table-cell office:value-type="float" office:value="10.144333" calcext:value-type="float">
            <text:p>10.144333</text:p>
          </table:table-cell>
          <table:table-cell office:value-type="float" office:value="789920624116253" calcext:value-type="float">
            <text:p>789920624116253</text:p>
          </table:table-cell>
          <table:table-cell office:value-type="float" office:value="3" calcext:value-type="float">
            <text:p>3</text:p>
          </table:table-cell>
          <table:table-cell office:value-type="float" office:value="1.478538077266E+018" calcext:value-type="float">
            <text:p>1.478538077266E+018</text:p>
          </table:table-cell>
          <table:table-cell table:number-columns-repeated="2"/>
        </table:table-row>
        <table:table-row table:style-name="ro1">
          <table:table-cell office:value-type="float" office:value="-0.48171997" calcext:value-type="float">
            <text:p>-0.48171997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10.157501" calcext:value-type="float">
            <text:p>10.157501</text:p>
          </table:table-cell>
          <table:table-cell office:value-type="float" office:value="789920644105267" calcext:value-type="float">
            <text:p>789920644105267</text:p>
          </table:table-cell>
          <table:table-cell office:value-type="float" office:value="3" calcext:value-type="float">
            <text:p>3</text:p>
          </table:table-cell>
          <table:table-cell office:value-type="float" office:value="1.478538077286E+018" calcext:value-type="float">
            <text:p>1.478538077286E+018</text:p>
          </table:table-cell>
          <table:table-cell table:number-columns-repeated="2"/>
        </table:table-row>
        <table:table-row table:style-name="ro1">
          <table:table-cell office:value-type="float" office:value="-0.5690613" calcext:value-type="float">
            <text:p>-0.5690613</text:p>
          </table:table-cell>
          <table:table-cell office:value-type="float" office:value="0.16099548" calcext:value-type="float">
            <text:p>0.16099548</text:p>
          </table:table-cell>
          <table:table-cell office:value-type="float" office:value="10.118011" calcext:value-type="float">
            <text:p>10.118011</text:p>
          </table:table-cell>
          <table:table-cell office:value-type="float" office:value="789920664094280" calcext:value-type="float">
            <text:p>789920664094280</text:p>
          </table:table-cell>
          <table:table-cell office:value-type="float" office:value="3" calcext:value-type="float">
            <text:p>3</text:p>
          </table:table-cell>
          <table:table-cell office:value-type="float" office:value="1.478538077306E+018" calcext:value-type="float">
            <text:p>1.478538077306E+018</text:p>
          </table:table-cell>
          <table:table-cell table:number-columns-repeated="2"/>
        </table:table-row>
        <table:table-row table:style-name="ro1">
          <table:table-cell office:value-type="float" office:value="-0.62409973" calcext:value-type="float">
            <text:p>-0.62409973</text:p>
          </table:table-cell>
          <table:table-cell office:value-type="float" office:value="0.16220093" calcext:value-type="float">
            <text:p>0.16220093</text:p>
          </table:table-cell>
          <table:table-cell office:value-type="float" office:value="10.149124" calcext:value-type="float">
            <text:p>10.149124</text:p>
          </table:table-cell>
          <table:table-cell office:value-type="float" office:value="789920684083294" calcext:value-type="float">
            <text:p>789920684083294</text:p>
          </table:table-cell>
          <table:table-cell office:value-type="float" office:value="3" calcext:value-type="float">
            <text:p>3</text:p>
          </table:table-cell>
          <table:table-cell office:value-type="float" office:value="1.478538077325E+018" calcext:value-type="float">
            <text:p>1.478538077325E+018</text:p>
          </table:table-cell>
          <table:table-cell table:number-columns-repeated="2"/>
        </table:table-row>
        <table:table-row table:style-name="ro1">
          <table:table-cell office:value-type="float" office:value="-0.5870056" calcext:value-type="float">
            <text:p>-0.5870056</text:p>
          </table:table-cell>
          <table:table-cell office:value-type="float" office:value="0.21842957" calcext:value-type="float">
            <text:p>0.21842957</text:p>
          </table:table-cell>
          <table:table-cell office:value-type="float" office:value="10.134766" calcext:value-type="float">
            <text:p>10.134766</text:p>
          </table:table-cell>
          <table:table-cell office:value-type="float" office:value="789920704041790" calcext:value-type="float">
            <text:p>789920704041790</text:p>
          </table:table-cell>
          <table:table-cell office:value-type="float" office:value="3" calcext:value-type="float">
            <text:p>3</text:p>
          </table:table-cell>
          <table:table-cell office:value-type="float" office:value="1.478538077344E+018" calcext:value-type="float">
            <text:p>1.478538077344E+018</text:p>
          </table:table-cell>
          <table:table-cell table:number-columns-repeated="2"/>
        </table:table-row>
        <table:table-row table:style-name="ro1">
          <table:table-cell office:value-type="float" office:value="-0.58461" calcext:value-type="float">
            <text:p>-0.58461</text:p>
          </table:table-cell>
          <table:table-cell office:value-type="float" office:value="0.18852234" calcext:value-type="float">
            <text:p>0.18852234</text:p>
          </table:table-cell>
          <table:table-cell office:value-type="float" office:value="10.145538" calcext:value-type="float">
            <text:p>10.145538</text:p>
          </table:table-cell>
          <table:table-cell office:value-type="float" office:value="789920724030804" calcext:value-type="float">
            <text:p>789920724030804</text:p>
          </table:table-cell>
          <table:table-cell office:value-type="float" office:value="3" calcext:value-type="float">
            <text:p>3</text:p>
          </table:table-cell>
          <table:table-cell office:value-type="float" office:value="1.478538077364E+018" calcext:value-type="float">
            <text:p>1.478538077364E+018</text:p>
          </table:table-cell>
          <table:table-cell table:number-columns-repeated="2"/>
        </table:table-row>
        <table:table-row table:style-name="ro1">
          <table:table-cell office:value-type="float" office:value="-0.57862854" calcext:value-type="float">
            <text:p>-0.57862854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139557" calcext:value-type="float">
            <text:p>10.139557</text:p>
          </table:table-cell>
          <table:table-cell office:value-type="float" office:value="789920744019817" calcext:value-type="float">
            <text:p>789920744019817</text:p>
          </table:table-cell>
          <table:table-cell office:value-type="float" office:value="3" calcext:value-type="float">
            <text:p>3</text:p>
          </table:table-cell>
          <table:table-cell office:value-type="float" office:value="1.478538077385E+018" calcext:value-type="float">
            <text:p>1.478538077385E+018</text:p>
          </table:table-cell>
          <table:table-cell table:number-columns-repeated="2"/>
        </table:table-row>
        <table:table-row table:style-name="ro1">
          <table:table-cell office:value-type="float" office:value="-0.5259857" calcext:value-type="float">
            <text:p>-0.5259857</text:p>
          </table:table-cell>
          <table:table-cell office:value-type="float" office:value="0.16578674" calcext:value-type="float">
            <text:p>0.16578674</text:p>
          </table:table-cell>
          <table:table-cell office:value-type="float" office:value="10.156311" calcext:value-type="float">
            <text:p>10.156311</text:p>
          </table:table-cell>
          <table:table-cell office:value-type="float" office:value="789920764008831" calcext:value-type="float">
            <text:p>789920764008831</text:p>
          </table:table-cell>
          <table:table-cell office:value-type="float" office:value="3" calcext:value-type="float">
            <text:p>3</text:p>
          </table:table-cell>
          <table:table-cell office:value-type="float" office:value="1.478538077409E+018" calcext:value-type="float">
            <text:p>1.478538077409E+018</text:p>
          </table:table-cell>
          <table:table-cell table:number-columns-repeated="2"/>
        </table:table-row>
        <table:table-row table:style-name="ro1">
          <table:table-cell office:value-type="float" office:value="-0.5582886" calcext:value-type="float">
            <text:p>-0.5582886</text:p>
          </table:table-cell>
          <table:table-cell office:value-type="float" office:value="0.19689941" calcext:value-type="float">
            <text:p>0.19689941</text:p>
          </table:table-cell>
          <table:table-cell office:value-type="float" office:value="10.150314" calcext:value-type="float">
            <text:p>10.150314</text:p>
          </table:table-cell>
          <table:table-cell office:value-type="float" office:value="789920783997845" calcext:value-type="float">
            <text:p>789920783997845</text:p>
          </table:table-cell>
          <table:table-cell office:value-type="float" office:value="3" calcext:value-type="float">
            <text:p>3</text:p>
          </table:table-cell>
          <table:table-cell office:value-type="float" office:value="1.478538077444E+018" calcext:value-type="float">
            <text:p>1.478538077444E+018</text:p>
          </table:table-cell>
          <table:table-cell table:number-columns-repeated="2"/>
        </table:table-row>
        <table:table-row table:style-name="ro1">
          <table:table-cell office:value-type="float" office:value="-0.6228943" calcext:value-type="float">
            <text:p>-0.6228943</text:p>
          </table:table-cell>
          <table:table-cell office:value-type="float" office:value="0.19927979" calcext:value-type="float">
            <text:p>0.19927979</text:p>
          </table:table-cell>
          <table:table-cell office:value-type="float" office:value="10.133575" calcext:value-type="float">
            <text:p>10.133575</text:p>
          </table:table-cell>
          <table:table-cell office:value-type="float" office:value="789920803956341" calcext:value-type="float">
            <text:p>789920803956341</text:p>
          </table:table-cell>
          <table:table-cell office:value-type="float" office:value="3" calcext:value-type="float">
            <text:p>3</text:p>
          </table:table-cell>
          <table:table-cell office:value-type="float" office:value="1.478538077445E+018" calcext:value-type="float">
            <text:p>1.478538077445E+018</text:p>
          </table:table-cell>
          <table:table-cell table:number-columns-repeated="2"/>
        </table:table-row>
        <table:table-row table:style-name="ro1">
          <table:table-cell office:value-type="float" office:value="-0.5834198" calcext:value-type="float">
            <text:p>-0.5834198</text:p>
          </table:table-cell>
          <table:table-cell office:value-type="float" office:value="0.17655945" calcext:value-type="float">
            <text:p>0.17655945</text:p>
          </table:table-cell>
          <table:table-cell office:value-type="float" office:value="10.229279" calcext:value-type="float">
            <text:p>10.229279</text:p>
          </table:table-cell>
          <table:table-cell office:value-type="float" office:value="789920823945354" calcext:value-type="float">
            <text:p>789920823945354</text:p>
          </table:table-cell>
          <table:table-cell office:value-type="float" office:value="3" calcext:value-type="float">
            <text:p>3</text:p>
          </table:table-cell>
          <table:table-cell office:value-type="float" office:value="1.478538077463E+018" calcext:value-type="float">
            <text:p>1.478538077463E+0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8:02:01.694027126</dc:date>
    <meta:editing-duration>PT21S</meta:editing-duration>
    <meta:editing-cycles>1</meta:editing-cycles>
    <meta:document-statistic meta:table-count="1" meta:cell-count="2479" meta:object-count="0"/>
    <meta:generator>LibreOffice/5.2.2.2.0$Linux_X86_64 LibreOffice_project/20m0$Build-2</meta:generator>
  </office:meta>
</office:document-meta>
</file>